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5edb3"/>
    </style:style>
    <style:style style:name="P2" style:family="paragraph" style:parent-style-name="Standard">
      <style:text-properties officeooo:rsid="00174727" officeooo:paragraph-rsid="00174727"/>
    </style:style>
    <style:style style:name="P3" style:family="paragraph" style:parent-style-name="Standard">
      <style:text-properties officeooo:paragraph-rsid="001848c6"/>
    </style:style>
    <style:style style:name="P4" style:family="paragraph" style:parent-style-name="Standard">
      <style:text-properties fo:font-size="12pt" fo:font-style="normal" officeooo:rsid="00174727" officeooo:paragraph-rsid="00174727" style:font-size-asian="10.5pt" style:font-style-asian="normal" style:font-size-complex="12pt" style:font-style-complex="normal"/>
    </style:style>
    <style:style style:name="P5" style:family="paragraph" style:parent-style-name="Standard">
      <style:text-properties fo:font-size="12pt" fo:font-style="normal" fo:font-weight="bold" officeooo:rsid="00174727" officeooo:paragraph-rsid="00174727" style:font-size-asian="10.5pt" style:font-style-asian="normal" style:font-weight-asian="bold" style:font-size-complex="12pt" style:font-style-complex="normal" style:font-weight-complex="bold"/>
    </style:style>
    <style:style style:name="P6" style:family="paragraph" style:parent-style-name="Standard">
      <style:text-properties fo:font-size="12pt" fo:font-style="normal" fo:font-weight="normal" officeooo:rsid="00174727" officeooo:paragraph-rsid="00174727" style:font-size-asian="10.5pt" style:font-style-asian="normal" style:font-weight-asian="normal" style:font-size-complex="12pt" style:font-style-complex="normal" style:font-weight-complex="normal"/>
    </style:style>
    <style:style style:name="P7" style:family="paragraph" style:parent-style-name="Standard">
      <style:text-properties officeooo:paragraph-rsid="00399563"/>
    </style:style>
    <style:style style:name="P8" style:family="paragraph" style:parent-style-name="Standard">
      <style:text-properties officeooo:paragraph-rsid="003f9030"/>
    </style:style>
    <style:style style:name="P9" style:family="paragraph" style:parent-style-name="Standard">
      <style:text-properties officeooo:paragraph-rsid="0051e0d3"/>
    </style:style>
    <style:style style:name="P10" style:family="paragraph" style:parent-style-name="Standard">
      <style:text-properties officeooo:paragraph-rsid="0073a05d"/>
    </style:style>
    <style:style style:name="P11" style:family="paragraph" style:parent-style-name="Standard">
      <style:text-properties fo:font-size="12pt" fo:font-style="normal" fo:font-weight="normal" officeooo:rsid="00174727" officeooo:paragraph-rsid="00174727" style:font-size-asian="10.5pt" style:font-style-asian="normal" style:font-weight-asian="normal" style:font-size-complex="12pt" style:font-style-complex="normal" style:font-weight-complex="normal"/>
    </style:style>
    <style:style style:name="P12" style:family="paragraph" style:parent-style-name="Standard">
      <style:text-properties style:text-position="0% 100%" style:font-name="Liberation Serif1" fo:font-size="12pt" fo:language="en" fo:country="US" fo:font-style="normal" fo:font-weight="normal" officeooo:rsid="0073a05d" officeooo:paragraph-rsid="0051e0d3" style:font-name-asian="Liberation Serif1" style:font-size-asian="10.5pt" style:font-style-asian="normal" style:font-weight-asian="normal" style:font-name-complex="Liberation Serif1" style:font-size-complex="12pt" style:font-style-complex="normal" style:font-weight-complex="normal"/>
    </style:style>
    <style:style style:name="P13" style:family="paragraph" style:parent-style-name="Standard">
      <style:text-properties officeooo:paragraph-rsid="00174727"/>
    </style:style>
    <style:style style:name="P14" style:family="paragraph" style:parent-style-name="Standard">
      <style:text-properties officeooo:paragraph-rsid="00a0c5bc"/>
    </style:style>
    <style:style style:name="P15" style:family="paragraph" style:parent-style-name="Standard">
      <style:text-properties officeooo:paragraph-rsid="00a49a13"/>
    </style:style>
    <style:style style:name="P16" style:family="paragraph" style:parent-style-name="Standard">
      <style:text-properties officeooo:paragraph-rsid="00a85504"/>
    </style:style>
    <style:style style:name="P17" style:family="paragraph" style:parent-style-name="Standard">
      <style:text-properties officeooo:paragraph-rsid="001848c6"/>
    </style:style>
    <style:style style:name="P18" style:family="paragraph" style:parent-style-name="Standard">
      <style:text-properties officeooo:paragraph-rsid="00ba4b2c"/>
    </style:style>
    <style:style style:name="P19" style:family="paragraph" style:parent-style-name="Standard">
      <style:text-properties officeooo:paragraph-rsid="00808c18"/>
    </style:style>
    <style:style style:name="P20" style:family="paragraph" style:parent-style-name="Standard">
      <style:text-properties officeooo:paragraph-rsid="00c245e8"/>
    </style:style>
    <style:style style:name="P21" style:family="paragraph" style:parent-style-name="Standard">
      <style:text-properties officeooo:paragraph-rsid="00ce5144"/>
    </style:style>
    <style:style style:name="P22" style:family="paragraph" style:parent-style-name="Standard">
      <style:text-properties officeooo:paragraph-rsid="00d117d3"/>
    </style:style>
    <style:style style:name="P23" style:family="paragraph" style:parent-style-name="Standard">
      <style:text-properties officeooo:paragraph-rsid="00e2eab4"/>
    </style:style>
    <style:style style:name="P24" style:family="paragraph" style:parent-style-name="Standard">
      <style:text-properties officeooo:paragraph-rsid="00e85d16"/>
    </style:style>
    <style:style style:name="P25" style:family="paragraph" style:parent-style-name="Standard">
      <style:text-properties officeooo:paragraph-rsid="0015edb3"/>
    </style:style>
    <style:style style:name="T1" style:family="text">
      <style:text-properties fo:font-size="12pt" style:font-size-asian="10.5pt" style:font-size-complex="12pt"/>
    </style:style>
    <style:style style:name="T2" style:family="text">
      <style:text-properties fo:font-size="12pt" officeooo:rsid="0015edb3" style:font-size-asian="10.5pt" style:font-size-complex="12pt"/>
    </style:style>
    <style:style style:name="T3" style:family="text">
      <style:text-properties fo:font-size="12pt" officeooo:rsid="0016b51b" style:font-size-asian="10.5pt" style:font-size-complex="12pt"/>
    </style:style>
    <style:style style:name="T4" style:family="text">
      <style:text-properties fo:font-size="12pt" officeooo:rsid="00ed25aa" style:font-size-asian="10.5pt" style:font-size-complex="12pt"/>
    </style:style>
    <style:style style:name="T5" style:family="text">
      <style:text-properties fo:font-size="12pt" officeooo:rsid="00ee5c1e" style:font-size-asian="10.5pt" style:font-size-complex="12pt"/>
    </style:style>
    <style:style style:name="T6" style:family="text">
      <style:text-properties fo:font-size="12pt" fo:font-style="italic" style:font-size-asian="10.5pt" style:font-style-asian="italic" style:font-size-complex="12pt" style:font-style-complex="italic"/>
    </style:style>
    <style:style style:name="T7" style:family="text">
      <style:text-properties fo:font-size="12pt" fo:font-style="italic" officeooo:rsid="0015edb3" style:font-size-asian="10.5pt" style:font-style-asian="italic" style:font-size-complex="12pt" style:font-style-complex="italic"/>
    </style:style>
    <style:style style:name="T8" style:family="text">
      <style:text-properties fo:font-size="12pt" fo:font-style="italic" officeooo:rsid="0016b51b" style:font-size-asian="10.5pt" style:font-style-asian="italic" style:font-size-complex="12pt" style:font-style-complex="italic"/>
    </style:style>
    <style:style style:name="T9" style:family="text">
      <style:text-properties fo:font-size="12pt" fo:font-style="italic" officeooo:rsid="00174727" style:font-size-asian="10.5pt" style:font-style-asian="italic" style:font-size-complex="12pt" style:font-style-complex="italic"/>
    </style:style>
    <style:style style:name="T10" style:family="text">
      <style:text-properties fo:font-size="12pt" fo:font-style="italic" officeooo:rsid="001c6c48" style:font-size-asian="10.5pt" style:font-style-asian="italic" style:font-size-complex="12pt" style:font-style-complex="italic"/>
    </style:style>
    <style:style style:name="T11" style:family="text">
      <style:text-properties fo:font-size="12pt" fo:font-style="italic" officeooo:rsid="008a4e92" style:font-size-asian="10.5pt" style:font-style-asian="italic" style:font-size-complex="12pt" style:font-style-complex="italic"/>
    </style:style>
    <style:style style:name="T12" style:family="text">
      <style:text-properties fo:font-size="12pt" fo:font-style="italic" officeooo:rsid="00ed25aa" style:font-size-asian="10.5pt" style:font-style-asian="italic" style:font-size-complex="12pt" style:font-style-complex="italic"/>
    </style:style>
    <style:style style:name="T13" style:family="text">
      <style:text-properties fo:font-size="12pt" fo:font-style="italic" fo:font-weight="normal" officeooo:rsid="00df067a" style:font-size-asian="10.5pt" style:font-style-asian="italic" style:font-weight-asian="normal" style:font-size-complex="12pt" style:font-style-complex="italic" style:font-weight-complex="normal"/>
    </style:style>
    <style:style style:name="T14" style:family="text">
      <style:text-properties fo:font-size="12pt" fo:font-style="normal" fo:font-weight="normal" officeooo:rsid="00174727"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8a5984"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8a708d"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af2675"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ba4b2c"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bb58ee"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bcd0ce"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bd921d"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bf44b7"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c0f14c"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c245e8"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c43102"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d117d3"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d6a682"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d8447f"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d9a534"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de848c"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df067a" style:font-size-asian="10.5pt" style:font-style-asian="normal" style:font-weight-asian="normal" style:font-size-complex="12pt" style:font-style-complex="normal" style:font-weight-complex="normal"/>
    </style:style>
    <style:style style:name="T32" style:family="text">
      <style:text-properties style:text-position="sub 58%" fo:font-size="12pt" fo:font-style="normal" fo:font-weight="normal" officeooo:rsid="00174727" style:font-size-asian="10.5pt" style:font-style-asian="normal" style:font-weight-asian="normal" style:font-size-complex="12pt" style:font-style-complex="normal" style:font-weight-complex="normal"/>
    </style:style>
    <style:style style:name="T33" style:family="text">
      <style:text-properties style:text-position="sub 58%" fo:font-size="12pt" fo:font-style="normal" fo:font-weight="normal" officeooo:rsid="008a5984" style:font-size-asian="10.5pt" style:font-style-asian="normal" style:font-weight-asian="normal" style:font-size-complex="12pt" style:font-style-complex="normal" style:font-weight-complex="normal"/>
    </style:style>
    <style:style style:name="T34" style:family="text">
      <style:text-properties style:text-position="sub 58%" fo:font-size="12pt" fo:font-style="normal" fo:font-weight="normal" officeooo:rsid="00c0f14c" style:font-size-asian="10.5pt" style:font-style-asian="normal" style:font-weight-asian="normal" style:font-size-complex="12pt" style:font-style-complex="normal" style:font-weight-complex="normal"/>
    </style:style>
    <style:style style:name="T35" style:family="text">
      <style:text-properties style:text-position="sub 58%" fo:font-size="12pt" fo:font-style="normal" fo:font-weight="normal" officeooo:rsid="00e85d16" style:font-size-asian="10.5pt" style:font-style-asian="normal" style:font-weight-asian="normal" style:font-size-complex="12pt" style:font-style-complex="normal" style:font-weight-complex="normal"/>
    </style:style>
    <style:style style:name="T36" style:family="text">
      <style:text-properties style:text-position="sub 58%" style:font-name="Liberation Serif1" fo:font-size="12pt" fo:language="en" fo:country="US" fo:font-style="normal" fo:font-weight="normal" officeooo:rsid="003e0306" style:font-name-asian="Liberation Serif1" style:font-size-asian="10.5pt" style:font-style-asian="normal" style:font-weight-asian="normal" style:font-name-complex="Liberation Serif1" style:font-size-complex="12pt" style:font-style-complex="normal" style:font-weight-complex="normal"/>
    </style:style>
    <style:style style:name="T37" style:family="text">
      <style:text-properties style:text-position="sub 58%" style:font-name="Liberation Serif1" fo:font-size="12pt" fo:language="en" fo:country="US" fo:font-style="normal" fo:font-weight="normal" officeooo:rsid="007c6da2" style:font-name-asian="Liberation Serif1" style:font-size-asian="10.5pt" style:font-style-asian="normal" style:font-weight-asian="normal" style:font-name-complex="Liberation Serif1" style:font-size-complex="12pt" style:font-style-complex="normal" style:font-weight-complex="normal"/>
    </style:style>
    <style:style style:name="T38" style:family="text">
      <style:text-properties style:text-position="sub 58%" style:font-name="Liberation Serif1" fo:font-size="12pt" fo:language="en" fo:country="US" fo:font-style="normal" fo:font-weight="normal" officeooo:rsid="007e378d" style:font-name-asian="Liberation Serif1" style:font-size-asian="10.5pt" style:font-style-asian="normal" style:font-weight-asian="normal" style:font-name-complex="Liberation Serif1" style:font-size-complex="12pt" style:font-style-complex="normal" style:font-weight-complex="normal"/>
    </style:style>
    <style:style style:name="T39" style:family="text">
      <style:text-properties style:text-position="sub 58%" style:font-name="Liberation Serif1" fo:font-size="12pt" fo:language="en" fo:country="US" fo:font-style="normal" fo:font-weight="normal" officeooo:rsid="00808c18" style:font-name-asian="Liberation Serif1" style:font-size-asian="10.5pt" style:font-style-asian="normal" style:font-weight-asian="normal" style:font-name-complex="Liberation Serif1" style:font-size-complex="12pt" style:font-style-complex="normal" style:font-weight-complex="normal"/>
    </style:style>
    <style:style style:name="T40" style:family="text">
      <style:text-properties style:text-position="sub 58%" fo:font-weight="normal" officeooo:rsid="007ef6be" style:font-weight-asian="normal" style:font-weight-complex="normal"/>
    </style:style>
    <style:style style:name="T41" style:family="text">
      <style:text-properties style:text-position="sub 58%" fo:font-weight="normal" officeooo:rsid="007fba92" style:font-weight-asian="normal" style:font-weight-complex="normal"/>
    </style:style>
    <style:style style:name="T42" style:family="text">
      <style:text-properties style:text-position="sub 58%" fo:font-weight="normal" officeooo:rsid="00779932" style:font-weight-asian="normal" style:font-weight-complex="normal"/>
    </style:style>
    <style:style style:name="T43" style:family="text">
      <style:text-properties style:text-position="sub 58%" style:font-name="Liberation Serif" fo:font-size="12pt" fo:font-style="normal" fo:font-weight="normal" officeooo:rsid="008cf659" style:font-name-asian="NSimSun" style:font-size-asian="10.5pt" style:font-style-asian="normal" style:font-weight-asian="normal" style:font-name-complex="Arial" style:font-size-complex="12pt" style:font-style-complex="normal" style:font-weight-complex="normal"/>
    </style:style>
    <style:style style:name="T44" style:family="text">
      <style:text-properties style:text-position="sub 58%" style:font-name="Liberation Serif" fo:font-size="12pt" fo:font-style="normal" fo:font-weight="normal" officeooo:rsid="008e1cc0" style:font-name-asian="NSimSun" style:font-size-asian="10.5pt" style:font-style-asian="normal" style:font-weight-asian="normal" style:font-name-complex="Arial" style:font-size-complex="12pt" style:font-style-complex="normal" style:font-weight-complex="normal"/>
    </style:style>
    <style:style style:name="T45" style:family="text">
      <style:text-properties style:text-position="sub 58%" style:font-name="Liberation Serif" fo:font-size="12pt" fo:font-style="normal" fo:font-weight="normal" officeooo:rsid="00905a3c" style:font-name-asian="NSimSun" style:font-size-asian="10.5pt" style:font-style-asian="normal" style:font-weight-asian="normal" style:font-name-complex="Arial" style:font-size-complex="12pt" style:font-style-complex="normal" style:font-weight-complex="normal"/>
    </style:style>
    <style:style style:name="T46" style:family="text">
      <style:text-properties style:text-position="sub 58%" style:font-name="Liberation Serif" fo:font-size="12pt" fo:font-style="normal" fo:font-weight="normal" officeooo:rsid="0091deeb" style:font-name-asian="NSimSun" style:font-size-asian="10.5pt" style:font-style-asian="normal" style:font-weight-asian="normal" style:font-name-complex="Arial" style:font-size-complex="12pt" style:font-style-complex="normal" style:font-weight-complex="normal"/>
    </style:style>
    <style:style style:name="T47" style:family="text">
      <style:text-properties style:text-position="sub 58%" style:font-name="Liberation Serif" fo:font-size="12pt" fo:font-style="normal" fo:font-weight="normal" officeooo:rsid="00a56fda" style:font-name-asian="NSimSun" style:font-size-asian="10.5pt" style:font-style-asian="normal" style:font-weight-asian="normal" style:font-name-complex="Arial" style:font-size-complex="12pt" style:font-style-complex="normal" style:font-weight-complex="normal"/>
    </style:style>
    <style:style style:name="T48" style:family="text">
      <style:text-properties style:text-position="sub 58%" style:font-name="Liberation Serif" fo:font-size="12pt" fo:font-style="normal" fo:font-weight="normal" officeooo:rsid="00abf253" style:font-name-asian="NSimSun" style:font-size-asian="10.5pt" style:font-style-asian="normal" style:font-weight-asian="normal" style:font-name-complex="Arial" style:font-size-complex="12pt" style:font-style-complex="normal" style:font-weight-complex="normal"/>
    </style:style>
    <style:style style:name="T49" style:family="text">
      <style:text-properties style:text-position="sub 58%" style:font-name="Liberation Serif" fo:font-size="12pt" fo:font-style="normal" fo:font-weight="normal" officeooo:rsid="00ac3904" style:font-name-asian="NSimSun" style:font-size-asian="10.5pt" style:font-style-asian="normal" style:font-weight-asian="normal" style:font-name-complex="Arial" style:font-size-complex="12pt" style:font-style-complex="normal" style:font-weight-complex="normal"/>
    </style:style>
    <style:style style:name="T50" style:family="text">
      <style:text-properties style:text-position="sub 58%" style:font-name="Liberation Serif" fo:font-size="12pt" fo:font-style="normal" fo:font-weight="normal" officeooo:rsid="00b3460e" style:font-name-asian="NSimSun" style:font-size-asian="10.5pt" style:font-style-asian="normal" style:font-weight-asian="normal" style:font-name-complex="Arial" style:font-size-complex="12pt" style:font-style-complex="normal" style:font-weight-complex="normal"/>
    </style:style>
    <style:style style:name="T51" style:family="text">
      <style:text-properties style:text-position="sub 58%" style:font-name="Liberation Serif" fo:font-size="12pt" fo:font-style="normal" fo:font-weight="normal" officeooo:rsid="00b3a587" style:font-name-asian="NSimSun" style:font-size-asian="10.5pt" style:font-style-asian="normal" style:font-weight-asian="normal" style:font-name-complex="Arial" style:font-size-complex="12pt" style:font-style-complex="normal" style:font-weight-complex="normal"/>
    </style:style>
    <style:style style:name="T52" style:family="text">
      <style:text-properties style:text-position="sub 58%" style:font-name="Liberation Serif" fo:font-size="12pt" fo:font-style="normal" fo:font-weight="normal" officeooo:rsid="00b4a10d" style:font-name-asian="NSimSun" style:font-size-asian="10.5pt" style:font-style-asian="normal" style:font-weight-asian="normal" style:font-name-complex="Arial" style:font-size-complex="12pt" style:font-style-complex="normal" style:font-weight-complex="normal"/>
    </style:style>
    <style:style style:name="T53" style:family="text">
      <style:text-properties style:text-position="sub 58%" style:font-name="Liberation Serif" fo:font-size="12pt" fo:font-style="normal" fo:font-weight="normal" officeooo:rsid="00d3ecee" style:font-name-asian="NSimSun" style:font-size-asian="10.5pt" style:font-style-asian="normal" style:font-weight-asian="normal" style:font-name-complex="Arial" style:font-size-complex="12pt" style:font-style-complex="normal" style:font-weight-complex="normal"/>
    </style:style>
    <style:style style:name="T54" style:family="text">
      <style:text-properties style:text-position="sub 58%" style:font-name="Liberation Serif" fo:font-size="12pt" fo:font-style="normal" fo:font-weight="normal" officeooo:rsid="00d4d4fc" style:font-name-asian="NSimSun" style:font-size-asian="10.5pt" style:font-style-asian="normal" style:font-weight-asian="normal" style:font-name-complex="Arial" style:font-size-complex="12pt" style:font-style-complex="normal" style:font-weight-complex="normal"/>
    </style:style>
    <style:style style:name="T55" style:family="text">
      <style:text-properties style:text-position="sub 58%" style:font-name="Liberation Serif" fo:font-size="12pt" fo:font-style="italic" fo:font-weight="normal" officeooo:rsid="008e1cc0" style:font-name-asian="NSimSun" style:font-size-asian="10.5pt" style:font-style-asian="italic" style:font-weight-asian="normal" style:font-name-complex="Arial" style:font-size-complex="12pt" style:font-style-complex="italic" style:font-weight-complex="normal"/>
    </style:style>
    <style:style style:name="T56" style:family="text">
      <style:text-properties style:text-position="0% 100%" fo:font-size="12pt" fo:font-style="normal" fo:font-weight="normal" officeooo:rsid="001848c6" style:font-size-asian="10.5pt" style:font-style-asian="normal" style:font-weight-asian="normal" style:font-size-complex="12pt" style:font-style-complex="normal" style:font-weight-complex="normal"/>
    </style:style>
    <style:style style:name="T57" style:family="text">
      <style:text-properties style:text-position="0% 100%" fo:font-size="12pt" fo:font-style="normal" fo:font-weight="normal" officeooo:rsid="00174727" style:font-size-asian="10.5pt" style:font-style-asian="normal" style:font-weight-asian="normal" style:font-size-complex="12pt" style:font-style-complex="normal" style:font-weight-complex="normal"/>
    </style:style>
    <style:style style:name="T58" style:family="text">
      <style:text-properties style:text-position="0% 100%" fo:font-size="12pt" fo:font-style="normal" fo:font-weight="normal" officeooo:rsid="0019ec53" style:font-size-asian="10.5pt" style:font-style-asian="normal" style:font-weight-asian="normal" style:font-size-complex="12pt" style:font-style-complex="normal" style:font-weight-complex="normal"/>
    </style:style>
    <style:style style:name="T59" style:family="text">
      <style:text-properties style:text-position="0% 100%" fo:font-size="12pt" fo:font-style="normal" fo:font-weight="normal" officeooo:rsid="001f57a2" style:font-size-asian="10.5pt" style:font-style-asian="normal" style:font-weight-asian="normal" style:font-size-complex="12pt" style:font-style-complex="normal" style:font-weight-complex="normal"/>
    </style:style>
    <style:style style:name="T60" style:family="text">
      <style:text-properties style:text-position="0% 100%" fo:font-size="12pt" fo:font-style="normal" fo:font-weight="normal" officeooo:rsid="002f743c" style:font-size-asian="10.5pt" style:font-style-asian="normal" style:font-weight-asian="normal" style:font-size-complex="12pt" style:font-style-complex="normal" style:font-weight-complex="normal"/>
    </style:style>
    <style:style style:name="T61" style:family="text">
      <style:text-properties style:text-position="0% 100%" fo:font-size="12pt" fo:font-style="normal" fo:font-weight="normal" officeooo:rsid="0036e922" style:font-size-asian="10.5pt" style:font-style-asian="normal" style:font-weight-asian="normal" style:font-size-complex="12pt" style:font-style-complex="normal" style:font-weight-complex="normal"/>
    </style:style>
    <style:style style:name="T62" style:family="text">
      <style:text-properties style:text-position="0% 100%" fo:font-size="12pt" fo:font-style="normal" fo:font-weight="normal" officeooo:rsid="008a5984" style:font-size-asian="10.5pt" style:font-style-asian="normal" style:font-weight-asian="normal" style:font-size-complex="12pt" style:font-style-complex="normal" style:font-weight-complex="normal"/>
    </style:style>
    <style:style style:name="T63" style:family="text">
      <style:text-properties style:text-position="0% 100%" fo:font-size="12pt" fo:font-style="normal" fo:font-weight="normal" officeooo:rsid="008bb6e9" style:font-size-asian="10.5pt" style:font-style-asian="normal" style:font-weight-asian="normal" style:font-size-complex="12pt" style:font-style-complex="normal" style:font-weight-complex="normal"/>
    </style:style>
    <style:style style:name="T64" style:family="text">
      <style:text-properties style:text-position="0% 100%" fo:font-size="12pt" fo:font-style="normal" fo:font-weight="normal" officeooo:rsid="008cf659" style:font-size-asian="10.5pt" style:font-style-asian="normal" style:font-weight-asian="normal" style:font-size-complex="12pt" style:font-style-complex="normal" style:font-weight-complex="normal"/>
    </style:style>
    <style:style style:name="T65" style:family="text">
      <style:text-properties style:text-position="0% 100%" fo:font-size="12pt" fo:font-style="normal" fo:font-weight="normal" officeooo:rsid="00905a3c" style:font-size-asian="10.5pt" style:font-style-asian="normal" style:font-weight-asian="normal" style:font-size-complex="12pt" style:font-style-complex="normal" style:font-weight-complex="normal"/>
    </style:style>
    <style:style style:name="T66" style:family="text">
      <style:text-properties style:text-position="0% 100%" fo:font-size="12pt" fo:font-style="normal" fo:font-weight="normal" officeooo:rsid="009db389" style:font-size-asian="10.5pt" style:font-style-asian="normal" style:font-weight-asian="normal" style:font-size-complex="12pt" style:font-style-complex="normal" style:font-weight-complex="normal"/>
    </style:style>
    <style:style style:name="T67" style:family="text">
      <style:text-properties style:text-position="0% 100%" fo:font-size="12pt" fo:font-style="normal" fo:font-weight="normal" officeooo:rsid="00c0f14c" style:font-size-asian="10.5pt" style:font-style-asian="normal" style:font-weight-asian="normal" style:font-size-complex="12pt" style:font-style-complex="normal" style:font-weight-complex="normal"/>
    </style:style>
    <style:style style:name="T68" style:family="text">
      <style:text-properties style:text-position="0% 100%" fo:font-size="12pt" fo:font-style="normal" fo:font-weight="normal" officeooo:rsid="00c245e8" style:font-size-asian="10.5pt" style:font-style-asian="normal" style:font-weight-asian="normal" style:font-size-complex="12pt" style:font-style-complex="normal" style:font-weight-complex="normal"/>
    </style:style>
    <style:style style:name="T69" style:family="text">
      <style:text-properties style:text-position="0% 100%" fo:font-size="12pt" fo:font-style="normal" fo:font-weight="normal" officeooo:rsid="00de033e" style:font-size-asian="10.5pt" style:font-style-asian="normal" style:font-weight-asian="normal" style:font-size-complex="12pt" style:font-style-complex="normal" style:font-weight-complex="normal"/>
    </style:style>
    <style:style style:name="T70" style:family="text">
      <style:text-properties style:text-position="0% 100%" fo:font-size="12pt" fo:font-style="normal" fo:font-weight="normal" officeooo:rsid="00de848c" style:font-size-asian="10.5pt" style:font-style-asian="normal" style:font-weight-asian="normal" style:font-size-complex="12pt" style:font-style-complex="normal" style:font-weight-complex="normal"/>
    </style:style>
    <style:style style:name="T71" style:family="text">
      <style:text-properties style:text-position="0% 100%" fo:font-size="12pt" fo:font-style="normal" fo:font-weight="normal" officeooo:rsid="00df067a" style:font-size-asian="10.5pt" style:font-style-asian="normal" style:font-weight-asian="normal" style:font-size-complex="12pt" style:font-style-complex="normal" style:font-weight-complex="normal"/>
    </style:style>
    <style:style style:name="T72" style:family="text">
      <style:text-properties style:text-position="0% 100%" fo:font-size="12pt" fo:font-style="normal" fo:font-weight="normal" officeooo:rsid="00e85d16" style:font-size-asian="10.5pt" style:font-style-asian="normal" style:font-weight-asian="normal" style:font-size-complex="12pt" style:font-style-complex="normal" style:font-weight-complex="normal"/>
    </style:style>
    <style:style style:name="T73" style:family="text">
      <style:text-properties style:text-position="0% 100%" fo:font-size="12pt" fo:font-style="normal" fo:font-weight="bold" officeooo:rsid="00174727" style:font-size-asian="10.5pt" style:font-style-asian="normal" style:font-weight-asian="bold" style:font-size-complex="12pt" style:font-style-complex="normal" style:font-weight-complex="bold"/>
    </style:style>
    <style:style style:name="T74" style:family="text">
      <style:text-properties style:text-position="0% 100%" fo:font-size="12pt" fo:font-style="italic" fo:font-weight="normal" officeooo:rsid="00174727" style:font-size-asian="10.5pt" style:font-style-asian="italic" style:font-weight-asian="normal" style:font-size-complex="12pt" style:font-style-complex="italic" style:font-weight-complex="normal"/>
    </style:style>
    <style:style style:name="T75" style:family="text">
      <style:text-properties style:text-position="0% 100%" style:font-name="Liberation Serif1" fo:font-size="12pt" fo:font-style="normal" fo:font-weight="normal" officeooo:rsid="001848c6" style:font-name-asian="Liberation Serif1" style:font-size-asian="10.5pt" style:font-style-asian="normal" style:font-weight-asian="normal" style:font-name-complex="Liberation Serif1" style:font-size-complex="12pt" style:font-style-complex="normal" style:font-weight-complex="normal"/>
    </style:style>
    <style:style style:name="T76" style:family="text">
      <style:text-properties style:text-position="0% 100%" style:font-name="Liberation Serif1" fo:font-size="12pt" fo:font-style="normal" fo:font-weight="normal" officeooo:rsid="00ba4b2c" style:font-name-asian="Liberation Serif1" style:font-size-asian="10.5pt" style:font-style-asian="normal" style:font-weight-asian="normal" style:font-name-complex="Liberation Serif1" style:font-size-complex="12pt" style:font-style-complex="normal" style:font-weight-complex="normal"/>
    </style:style>
    <style:style style:name="T77" style:family="text">
      <style:text-properties style:text-position="0% 100%" style:font-name="Liberation Serif1" fo:font-size="12pt" fo:language="en" fo:country="US" fo:font-style="normal" fo:font-weight="normal" officeooo:rsid="001bd7ac" style:font-name-asian="Liberation Serif1" style:font-size-asian="10.5pt" style:font-style-asian="normal" style:font-weight-asian="normal" style:font-name-complex="Liberation Serif1" style:font-size-complex="12pt" style:font-style-complex="normal" style:font-weight-complex="normal"/>
    </style:style>
    <style:style style:name="T78" style:family="text">
      <style:text-properties style:text-position="0% 100%" style:font-name="Liberation Serif1" fo:font-size="12pt" fo:language="en" fo:country="US" fo:font-style="normal" fo:font-weight="normal" officeooo:rsid="001f57a2" style:font-name-asian="Liberation Serif1" style:font-size-asian="10.5pt" style:font-style-asian="normal" style:font-weight-asian="normal" style:font-name-complex="Liberation Serif1" style:font-size-complex="12pt" style:font-style-complex="normal" style:font-weight-complex="normal"/>
    </style:style>
    <style:style style:name="T79" style:family="text">
      <style:text-properties style:text-position="0% 100%" style:font-name="Liberation Serif1" fo:font-size="12pt" fo:language="en" fo:country="US" fo:font-style="normal" fo:font-weight="normal" officeooo:rsid="0020c3c3" style:font-name-asian="Liberation Serif1" style:font-size-asian="10.5pt" style:font-style-asian="normal" style:font-weight-asian="normal" style:font-name-complex="Liberation Serif1" style:font-size-complex="12pt" style:font-style-complex="normal" style:font-weight-complex="normal"/>
    </style:style>
    <style:style style:name="T80" style:family="text">
      <style:text-properties style:text-position="0% 100%" style:font-name="Liberation Serif1" fo:font-size="12pt" fo:language="en" fo:country="US" fo:font-style="normal" fo:font-weight="normal" officeooo:rsid="0022867a" style:font-name-asian="Liberation Serif1" style:font-size-asian="10.5pt" style:font-style-asian="normal" style:font-weight-asian="normal" style:font-name-complex="Liberation Serif1" style:font-size-complex="12pt" style:font-style-complex="normal" style:font-weight-complex="normal"/>
    </style:style>
    <style:style style:name="T81" style:family="text">
      <style:text-properties style:text-position="0% 100%" style:font-name="Liberation Serif1" fo:font-size="12pt" fo:language="en" fo:country="US" fo:font-style="normal" fo:font-weight="normal" officeooo:rsid="0022f96b" style:font-name-asian="Liberation Serif1" style:font-size-asian="10.5pt" style:font-style-asian="normal" style:font-weight-asian="normal" style:font-name-complex="Liberation Serif1" style:font-size-complex="12pt" style:font-style-complex="normal" style:font-weight-complex="normal"/>
    </style:style>
    <style:style style:name="T82" style:family="text">
      <style:text-properties style:text-position="0% 100%" style:font-name="Liberation Serif1" fo:font-size="12pt" fo:language="en" fo:country="US" fo:font-style="normal" fo:font-weight="normal" officeooo:rsid="00249c1f" style:font-name-asian="Liberation Serif1" style:font-size-asian="10.5pt" style:font-style-asian="normal" style:font-weight-asian="normal" style:font-name-complex="Liberation Serif1" style:font-size-complex="12pt" style:font-style-complex="normal" style:font-weight-complex="normal"/>
    </style:style>
    <style:style style:name="T83" style:family="text">
      <style:text-properties style:text-position="0% 100%" style:font-name="Liberation Serif1" fo:font-size="12pt" fo:language="en" fo:country="US" fo:font-style="normal" fo:font-weight="normal" officeooo:rsid="00258af7" style:font-name-asian="Liberation Serif1" style:font-size-asian="10.5pt" style:font-style-asian="normal" style:font-weight-asian="normal" style:font-name-complex="Liberation Serif1" style:font-size-complex="12pt" style:font-style-complex="normal" style:font-weight-complex="normal"/>
    </style:style>
    <style:style style:name="T84" style:family="text">
      <style:text-properties style:text-position="0% 100%" style:font-name="Liberation Serif1" fo:font-size="12pt" fo:language="en" fo:country="US" fo:font-style="normal" fo:font-weight="normal" officeooo:rsid="0025f299" style:font-name-asian="Liberation Serif1" style:font-size-asian="10.5pt" style:font-style-asian="normal" style:font-weight-asian="normal" style:font-name-complex="Liberation Serif1" style:font-size-complex="12pt" style:font-style-complex="normal" style:font-weight-complex="normal"/>
    </style:style>
    <style:style style:name="T85" style:family="text">
      <style:text-properties style:text-position="0% 100%" style:font-name="Liberation Serif1" fo:font-size="12pt" fo:language="en" fo:country="US" fo:font-style="normal" fo:font-weight="normal" officeooo:rsid="00262516" style:font-name-asian="Liberation Serif1" style:font-size-asian="10.5pt" style:font-style-asian="normal" style:font-weight-asian="normal" style:font-name-complex="Liberation Serif1" style:font-size-complex="12pt" style:font-style-complex="normal" style:font-weight-complex="normal"/>
    </style:style>
    <style:style style:name="T86" style:family="text">
      <style:text-properties style:text-position="0% 100%" style:font-name="Liberation Serif1" fo:font-size="12pt" fo:language="en" fo:country="US" fo:font-style="normal" fo:font-weight="normal" officeooo:rsid="002761f1" style:font-name-asian="Liberation Serif1" style:font-size-asian="10.5pt" style:font-style-asian="normal" style:font-weight-asian="normal" style:font-name-complex="Liberation Serif1" style:font-size-complex="12pt" style:font-style-complex="normal" style:font-weight-complex="normal"/>
    </style:style>
    <style:style style:name="T87" style:family="text">
      <style:text-properties style:text-position="0% 100%" style:font-name="Liberation Serif1" fo:font-size="12pt" fo:language="en" fo:country="US" fo:font-style="normal" fo:font-weight="normal" officeooo:rsid="00291159" style:font-name-asian="Liberation Serif1" style:font-size-asian="10.5pt" style:font-style-asian="normal" style:font-weight-asian="normal" style:font-name-complex="Liberation Serif1" style:font-size-complex="12pt" style:font-style-complex="normal" style:font-weight-complex="normal"/>
    </style:style>
    <style:style style:name="T88" style:family="text">
      <style:text-properties style:text-position="0% 100%" style:font-name="Liberation Serif1" fo:font-size="12pt" fo:language="en" fo:country="US" fo:font-style="normal" fo:font-weight="normal" officeooo:rsid="002c4916" style:font-name-asian="Liberation Serif1" style:font-size-asian="10.5pt" style:font-style-asian="normal" style:font-weight-asian="normal" style:font-name-complex="Liberation Serif1" style:font-size-complex="12pt" style:font-style-complex="normal" style:font-weight-complex="normal"/>
    </style:style>
    <style:style style:name="T89" style:family="text">
      <style:text-properties style:text-position="0% 100%" style:font-name="Liberation Serif1" fo:font-size="12pt" fo:language="en" fo:country="US" fo:font-style="normal" fo:font-weight="normal" officeooo:rsid="002d00df" style:font-name-asian="Liberation Serif1" style:font-size-asian="10.5pt" style:font-style-asian="normal" style:font-weight-asian="normal" style:font-name-complex="Liberation Serif1" style:font-size-complex="12pt" style:font-style-complex="normal" style:font-weight-complex="normal"/>
    </style:style>
    <style:style style:name="T90" style:family="text">
      <style:text-properties style:text-position="0% 100%" style:font-name="Liberation Serif1" fo:font-size="12pt" fo:language="en" fo:country="US" fo:font-style="normal" fo:font-weight="normal" officeooo:rsid="00338a7b" style:font-name-asian="Liberation Serif1" style:font-size-asian="10.5pt" style:font-style-asian="normal" style:font-weight-asian="normal" style:font-name-complex="Liberation Serif1" style:font-size-complex="12pt" style:font-style-complex="normal" style:font-weight-complex="normal"/>
    </style:style>
    <style:style style:name="T91" style:family="text">
      <style:text-properties style:text-position="0% 100%" style:font-name="Liberation Serif1" fo:font-size="12pt" fo:language="en" fo:country="US" fo:font-style="normal" fo:font-weight="normal" officeooo:rsid="003437d6" style:font-name-asian="Liberation Serif1" style:font-size-asian="10.5pt" style:font-style-asian="normal" style:font-weight-asian="normal" style:font-name-complex="Liberation Serif1" style:font-size-complex="12pt" style:font-style-complex="normal" style:font-weight-complex="normal"/>
    </style:style>
    <style:style style:name="T92" style:family="text">
      <style:text-properties style:text-position="0% 100%" style:font-name="Liberation Serif1" fo:font-size="12pt" fo:language="en" fo:country="US" fo:font-style="normal" fo:font-weight="normal" officeooo:rsid="0035f7bd" style:font-name-asian="Liberation Serif1" style:font-size-asian="10.5pt" style:font-style-asian="normal" style:font-weight-asian="normal" style:font-name-complex="Liberation Serif1" style:font-size-complex="12pt" style:font-style-complex="normal" style:font-weight-complex="normal"/>
    </style:style>
    <style:style style:name="T93" style:family="text">
      <style:text-properties style:text-position="0% 100%" style:font-name="Liberation Serif1" fo:font-size="12pt" fo:language="en" fo:country="US" fo:font-style="normal" fo:font-weight="normal" officeooo:rsid="0036e922" style:font-name-asian="Liberation Serif1" style:font-size-asian="10.5pt" style:font-style-asian="normal" style:font-weight-asian="normal" style:font-name-complex="Liberation Serif1" style:font-size-complex="12pt" style:font-style-complex="normal" style:font-weight-complex="normal"/>
    </style:style>
    <style:style style:name="T94" style:family="text">
      <style:text-properties style:text-position="0% 100%" style:font-name="Liberation Serif1" fo:font-size="12pt" fo:language="en" fo:country="US" fo:font-style="normal" fo:font-weight="normal" officeooo:rsid="00379a44" style:font-name-asian="Liberation Serif1" style:font-size-asian="10.5pt" style:font-style-asian="normal" style:font-weight-asian="normal" style:font-name-complex="Liberation Serif1" style:font-size-complex="12pt" style:font-style-complex="normal" style:font-weight-complex="normal"/>
    </style:style>
    <style:style style:name="T95" style:family="text">
      <style:text-properties style:text-position="0% 100%" style:font-name="Liberation Serif1" fo:font-size="12pt" fo:language="en" fo:country="US" fo:font-style="normal" fo:font-weight="normal" officeooo:rsid="00399563" style:font-name-asian="Liberation Serif1" style:font-size-asian="10.5pt" style:font-style-asian="normal" style:font-weight-asian="normal" style:font-name-complex="Liberation Serif1" style:font-size-complex="12pt" style:font-style-complex="normal" style:font-weight-complex="normal"/>
    </style:style>
    <style:style style:name="T96" style:family="text">
      <style:text-properties style:text-position="0% 100%" style:font-name="Liberation Serif1" fo:font-size="12pt" fo:language="en" fo:country="US" fo:font-style="normal" fo:font-weight="normal" officeooo:rsid="003b044b" style:font-name-asian="Liberation Serif1" style:font-size-asian="10.5pt" style:font-style-asian="normal" style:font-weight-asian="normal" style:font-name-complex="Liberation Serif1" style:font-size-complex="12pt" style:font-style-complex="normal" style:font-weight-complex="normal"/>
    </style:style>
    <style:style style:name="T97" style:family="text">
      <style:text-properties style:text-position="0% 100%" style:font-name="Liberation Serif1" fo:font-size="12pt" fo:language="en" fo:country="US" fo:font-style="normal" fo:font-weight="normal" officeooo:rsid="003ba3af" style:font-name-asian="Liberation Serif1" style:font-size-asian="10.5pt" style:font-style-asian="normal" style:font-weight-asian="normal" style:font-name-complex="Liberation Serif1" style:font-size-complex="12pt" style:font-style-complex="normal" style:font-weight-complex="normal"/>
    </style:style>
    <style:style style:name="T98" style:family="text">
      <style:text-properties style:text-position="0% 100%" style:font-name="Liberation Serif1" fo:font-size="12pt" fo:language="en" fo:country="US" fo:font-style="normal" fo:font-weight="normal" officeooo:rsid="003c23a8" style:font-name-asian="Liberation Serif1" style:font-size-asian="10.5pt" style:font-style-asian="normal" style:font-weight-asian="normal" style:font-name-complex="Liberation Serif1" style:font-size-complex="12pt" style:font-style-complex="normal" style:font-weight-complex="normal"/>
    </style:style>
    <style:style style:name="T99" style:family="text">
      <style:text-properties style:text-position="0% 100%" style:font-name="Liberation Serif1" fo:font-size="12pt" fo:language="en" fo:country="US" fo:font-style="normal" fo:font-weight="normal" officeooo:rsid="003d5a16" style:font-name-asian="Liberation Serif1" style:font-size-asian="10.5pt" style:font-style-asian="normal" style:font-weight-asian="normal" style:font-name-complex="Liberation Serif1" style:font-size-complex="12pt" style:font-style-complex="normal" style:font-weight-complex="normal"/>
    </style:style>
    <style:style style:name="T100" style:family="text">
      <style:text-properties style:text-position="0% 100%" style:font-name="Liberation Serif1" fo:font-size="12pt" fo:language="en" fo:country="US" fo:font-style="normal" fo:font-weight="normal" officeooo:rsid="003e0306" style:font-name-asian="Liberation Serif1" style:font-size-asian="10.5pt" style:font-style-asian="normal" style:font-weight-asian="normal" style:font-name-complex="Liberation Serif1" style:font-size-complex="12pt" style:font-style-complex="normal" style:font-weight-complex="normal"/>
    </style:style>
    <style:style style:name="T101" style:family="text">
      <style:text-properties style:text-position="0% 100%" style:font-name="Liberation Serif1" fo:font-size="12pt" fo:language="en" fo:country="US" fo:font-style="normal" fo:font-weight="normal" officeooo:rsid="003f9030" style:font-name-asian="Liberation Serif1" style:font-size-asian="10.5pt" style:font-style-asian="normal" style:font-weight-asian="normal" style:font-name-complex="Liberation Serif1" style:font-size-complex="12pt" style:font-style-complex="normal" style:font-weight-complex="normal"/>
    </style:style>
    <style:style style:name="T102" style:family="text">
      <style:text-properties style:text-position="0% 100%" style:font-name="Liberation Serif1" fo:font-size="12pt" fo:language="en" fo:country="US" fo:font-style="normal" fo:font-weight="normal" officeooo:rsid="00408775" style:font-name-asian="Liberation Serif1" style:font-size-asian="10.5pt" style:font-style-asian="normal" style:font-weight-asian="normal" style:font-name-complex="Liberation Serif1" style:font-size-complex="12pt" style:font-style-complex="normal" style:font-weight-complex="normal"/>
    </style:style>
    <style:style style:name="T103" style:family="text">
      <style:text-properties style:text-position="0% 100%" style:font-name="Liberation Serif1" fo:font-size="12pt" fo:language="en" fo:country="US" fo:font-style="normal" fo:font-weight="normal" officeooo:rsid="0041a027" style:font-name-asian="Liberation Serif1" style:font-size-asian="10.5pt" style:font-style-asian="normal" style:font-weight-asian="normal" style:font-name-complex="Liberation Serif1" style:font-size-complex="12pt" style:font-style-complex="normal" style:font-weight-complex="normal"/>
    </style:style>
    <style:style style:name="T104" style:family="text">
      <style:text-properties style:text-position="0% 100%" style:font-name="Liberation Serif1" fo:font-size="12pt" fo:language="en" fo:country="US" fo:font-style="normal" fo:font-weight="normal" officeooo:rsid="004385fb" style:font-name-asian="Liberation Serif1" style:font-size-asian="10.5pt" style:font-style-asian="normal" style:font-weight-asian="normal" style:font-name-complex="Liberation Serif1" style:font-size-complex="12pt" style:font-style-complex="normal" style:font-weight-complex="normal"/>
    </style:style>
    <style:style style:name="T105" style:family="text">
      <style:text-properties style:text-position="0% 100%" style:font-name="Liberation Serif1" fo:font-size="12pt" fo:language="en" fo:country="US" fo:font-style="normal" fo:font-weight="normal" officeooo:rsid="0043f117" style:font-name-asian="Liberation Serif1" style:font-size-asian="10.5pt" style:font-style-asian="normal" style:font-weight-asian="normal" style:font-name-complex="Liberation Serif1" style:font-size-complex="12pt" style:font-style-complex="normal" style:font-weight-complex="normal"/>
    </style:style>
    <style:style style:name="T106" style:family="text">
      <style:text-properties style:text-position="0% 100%" style:font-name="Liberation Serif1" fo:font-size="12pt" fo:language="en" fo:country="US" fo:font-style="normal" fo:font-weight="normal" officeooo:rsid="0045c187" style:font-name-asian="Liberation Serif1" style:font-size-asian="10.5pt" style:font-style-asian="normal" style:font-weight-asian="normal" style:font-name-complex="Liberation Serif1" style:font-size-complex="12pt" style:font-style-complex="normal" style:font-weight-complex="normal"/>
    </style:style>
    <style:style style:name="T107" style:family="text">
      <style:text-properties style:text-position="0% 100%" style:font-name="Liberation Serif1" fo:font-size="12pt" fo:language="en" fo:country="US" fo:font-style="normal" fo:font-weight="normal" officeooo:rsid="00462865" style:font-name-asian="Liberation Serif1" style:font-size-asian="10.5pt" style:font-style-asian="normal" style:font-weight-asian="normal" style:font-name-complex="Liberation Serif1" style:font-size-complex="12pt" style:font-style-complex="normal" style:font-weight-complex="normal"/>
    </style:style>
    <style:style style:name="T108" style:family="text">
      <style:text-properties style:text-position="0% 100%" style:font-name="Liberation Serif1" fo:font-size="12pt" fo:language="en" fo:country="US" fo:font-style="normal" fo:font-weight="normal" officeooo:rsid="0046b7b8" style:font-name-asian="Liberation Serif1" style:font-size-asian="10.5pt" style:font-style-asian="normal" style:font-weight-asian="normal" style:font-name-complex="Liberation Serif1" style:font-size-complex="12pt" style:font-style-complex="normal" style:font-weight-complex="normal"/>
    </style:style>
    <style:style style:name="T109" style:family="text">
      <style:text-properties style:text-position="0% 100%" style:font-name="Liberation Serif1" fo:font-size="12pt" fo:language="en" fo:country="US" fo:font-style="normal" fo:font-weight="normal" officeooo:rsid="004aff02" style:font-name-asian="Liberation Serif1" style:font-size-asian="10.5pt" style:font-style-asian="normal" style:font-weight-asian="normal" style:font-name-complex="Liberation Serif1" style:font-size-complex="12pt" style:font-style-complex="normal" style:font-weight-complex="normal"/>
    </style:style>
    <style:style style:name="T110" style:family="text">
      <style:text-properties style:text-position="0% 100%" style:font-name="Liberation Serif1" fo:font-size="12pt" fo:language="en" fo:country="US" fo:font-style="normal" fo:font-weight="normal" officeooo:rsid="004c4354" style:font-name-asian="Liberation Serif1" style:font-size-asian="10.5pt" style:font-style-asian="normal" style:font-weight-asian="normal" style:font-name-complex="Liberation Serif1" style:font-size-complex="12pt" style:font-style-complex="normal" style:font-weight-complex="normal"/>
    </style:style>
    <style:style style:name="T111" style:family="text">
      <style:text-properties style:text-position="0% 100%" style:font-name="Liberation Serif1" fo:font-size="12pt" fo:language="en" fo:country="US" fo:font-style="normal" fo:font-weight="normal" officeooo:rsid="004e0415" style:font-name-asian="Liberation Serif1" style:font-size-asian="10.5pt" style:font-style-asian="normal" style:font-weight-asian="normal" style:font-name-complex="Liberation Serif1" style:font-size-complex="12pt" style:font-style-complex="normal" style:font-weight-complex="normal"/>
    </style:style>
    <style:style style:name="T112" style:family="text">
      <style:text-properties style:text-position="0% 100%" style:font-name="Liberation Serif1" fo:font-size="12pt" fo:language="en" fo:country="US" fo:font-style="normal" fo:font-weight="normal" officeooo:rsid="004fd35a" style:font-name-asian="Liberation Serif1" style:font-size-asian="10.5pt" style:font-style-asian="normal" style:font-weight-asian="normal" style:font-name-complex="Liberation Serif1" style:font-size-complex="12pt" style:font-style-complex="normal" style:font-weight-complex="normal"/>
    </style:style>
    <style:style style:name="T113" style:family="text">
      <style:text-properties style:text-position="0% 100%" style:font-name="Liberation Serif1" fo:font-size="12pt" fo:language="en" fo:country="US" fo:font-style="normal" fo:font-weight="normal" officeooo:rsid="0050f9cd" style:font-name-asian="Liberation Serif1" style:font-size-asian="10.5pt" style:font-style-asian="normal" style:font-weight-asian="normal" style:font-name-complex="Liberation Serif1" style:font-size-complex="12pt" style:font-style-complex="normal" style:font-weight-complex="normal"/>
    </style:style>
    <style:style style:name="T114" style:family="text">
      <style:text-properties style:text-position="0% 100%" style:font-name="Liberation Serif1" fo:font-size="12pt" fo:language="en" fo:country="US" fo:font-style="normal" fo:font-weight="normal" officeooo:rsid="0051e0d3" style:font-name-asian="Liberation Serif1" style:font-size-asian="10.5pt" style:font-style-asian="normal" style:font-weight-asian="normal" style:font-name-complex="Liberation Serif1" style:font-size-complex="12pt" style:font-style-complex="normal" style:font-weight-complex="normal"/>
    </style:style>
    <style:style style:name="T115" style:family="text">
      <style:text-properties style:text-position="0% 100%" style:font-name="Liberation Serif1" fo:font-size="12pt" fo:language="en" fo:country="US" fo:font-style="normal" fo:font-weight="normal" officeooo:rsid="0052dbc5" style:font-name-asian="Liberation Serif1" style:font-size-asian="10.5pt" style:font-style-asian="normal" style:font-weight-asian="normal" style:font-name-complex="Liberation Serif1" style:font-size-complex="12pt" style:font-style-complex="normal" style:font-weight-complex="normal"/>
    </style:style>
    <style:style style:name="T116" style:family="text">
      <style:text-properties style:text-position="0% 100%" style:font-name="Liberation Serif1" fo:font-size="12pt" fo:language="en" fo:country="US" fo:font-style="normal" fo:font-weight="normal" officeooo:rsid="0058b2be" style:font-name-asian="Liberation Serif1" style:font-size-asian="10.5pt" style:font-style-asian="normal" style:font-weight-asian="normal" style:font-name-complex="Liberation Serif1" style:font-size-complex="12pt" style:font-style-complex="normal" style:font-weight-complex="normal"/>
    </style:style>
    <style:style style:name="T117" style:family="text">
      <style:text-properties style:text-position="0% 100%" style:font-name="Liberation Serif1" fo:font-size="12pt" fo:language="en" fo:country="US" fo:font-style="normal" fo:font-weight="normal" officeooo:rsid="005cbfa1" style:font-name-asian="Liberation Serif1" style:font-size-asian="10.5pt" style:font-style-asian="normal" style:font-weight-asian="normal" style:font-name-complex="Liberation Serif1" style:font-size-complex="12pt" style:font-style-complex="normal" style:font-weight-complex="normal"/>
    </style:style>
    <style:style style:name="T118" style:family="text">
      <style:text-properties style:text-position="0% 100%" style:font-name="Liberation Serif1" fo:font-size="12pt" fo:language="en" fo:country="US" fo:font-style="normal" fo:font-weight="normal" officeooo:rsid="005e8b2a" style:font-name-asian="Liberation Serif1" style:font-size-asian="10.5pt" style:font-style-asian="normal" style:font-weight-asian="normal" style:font-name-complex="Liberation Serif1" style:font-size-complex="12pt" style:font-style-complex="normal" style:font-weight-complex="normal"/>
    </style:style>
    <style:style style:name="T119" style:family="text">
      <style:text-properties style:text-position="0% 100%" style:font-name="Liberation Serif1" fo:font-size="12pt" fo:language="en" fo:country="US" fo:font-style="normal" fo:font-weight="normal" officeooo:rsid="006101d9" style:font-name-asian="Liberation Serif1" style:font-size-asian="10.5pt" style:font-style-asian="normal" style:font-weight-asian="normal" style:font-name-complex="Liberation Serif1" style:font-size-complex="12pt" style:font-style-complex="normal" style:font-weight-complex="normal"/>
    </style:style>
    <style:style style:name="T120" style:family="text">
      <style:text-properties style:text-position="0% 100%" style:font-name="Liberation Serif1" fo:font-size="12pt" fo:language="en" fo:country="US" fo:font-style="normal" fo:font-weight="normal" officeooo:rsid="006529d7" style:font-name-asian="Liberation Serif1" style:font-size-asian="10.5pt" style:font-style-asian="normal" style:font-weight-asian="normal" style:font-name-complex="Liberation Serif1" style:font-size-complex="12pt" style:font-style-complex="normal" style:font-weight-complex="normal"/>
    </style:style>
    <style:style style:name="T121" style:family="text">
      <style:text-properties style:text-position="0% 100%" style:font-name="Liberation Serif1" fo:font-size="12pt" fo:language="en" fo:country="US" fo:font-style="normal" fo:font-weight="normal" officeooo:rsid="006c7877" style:font-name-asian="Liberation Serif1" style:font-size-asian="10.5pt" style:font-style-asian="normal" style:font-weight-asian="normal" style:font-name-complex="Liberation Serif1" style:font-size-complex="12pt" style:font-style-complex="normal" style:font-weight-complex="normal"/>
    </style:style>
    <style:style style:name="T122" style:family="text">
      <style:text-properties style:text-position="0% 100%" style:font-name="Liberation Serif1" fo:font-size="12pt" fo:language="en" fo:country="US" fo:font-style="normal" fo:font-weight="normal" officeooo:rsid="00756e88" style:font-name-asian="Liberation Serif1" style:font-size-asian="10.5pt" style:font-style-asian="normal" style:font-weight-asian="normal" style:font-name-complex="Liberation Serif1" style:font-size-complex="12pt" style:font-style-complex="normal" style:font-weight-complex="normal"/>
    </style:style>
    <style:style style:name="T123" style:family="text">
      <style:text-properties style:text-position="0% 100%" style:font-name="Liberation Serif1" fo:font-size="12pt" fo:language="en" fo:country="US" fo:font-style="normal" fo:font-weight="normal" officeooo:rsid="0076cda7" style:font-name-asian="Liberation Serif1" style:font-size-asian="10.5pt" style:font-style-asian="normal" style:font-weight-asian="normal" style:font-name-complex="Liberation Serif1" style:font-size-complex="12pt" style:font-style-complex="normal" style:font-weight-complex="normal"/>
    </style:style>
    <style:style style:name="T124" style:family="text">
      <style:text-properties style:text-position="0% 100%" style:font-name="Liberation Serif1" fo:font-size="12pt" fo:language="en" fo:country="US" fo:font-style="normal" fo:font-weight="normal" officeooo:rsid="0073a05d" style:font-name-asian="Liberation Serif1" style:font-size-asian="10.5pt" style:font-style-asian="normal" style:font-weight-asian="normal" style:font-name-complex="Liberation Serif1" style:font-size-complex="12pt" style:font-style-complex="normal" style:font-weight-complex="normal"/>
    </style:style>
    <style:style style:name="T125" style:family="text">
      <style:text-properties style:text-position="0% 100%" style:font-name="Liberation Serif1" fo:font-size="12pt" fo:language="en" fo:country="US" fo:font-style="normal" fo:font-weight="normal" officeooo:rsid="004fd110" style:font-name-asian="Liberation Serif1" style:font-size-asian="10.5pt" style:font-style-asian="normal" style:font-weight-asian="normal" style:font-name-complex="Liberation Serif1" style:font-size-complex="12pt" style:font-style-complex="normal" style:font-weight-complex="normal"/>
    </style:style>
    <style:style style:name="T126" style:family="text">
      <style:text-properties style:text-position="0% 100%" style:font-name="Liberation Serif1" fo:font-size="12pt" fo:language="en" fo:country="US" fo:font-style="normal" fo:font-weight="normal" officeooo:rsid="00554071" style:font-name-asian="Liberation Serif1" style:font-size-asian="10.5pt" style:font-style-asian="normal" style:font-weight-asian="normal" style:font-name-complex="Liberation Serif1" style:font-size-complex="12pt" style:font-style-complex="normal" style:font-weight-complex="normal"/>
    </style:style>
    <style:style style:name="T127" style:family="text">
      <style:text-properties style:text-position="0% 100%" style:font-name="Liberation Serif1" fo:font-size="12pt" fo:language="en" fo:country="US" fo:font-style="normal" fo:font-weight="normal" officeooo:rsid="0057951b" style:font-name-asian="Liberation Serif1" style:font-size-asian="10.5pt" style:font-style-asian="normal" style:font-weight-asian="normal" style:font-name-complex="Liberation Serif1" style:font-size-complex="12pt" style:font-style-complex="normal" style:font-weight-complex="normal"/>
    </style:style>
    <style:style style:name="T128" style:family="text">
      <style:text-properties style:text-position="0% 100%" style:font-name="Liberation Serif1" fo:font-size="12pt" fo:language="en" fo:country="US" fo:font-style="normal" fo:font-weight="normal" officeooo:rsid="0067d438" style:font-name-asian="Liberation Serif1" style:font-size-asian="10.5pt" style:font-style-asian="normal" style:font-weight-asian="normal" style:font-name-complex="Liberation Serif1" style:font-size-complex="12pt" style:font-style-complex="normal" style:font-weight-complex="normal"/>
    </style:style>
    <style:style style:name="T129" style:family="text">
      <style:text-properties style:text-position="0% 100%" style:font-name="Liberation Serif1" fo:font-size="12pt" fo:language="en" fo:country="US" fo:font-style="normal" fo:font-weight="normal" officeooo:rsid="006e09e0" style:font-name-asian="Liberation Serif1" style:font-size-asian="10.5pt" style:font-style-asian="normal" style:font-weight-asian="normal" style:font-name-complex="Liberation Serif1" style:font-size-complex="12pt" style:font-style-complex="normal" style:font-weight-complex="normal"/>
    </style:style>
    <style:style style:name="T130" style:family="text">
      <style:text-properties style:text-position="0% 100%" style:font-name="Liberation Serif1" fo:font-size="12pt" fo:language="en" fo:country="US" fo:font-style="normal" fo:font-weight="normal" officeooo:rsid="006e11ce" style:font-name-asian="Liberation Serif1" style:font-size-asian="10.5pt" style:font-style-asian="normal" style:font-weight-asian="normal" style:font-name-complex="Liberation Serif1" style:font-size-complex="12pt" style:font-style-complex="normal" style:font-weight-complex="normal"/>
    </style:style>
    <style:style style:name="T131" style:family="text">
      <style:text-properties style:text-position="0% 100%" style:font-name="Liberation Serif1" fo:font-size="12pt" fo:language="en" fo:country="US" fo:font-style="normal" fo:font-weight="normal" officeooo:rsid="006ff2d1" style:font-name-asian="Liberation Serif1" style:font-size-asian="10.5pt" style:font-style-asian="normal" style:font-weight-asian="normal" style:font-name-complex="Liberation Serif1" style:font-size-complex="12pt" style:font-style-complex="normal" style:font-weight-complex="normal"/>
    </style:style>
    <style:style style:name="T132" style:family="text">
      <style:text-properties style:text-position="0% 100%" style:font-name="Liberation Serif1" fo:font-size="12pt" fo:language="en" fo:country="US" fo:font-style="normal" fo:font-weight="normal" officeooo:rsid="0071d7a7" style:font-name-asian="Liberation Serif1" style:font-size-asian="10.5pt" style:font-style-asian="normal" style:font-weight-asian="normal" style:font-name-complex="Liberation Serif1" style:font-size-complex="12pt" style:font-style-complex="normal" style:font-weight-complex="normal"/>
    </style:style>
    <style:style style:name="T133" style:family="text">
      <style:text-properties style:text-position="0% 100%" style:font-name="Liberation Serif1" fo:font-size="12pt" fo:language="en" fo:country="US" fo:font-style="normal" fo:font-weight="normal" officeooo:rsid="007395cc" style:font-name-asian="Liberation Serif1" style:font-size-asian="10.5pt" style:font-style-asian="normal" style:font-weight-asian="normal" style:font-name-complex="Liberation Serif1" style:font-size-complex="12pt" style:font-style-complex="normal" style:font-weight-complex="normal"/>
    </style:style>
    <style:style style:name="T134" style:family="text">
      <style:text-properties style:text-position="0% 100%" style:font-name="Liberation Serif1" fo:font-size="12pt" fo:language="en" fo:country="US" fo:font-style="normal" fo:font-weight="normal" officeooo:rsid="001f6928" style:font-name-asian="Liberation Serif1" style:font-size-asian="10.5pt" style:font-style-asian="normal" style:font-weight-asian="normal" style:font-name-complex="Liberation Serif1" style:font-size-complex="12pt" style:font-style-complex="normal" style:font-weight-complex="normal"/>
    </style:style>
    <style:style style:name="T135" style:family="text">
      <style:text-properties style:text-position="0% 100%" style:font-name="Liberation Serif1" fo:font-size="12pt" fo:language="en" fo:country="US" fo:font-style="normal" fo:font-weight="normal" officeooo:rsid="00212c9a" style:font-name-asian="Liberation Serif1" style:font-size-asian="10.5pt" style:font-style-asian="normal" style:font-weight-asian="normal" style:font-name-complex="Liberation Serif1" style:font-size-complex="12pt" style:font-style-complex="normal" style:font-weight-complex="normal"/>
    </style:style>
    <style:style style:name="T136" style:family="text">
      <style:text-properties style:text-position="0% 100%" style:font-name="Liberation Serif1" fo:font-size="12pt" fo:language="en" fo:country="US" fo:font-style="normal" fo:font-weight="normal" officeooo:rsid="0073da8c" style:font-name-asian="Liberation Serif1" style:font-size-asian="10.5pt" style:font-style-asian="normal" style:font-weight-asian="normal" style:font-name-complex="Liberation Serif1" style:font-size-complex="12pt" style:font-style-complex="normal" style:font-weight-complex="normal"/>
    </style:style>
    <style:style style:name="T137" style:family="text">
      <style:text-properties style:text-position="0% 100%" style:font-name="Liberation Serif1" fo:font-size="12pt" fo:language="en" fo:country="US" fo:font-style="normal" fo:font-weight="normal" officeooo:rsid="007c6da2" style:font-name-asian="Liberation Serif1" style:font-size-asian="10.5pt" style:font-style-asian="normal" style:font-weight-asian="normal" style:font-name-complex="Liberation Serif1" style:font-size-complex="12pt" style:font-style-complex="normal" style:font-weight-complex="normal"/>
    </style:style>
    <style:style style:name="T138" style:family="text">
      <style:text-properties style:text-position="0% 100%" style:font-name="Liberation Serif1" fo:font-size="12pt" fo:language="en" fo:country="US" fo:font-style="normal" fo:font-weight="normal" officeooo:rsid="007e378d" style:font-name-asian="Liberation Serif1" style:font-size-asian="10.5pt" style:font-style-asian="normal" style:font-weight-asian="normal" style:font-name-complex="Liberation Serif1" style:font-size-complex="12pt" style:font-style-complex="normal" style:font-weight-complex="normal"/>
    </style:style>
    <style:style style:name="T139" style:family="text">
      <style:text-properties style:text-position="0% 100%" style:font-name="Liberation Serif1" fo:font-size="12pt" fo:language="en" fo:country="US" fo:font-style="normal" fo:font-weight="normal" officeooo:rsid="007f2745" style:font-name-asian="Liberation Serif1" style:font-size-asian="10.5pt" style:font-style-asian="normal" style:font-weight-asian="normal" style:font-name-complex="Liberation Serif1" style:font-size-complex="12pt" style:font-style-complex="normal" style:font-weight-complex="normal"/>
    </style:style>
    <style:style style:name="T140" style:family="text">
      <style:text-properties style:text-position="0% 100%" style:font-name="Liberation Serif1" fo:font-size="12pt" fo:language="en" fo:country="US" fo:font-style="normal" fo:font-weight="normal" officeooo:rsid="00808c18" style:font-name-asian="Liberation Serif1" style:font-size-asian="10.5pt" style:font-style-asian="normal" style:font-weight-asian="normal" style:font-name-complex="Liberation Serif1" style:font-size-complex="12pt" style:font-style-complex="normal" style:font-weight-complex="normal"/>
    </style:style>
    <style:style style:name="T141" style:family="text">
      <style:text-properties style:text-position="0% 100%" style:font-name="Liberation Serif1" fo:font-size="12pt" fo:language="en" fo:country="US" fo:font-style="normal" fo:font-weight="normal" officeooo:rsid="0081aa20" style:font-name-asian="Liberation Serif1" style:font-size-asian="10.5pt" style:font-style-asian="normal" style:font-weight-asian="normal" style:font-name-complex="Liberation Serif1" style:font-size-complex="12pt" style:font-style-complex="normal" style:font-weight-complex="normal"/>
    </style:style>
    <style:style style:name="T142" style:family="text">
      <style:text-properties style:text-position="0% 100%" style:font-name="Liberation Serif1" fo:font-size="12pt" fo:language="en" fo:country="US" fo:font-style="normal" fo:font-weight="normal" officeooo:rsid="008692c1" style:font-name-asian="Liberation Serif1" style:font-size-asian="10.5pt" style:font-style-asian="normal" style:font-weight-asian="normal" style:font-name-complex="Liberation Serif1" style:font-size-complex="12pt" style:font-style-complex="normal" style:font-weight-complex="normal"/>
    </style:style>
    <style:style style:name="T143" style:family="text">
      <style:text-properties style:text-position="0% 100%" style:font-name="Liberation Serif1" fo:font-size="12pt" fo:language="en" fo:country="US" fo:font-style="normal" fo:font-weight="normal" officeooo:rsid="008867a0" style:font-name-asian="Liberation Serif1" style:font-size-asian="10.5pt" style:font-style-asian="normal" style:font-weight-asian="normal" style:font-name-complex="Liberation Serif1" style:font-size-complex="12pt" style:font-style-complex="normal" style:font-weight-complex="normal"/>
    </style:style>
    <style:style style:name="T144" style:family="text">
      <style:text-properties style:text-position="0% 100%" style:font-name="Liberation Serif1" fo:font-size="12pt" fo:language="en" fo:country="US" fo:font-style="normal" fo:font-weight="normal" officeooo:rsid="0088e0a7" style:font-name-asian="Liberation Serif1" style:font-size-asian="10.5pt" style:font-style-asian="normal" style:font-weight-asian="normal" style:font-name-complex="Liberation Serif1" style:font-size-complex="12pt" style:font-style-complex="normal" style:font-weight-complex="normal"/>
    </style:style>
    <style:style style:name="T145" style:family="text">
      <style:text-properties style:text-position="0% 100%" style:font-name="Liberation Serif1" fo:font-size="12pt" fo:language="en" fo:country="US" fo:font-style="normal" fo:font-weight="normal" officeooo:rsid="00a0c5bc" style:font-name-asian="Liberation Serif1" style:font-size-asian="10.5pt" style:font-style-asian="normal" style:font-weight-asian="normal" style:font-name-complex="Liberation Serif1" style:font-size-complex="12pt" style:font-style-complex="normal" style:font-weight-complex="normal"/>
    </style:style>
    <style:style style:name="T146" style:family="text">
      <style:text-properties style:text-position="0% 100%" style:font-name="Liberation Serif1" fo:font-size="12pt" fo:language="en" fo:country="US" fo:font-style="normal" fo:font-weight="normal" officeooo:rsid="00c0f14c" style:font-name-asian="Liberation Serif1" style:font-size-asian="10.5pt" style:font-style-asian="normal" style:font-weight-asian="normal" style:font-name-complex="Liberation Serif1" style:font-size-complex="12pt" style:font-style-complex="normal" style:font-weight-complex="normal"/>
    </style:style>
    <style:style style:name="T147" style:family="text">
      <style:text-properties style:text-position="0% 100%" style:font-name="Liberation Serif1" fo:font-size="12pt" fo:language="en" fo:country="US" fo:font-style="normal" fo:font-weight="normal" officeooo:rsid="00c245e8" style:font-name-asian="Liberation Serif1" style:font-size-asian="10.5pt" style:font-style-asian="normal" style:font-weight-asian="normal" style:font-name-complex="Liberation Serif1" style:font-size-complex="12pt" style:font-style-complex="normal" style:font-weight-complex="normal"/>
    </style:style>
    <style:style style:name="T148" style:family="text">
      <style:text-properties style:text-position="0% 100%" style:font-name="Liberation Serif1" fo:font-size="12pt" fo:language="en" fo:country="US" fo:font-style="normal" fo:font-weight="normal" officeooo:rsid="00c351b7" style:font-name-asian="Liberation Serif1" style:font-size-asian="10.5pt" style:font-style-asian="normal" style:font-weight-asian="normal" style:font-name-complex="Liberation Serif1" style:font-size-complex="12pt" style:font-style-complex="normal" style:font-weight-complex="normal"/>
    </style:style>
    <style:style style:name="T149" style:family="text">
      <style:text-properties style:text-position="0% 100%" style:font-name="Liberation Serif1" fo:font-size="12pt" fo:language="en" fo:country="US" fo:font-style="normal" fo:font-weight="normal" officeooo:rsid="00c43102" style:font-name-asian="Liberation Serif1" style:font-size-asian="10.5pt" style:font-style-asian="normal" style:font-weight-asian="normal" style:font-name-complex="Liberation Serif1" style:font-size-complex="12pt" style:font-style-complex="normal" style:font-weight-complex="normal"/>
    </style:style>
    <style:style style:name="T150" style:family="text">
      <style:text-properties style:text-position="0% 100%" style:font-name="Liberation Serif1" fo:font-size="12pt" fo:language="en" fo:country="US" fo:font-style="normal" fo:font-weight="normal" officeooo:rsid="00ba4b2c" style:font-name-asian="Liberation Serif1" style:font-size-asian="10.5pt" style:font-style-asian="normal" style:font-weight-asian="normal" style:font-name-complex="Liberation Serif1" style:font-size-complex="12pt" style:font-style-complex="normal" style:font-weight-complex="normal"/>
    </style:style>
    <style:style style:name="T151" style:family="text">
      <style:text-properties style:text-position="0% 100%" style:font-name="Liberation Serif1" fo:font-size="12pt" fo:language="en" fo:country="US" fo:font-style="normal" fo:font-weight="normal" officeooo:rsid="00c512da" style:font-name-asian="Liberation Serif1" style:font-size-asian="10.5pt" style:font-style-asian="normal" style:font-weight-asian="normal" style:font-name-complex="Liberation Serif1" style:font-size-complex="12pt" style:font-style-complex="normal" style:font-weight-complex="normal"/>
    </style:style>
    <style:style style:name="T152" style:family="text">
      <style:text-properties style:text-position="0% 100%" style:font-name="Liberation Serif1" fo:font-size="12pt" fo:language="en" fo:country="US" fo:font-style="normal" fo:font-weight="normal" officeooo:rsid="00ce5144" style:font-name-asian="Liberation Serif1" style:font-size-asian="10.5pt" style:font-style-asian="normal" style:font-weight-asian="normal" style:font-name-complex="Liberation Serif1" style:font-size-complex="12pt" style:font-style-complex="normal" style:font-weight-complex="normal"/>
    </style:style>
    <style:style style:name="T153" style:family="text">
      <style:text-properties style:text-position="0% 100%" style:font-name="Liberation Serif1" fo:font-size="12pt" fo:language="en" fo:country="US" fo:font-style="normal" fo:font-weight="normal" officeooo:rsid="00d4d4fc" style:font-name-asian="Liberation Serif1" style:font-size-asian="10.5pt" style:font-style-asian="normal" style:font-weight-asian="normal" style:font-name-complex="Liberation Serif1" style:font-size-complex="12pt" style:font-style-complex="normal" style:font-weight-complex="normal"/>
    </style:style>
    <style:style style:name="T154" style:family="text">
      <style:text-properties style:text-position="0% 100%" style:font-name="Liberation Serif1" fo:font-size="12pt" fo:language="en" fo:country="US" fo:font-style="normal" fo:font-weight="normal" officeooo:rsid="00dde2ba" style:font-name-asian="Liberation Serif1" style:font-size-asian="10.5pt" style:font-style-asian="normal" style:font-weight-asian="normal" style:font-name-complex="Liberation Serif1" style:font-size-complex="12pt" style:font-style-complex="normal" style:font-weight-complex="normal"/>
    </style:style>
    <style:style style:name="T155" style:family="text">
      <style:text-properties style:text-position="0% 100%" style:font-name="Liberation Serif1" fo:font-size="12pt" fo:language="en" fo:country="US" fo:font-style="normal" fo:font-weight="normal" officeooo:rsid="00de033e" style:font-name-asian="Liberation Serif1" style:font-size-asian="10.5pt" style:font-style-asian="normal" style:font-weight-asian="normal" style:font-name-complex="Liberation Serif1" style:font-size-complex="12pt" style:font-style-complex="normal" style:font-weight-complex="normal"/>
    </style:style>
    <style:style style:name="T156" style:family="text">
      <style:text-properties style:text-position="0% 100%" style:font-name="Liberation Serif1" fo:font-size="12pt" fo:language="en" fo:country="US" fo:font-style="normal" fo:font-weight="normal" officeooo:rsid="00de1ce2" style:font-name-asian="Liberation Serif1" style:font-size-asian="10.5pt" style:font-style-asian="normal" style:font-weight-asian="normal" style:font-name-complex="Liberation Serif1" style:font-size-complex="12pt" style:font-style-complex="normal" style:font-weight-complex="normal"/>
    </style:style>
    <style:style style:name="T157" style:family="text">
      <style:text-properties style:text-position="0% 100%" style:font-name="Liberation Serif1" fo:font-size="12pt" fo:language="en" fo:country="US" fo:font-style="normal" fo:font-weight="normal" officeooo:rsid="00de848c" style:font-name-asian="Liberation Serif1" style:font-size-asian="10.5pt" style:font-style-asian="normal" style:font-weight-asian="normal" style:font-name-complex="Liberation Serif1" style:font-size-complex="12pt" style:font-style-complex="normal" style:font-weight-complex="normal"/>
    </style:style>
    <style:style style:name="T158" style:family="text">
      <style:text-properties style:text-position="0% 100%" style:font-name="Liberation Serif1" fo:font-size="12pt" fo:language="en" fo:country="US" fo:font-style="normal" fo:font-weight="normal" officeooo:rsid="00dfb7e4" style:font-name-asian="Liberation Serif1" style:font-size-asian="10.5pt" style:font-style-asian="normal" style:font-weight-asian="normal" style:font-name-complex="Liberation Serif1" style:font-size-complex="12pt" style:font-style-complex="normal" style:font-weight-complex="normal"/>
    </style:style>
    <style:style style:name="T159" style:family="text">
      <style:text-properties style:text-position="0% 100%" style:font-name="Liberation Serif1" fo:font-size="12pt" fo:language="en" fo:country="US" fo:font-style="normal" fo:font-weight="normal" officeooo:rsid="00e0b13d" style:font-name-asian="Liberation Serif1" style:font-size-asian="10.5pt" style:font-style-asian="normal" style:font-weight-asian="normal" style:font-name-complex="Liberation Serif1" style:font-size-complex="12pt" style:font-style-complex="normal" style:font-weight-complex="normal"/>
    </style:style>
    <style:style style:name="T160" style:family="text">
      <style:text-properties style:text-position="0% 100%" style:font-name="Liberation Serif1" fo:font-size="12pt" fo:language="en" fo:country="US" fo:font-style="normal" fo:font-weight="normal" officeooo:rsid="00e190a4" style:font-name-asian="Liberation Serif1" style:font-size-asian="10.5pt" style:font-style-asian="normal" style:font-weight-asian="normal" style:font-name-complex="Liberation Serif1" style:font-size-complex="12pt" style:font-style-complex="normal" style:font-weight-complex="normal"/>
    </style:style>
    <style:style style:name="T161" style:family="text">
      <style:text-properties style:text-position="0% 100%" style:font-name="Liberation Serif1" fo:font-size="12pt" fo:language="en" fo:country="US" fo:font-style="normal" fo:font-weight="normal" officeooo:rsid="00e2eab4" style:font-name-asian="Liberation Serif1" style:font-size-asian="10.5pt" style:font-style-asian="normal" style:font-weight-asian="normal" style:font-name-complex="Liberation Serif1" style:font-size-complex="12pt" style:font-style-complex="normal" style:font-weight-complex="normal"/>
    </style:style>
    <style:style style:name="T162" style:family="text">
      <style:text-properties style:text-position="0% 100%" style:font-name="Liberation Serif1" fo:font-size="12pt" fo:language="en" fo:country="US" fo:font-style="normal" fo:font-weight="normal" officeooo:rsid="00e40d2e" style:font-name-asian="Liberation Serif1" style:font-size-asian="10.5pt" style:font-style-asian="normal" style:font-weight-asian="normal" style:font-name-complex="Liberation Serif1" style:font-size-complex="12pt" style:font-style-complex="normal" style:font-weight-complex="normal"/>
    </style:style>
    <style:style style:name="T163" style:family="text">
      <style:text-properties style:text-position="0% 100%" style:font-name="Liberation Serif1" fo:font-size="12pt" fo:language="en" fo:country="US" fo:font-style="normal" fo:font-weight="normal" officeooo:rsid="00e62008" style:font-name-asian="Liberation Serif1" style:font-size-asian="10.5pt" style:font-style-asian="normal" style:font-weight-asian="normal" style:font-name-complex="Liberation Serif1" style:font-size-complex="12pt" style:font-style-complex="normal" style:font-weight-complex="normal"/>
    </style:style>
    <style:style style:name="T164" style:family="text">
      <style:text-properties style:text-position="0% 100%" style:font-name="Liberation Serif1" fo:font-size="12pt" fo:language="en" fo:country="US" fo:font-style="normal" fo:font-weight="bold" officeooo:rsid="002761f1" style:font-name-asian="Liberation Serif1" style:font-size-asian="10.5pt" style:font-style-asian="normal" style:font-weight-asian="bold" style:font-name-complex="Liberation Serif1" style:font-size-complex="12pt" style:font-style-complex="normal" style:font-weight-complex="bold"/>
    </style:style>
    <style:style style:name="T165" style:family="text">
      <style:text-properties style:text-position="0% 100%" style:font-name="Liberation Serif1" fo:font-size="12pt" fo:language="en" fo:country="US" fo:font-style="normal" fo:font-weight="bold" officeooo:rsid="00291159" style:font-name-asian="Liberation Serif1" style:font-size-asian="10.5pt" style:font-style-asian="normal" style:font-weight-asian="bold" style:font-name-complex="Liberation Serif1" style:font-size-complex="12pt" style:font-style-complex="normal" style:font-weight-complex="bold"/>
    </style:style>
    <style:style style:name="T166" style:family="text">
      <style:text-properties style:text-position="0% 100%" style:font-name="Liberation Serif1" fo:font-size="12pt" fo:language="en" fo:country="US" fo:font-style="normal" fo:font-weight="bold" officeooo:rsid="003f9030" style:font-name-asian="Liberation Serif1" style:font-size-asian="10.5pt" style:font-style-asian="normal" style:font-weight-asian="bold" style:font-name-complex="Liberation Serif1" style:font-size-complex="12pt" style:font-style-complex="normal" style:font-weight-complex="bold"/>
    </style:style>
    <style:style style:name="T167" style:family="text">
      <style:text-properties style:text-position="0% 100%" style:font-name="Liberation Serif1" fo:font-size="12pt" fo:language="en" fo:country="US" fo:font-style="normal" fo:font-weight="bold" officeooo:rsid="00408775" style:font-name-asian="Liberation Serif1" style:font-size-asian="10.5pt" style:font-style-asian="normal" style:font-weight-asian="bold" style:font-name-complex="Liberation Serif1" style:font-size-complex="12pt" style:font-style-complex="normal" style:font-weight-complex="bold"/>
    </style:style>
    <style:style style:name="T168" style:family="text">
      <style:text-properties style:text-position="0% 100%" style:font-name="Liberation Serif1" fo:font-size="12pt" fo:language="en" fo:country="US" fo:font-style="normal" fo:font-weight="bold" officeooo:rsid="004385fb" style:font-name-asian="Liberation Serif1" style:font-size-asian="10.5pt" style:font-style-asian="normal" style:font-weight-asian="bold" style:font-name-complex="Liberation Serif1" style:font-size-complex="12pt" style:font-style-complex="normal" style:font-weight-complex="bold"/>
    </style:style>
    <style:style style:name="T169" style:family="text">
      <style:text-properties style:text-position="0% 100%" style:font-name="Liberation Serif1" fo:font-size="12pt" fo:language="en" fo:country="US" fo:font-style="normal" fo:font-weight="bold" officeooo:rsid="004aff02" style:font-name-asian="Liberation Serif1" style:font-size-asian="10.5pt" style:font-style-asian="normal" style:font-weight-asian="bold" style:font-name-complex="Liberation Serif1" style:font-size-complex="12pt" style:font-style-complex="normal" style:font-weight-complex="bold"/>
    </style:style>
    <style:style style:name="T170" style:family="text">
      <style:text-properties style:text-position="0% 100%" style:font-name="Liberation Serif1" fo:font-size="12pt" fo:language="en" fo:country="US" fo:font-style="normal" fo:font-weight="bold" officeooo:rsid="0073a05d" style:font-name-asian="Liberation Serif1" style:font-size-asian="10.5pt" style:font-style-asian="normal" style:font-weight-asian="bold" style:font-name-complex="Liberation Serif1" style:font-size-complex="12pt" style:font-style-complex="normal" style:font-weight-complex="bold"/>
    </style:style>
    <style:style style:name="T171" style:family="text">
      <style:text-properties style:text-position="0% 100%" style:font-name="Liberation Serif1" fo:font-size="12pt" fo:language="en" fo:country="US" fo:font-style="normal" fo:font-weight="bold" officeooo:rsid="0071d7a7" style:font-name-asian="Liberation Serif1" style:font-size-asian="10.5pt" style:font-style-asian="normal" style:font-weight-asian="bold" style:font-name-complex="Liberation Serif1" style:font-size-complex="12pt" style:font-style-complex="normal" style:font-weight-complex="bold"/>
    </style:style>
    <style:style style:name="T172" style:family="text">
      <style:text-properties style:text-position="0% 100%" style:font-name="Liberation Serif1" fo:font-size="12pt" fo:language="en" fo:country="US" fo:font-style="normal" fo:font-weight="bold" officeooo:rsid="00212c9a" style:font-name-asian="Liberation Serif1" style:font-size-asian="10.5pt" style:font-style-asian="normal" style:font-weight-asian="bold" style:font-name-complex="Liberation Serif1" style:font-size-complex="12pt" style:font-style-complex="normal" style:font-weight-complex="bold"/>
    </style:style>
    <style:style style:name="T173" style:family="text">
      <style:text-properties style:text-position="0% 100%" style:font-name="Liberation Serif1" fo:font-size="12pt" fo:language="en" fo:country="US" fo:font-style="italic" fo:font-weight="normal" officeooo:rsid="002761f1" style:font-name-asian="Liberation Serif1" style:font-size-asian="10.5pt" style:font-style-asian="italic" style:font-weight-asian="normal" style:font-name-complex="Liberation Serif1" style:font-size-complex="12pt" style:font-style-complex="italic" style:font-weight-complex="normal"/>
    </style:style>
    <style:style style:name="T174" style:family="text">
      <style:text-properties style:text-position="0% 100%" style:font-name="Liberation Serif1" fo:font-size="12pt" fo:language="en" fo:country="US" fo:font-style="italic" fo:font-weight="normal" officeooo:rsid="003437d6" style:font-name-asian="Liberation Serif1" style:font-size-asian="10.5pt" style:font-style-asian="italic" style:font-weight-asian="normal" style:font-name-complex="Liberation Serif1" style:font-size-complex="12pt" style:font-style-complex="italic" style:font-weight-complex="normal"/>
    </style:style>
    <style:style style:name="T175" style:family="text">
      <style:text-properties style:text-position="0% 100%" style:font-name="Liberation Serif1" fo:font-size="12pt" fo:language="en" fo:country="US" fo:font-style="italic" fo:font-weight="normal" officeooo:rsid="00408775" style:font-name-asian="Liberation Serif1" style:font-size-asian="10.5pt" style:font-style-asian="italic" style:font-weight-asian="normal" style:font-name-complex="Liberation Serif1" style:font-size-complex="12pt" style:font-style-complex="italic" style:font-weight-complex="normal"/>
    </style:style>
    <style:style style:name="T176" style:family="text">
      <style:text-properties style:text-position="0% 100%" style:font-name="Liberation Serif1" fo:font-size="12pt" fo:language="en" fo:country="US" fo:font-style="italic" fo:font-weight="normal" officeooo:rsid="0041a027" style:font-name-asian="Liberation Serif1" style:font-size-asian="10.5pt" style:font-style-asian="italic" style:font-weight-asian="normal" style:font-name-complex="Liberation Serif1" style:font-size-complex="12pt" style:font-style-complex="italic" style:font-weight-complex="normal"/>
    </style:style>
    <style:style style:name="T177" style:family="text">
      <style:text-properties style:text-position="0% 100%" style:font-name="Liberation Serif1" fo:font-size="12pt" fo:language="en" fo:country="US" fo:font-style="italic" fo:font-weight="normal" officeooo:rsid="004aff02" style:font-name-asian="Liberation Serif1" style:font-size-asian="10.5pt" style:font-style-asian="italic" style:font-weight-asian="normal" style:font-name-complex="Liberation Serif1" style:font-size-complex="12pt" style:font-style-complex="italic" style:font-weight-complex="normal"/>
    </style:style>
    <style:style style:name="T178" style:family="text">
      <style:text-properties style:text-position="0% 100%" style:font-name="Liberation Serif1" fo:font-size="12pt" fo:language="en" fo:country="US" fo:font-style="italic" fo:font-weight="normal" officeooo:rsid="004bb8f2" style:font-name-asian="Liberation Serif1" style:font-size-asian="10.5pt" style:font-style-asian="italic" style:font-weight-asian="normal" style:font-name-complex="Liberation Serif1" style:font-size-complex="12pt" style:font-style-complex="italic" style:font-weight-complex="normal"/>
    </style:style>
    <style:style style:name="T179" style:family="text">
      <style:text-properties style:text-position="0% 100%" style:font-name="Liberation Serif1" fo:font-size="12pt" fo:language="en" fo:country="US" fo:font-style="italic" fo:font-weight="normal" officeooo:rsid="004c4354" style:font-name-asian="Liberation Serif1" style:font-size-asian="10.5pt" style:font-style-asian="italic" style:font-weight-asian="normal" style:font-name-complex="Liberation Serif1" style:font-size-complex="12pt" style:font-style-complex="italic" style:font-weight-complex="normal"/>
    </style:style>
    <style:style style:name="T180" style:family="text">
      <style:text-properties style:text-position="0% 100%" style:font-name="Liberation Serif1" fo:font-size="12pt" fo:language="en" fo:country="US" fo:font-style="italic" fo:font-weight="normal" officeooo:rsid="0067d438" style:font-name-asian="Liberation Serif1" style:font-size-asian="10.5pt" style:font-style-asian="italic" style:font-weight-asian="normal" style:font-name-complex="Liberation Serif1" style:font-size-complex="12pt" style:font-style-complex="italic" style:font-weight-complex="normal"/>
    </style:style>
    <style:style style:name="T181" style:family="text">
      <style:text-properties style:text-position="0% 100%" style:font-name="Liberation Serif1" fo:font-size="12pt" fo:language="en" fo:country="US" fo:font-style="italic" fo:font-weight="normal" officeooo:rsid="006ff2d1" style:font-name-asian="Liberation Serif1" style:font-size-asian="10.5pt" style:font-style-asian="italic" style:font-weight-asian="normal" style:font-name-complex="Liberation Serif1" style:font-size-complex="12pt" style:font-style-complex="italic" style:font-weight-complex="normal"/>
    </style:style>
    <style:style style:name="T182" style:family="text">
      <style:text-properties style:text-position="0% 100%" style:font-name="Liberation Serif1" fo:font-size="12pt" fo:language="en" fo:country="US" fo:font-style="italic" fo:font-weight="normal" officeooo:rsid="003f9030" style:font-name-asian="Liberation Serif1" style:font-size-asian="10.5pt" style:font-style-asian="italic" style:font-weight-asian="normal" style:font-name-complex="Liberation Serif1" style:font-size-complex="12pt" style:font-style-complex="italic" style:font-weight-complex="normal"/>
    </style:style>
    <style:style style:name="T183" style:family="text">
      <style:text-properties style:text-position="0% 100%" style:font-name="Liberation Serif1" fo:font-size="12pt" fo:language="en" fo:country="US" fo:font-style="italic" fo:font-weight="normal" officeooo:rsid="003e0306" style:font-name-asian="Liberation Serif1" style:font-size-asian="10.5pt" style:font-style-asian="italic" style:font-weight-asian="normal" style:font-name-complex="Liberation Serif1" style:font-size-complex="12pt" style:font-style-complex="italic" style:font-weight-complex="normal"/>
    </style:style>
    <style:style style:name="T184" style:family="text">
      <style:text-properties style:text-position="0% 100%" style:font-name="Liberation Serif1" fo:font-size="12pt" fo:language="en" fo:country="US" fo:font-style="italic" fo:font-weight="normal" officeooo:rsid="00e62008" style:font-name-asian="Liberation Serif1" style:font-size-asian="10.5pt" style:font-style-asian="italic" style:font-weight-asian="normal" style:font-name-complex="Liberation Serif1" style:font-size-complex="12pt" style:font-style-complex="italic" style:font-weight-complex="normal"/>
    </style:style>
    <style:style style:name="T185" style:family="text">
      <style:text-properties style:text-position="0% 100%" style:font-name="Liberation Serif1" fo:font-size="12pt" fo:language="en" fo:country="US" fo:font-style="italic" fo:font-weight="normal" officeooo:rsid="007e378d" style:font-name-asian="Liberation Serif1" style:font-size-asian="10.5pt" style:font-style-asian="italic" style:font-weight-asian="normal" style:font-name-complex="Liberation Serif1" style:font-size-complex="12pt" style:font-style-complex="italic" style:font-weight-complex="normal"/>
    </style:style>
    <style:style style:name="T186" style:family="text">
      <style:text-properties style:text-position="0% 100%" style:font-name="Liberation Serif1" fo:font-size="12pt" fo:language="en" fo:country="US" fo:font-style="italic" style:text-underline-style="solid" style:text-underline-width="auto" style:text-underline-color="font-color" fo:font-weight="normal" officeooo:rsid="00408775" style:font-name-asian="Liberation Serif1" style:font-size-asian="10.5pt" style:font-style-asian="italic" style:font-weight-asian="normal" style:font-name-complex="Liberation Serif1" style:font-size-complex="12pt" style:font-style-complex="italic" style:font-weight-complex="normal"/>
    </style:style>
    <style:style style:name="T187" style:family="text">
      <style:text-properties style:text-position="0% 100%" style:font-name="Liberation Serif1" fo:font-size="12pt" fo:language="el" fo:country="GR" fo:font-style="normal" fo:font-weight="normal" officeooo:rsid="003e0306" style:font-name-asian="Liberation Serif1" style:font-size-asian="10.5pt" style:font-style-asian="normal" style:font-weight-asian="normal" style:font-name-complex="Liberation Serif1" style:font-size-complex="12pt" style:font-style-complex="normal" style:font-weight-complex="normal"/>
    </style:style>
    <style:style style:name="T188" style:family="text">
      <style:text-properties style:text-position="0% 100%" style:font-name="Liberation Serif1" fo:font-size="12pt" fo:language="el" fo:country="GR" fo:font-style="normal" fo:font-weight="normal" officeooo:rsid="004e0415" style:font-name-asian="Liberation Serif1" style:font-size-asian="10.5pt" style:font-style-asian="normal" style:font-weight-asian="normal" style:font-name-complex="Liberation Serif1" style:font-size-complex="12pt" style:font-style-complex="normal" style:font-weight-complex="normal"/>
    </style:style>
    <style:style style:name="T189" style:family="text">
      <style:text-properties style:text-position="0% 100%" style:font-name="Liberation Serif1" fo:font-size="12pt" fo:language="el" fo:country="GR" fo:font-style="normal" fo:font-weight="normal" officeooo:rsid="004fd35a" style:font-name-asian="Liberation Serif1" style:font-size-asian="10.5pt" style:font-style-asian="normal" style:font-weight-asian="normal" style:font-name-complex="Liberation Serif1" style:font-size-complex="12pt" style:font-style-complex="normal" style:font-weight-complex="normal"/>
    </style:style>
    <style:style style:name="T190" style:family="text">
      <style:text-properties style:text-position="0% 100%" style:font-name="Liberation Serif1" fo:font-size="12pt" fo:language="el" fo:country="GR" fo:font-style="normal" fo:font-weight="normal" officeooo:rsid="0050f9cd" style:font-name-asian="Liberation Serif1" style:font-size-asian="10.5pt" style:font-style-asian="normal" style:font-weight-asian="normal" style:font-name-complex="Liberation Serif1" style:font-size-complex="12pt" style:font-style-complex="normal" style:font-weight-complex="normal"/>
    </style:style>
    <style:style style:name="T191" style:family="text">
      <style:text-properties style:text-position="0% 100%" style:font-name="Liberation Serif1" fo:font-size="12pt" fo:language="el" fo:country="GR" fo:font-style="normal" fo:font-weight="normal" officeooo:rsid="007e378d" style:font-name-asian="Liberation Serif1" style:font-size-asian="10.5pt" style:font-style-asian="normal" style:font-weight-asian="normal" style:font-name-complex="Liberation Serif1" style:font-size-complex="12pt" style:font-style-complex="normal" style:font-weight-complex="normal"/>
    </style:style>
    <style:style style:name="T192" style:family="text">
      <style:text-properties style:text-position="0% 100%" style:font-name="Liberation Serif1" fo:font-size="12pt" fo:language="el" fo:country="GR" fo:font-style="normal" fo:font-weight="normal" officeooo:rsid="00808c18" style:font-name-asian="Liberation Serif1" style:font-size-asian="10.5pt" style:font-style-asian="normal" style:font-weight-asian="normal" style:font-name-complex="Liberation Serif1" style:font-size-complex="12pt" style:font-style-complex="normal" style:font-weight-complex="normal"/>
    </style:style>
    <style:style style:name="T193" style:family="text">
      <style:text-properties style:text-position="0% 100%" style:font-name="Liberation Serif" fo:font-size="12pt" fo:font-style="normal" fo:font-weight="normal" officeooo:rsid="001848c6" style:font-name-asian="NSimSun" style:font-size-asian="10.5pt" style:font-style-asian="normal" style:font-weight-asian="normal" style:font-name-complex="Arial" style:font-size-complex="12pt" style:font-style-complex="normal" style:font-weight-complex="normal"/>
    </style:style>
    <style:style style:name="T194" style:family="text">
      <style:text-properties style:text-position="0% 100%" style:font-name="Liberation Serif" fo:font-size="12pt" fo:font-style="normal" fo:font-weight="normal" officeooo:rsid="008bb6e9" style:font-name-asian="NSimSun" style:font-size-asian="10.5pt" style:font-style-asian="normal" style:font-weight-asian="normal" style:font-name-complex="Arial" style:font-size-complex="12pt" style:font-style-complex="normal" style:font-weight-complex="normal"/>
    </style:style>
    <style:style style:name="T195" style:family="text">
      <style:text-properties style:text-position="0% 100%" style:font-name="Liberation Serif" fo:font-size="12pt" fo:font-style="normal" fo:font-weight="normal" officeooo:rsid="008cf659" style:font-name-asian="NSimSun" style:font-size-asian="10.5pt" style:font-style-asian="normal" style:font-weight-asian="normal" style:font-name-complex="Arial" style:font-size-complex="12pt" style:font-style-complex="normal" style:font-weight-complex="normal"/>
    </style:style>
    <style:style style:name="T196" style:family="text">
      <style:text-properties style:text-position="0% 100%" style:font-name="Liberation Serif" fo:font-size="12pt" fo:font-style="normal" fo:font-weight="normal" officeooo:rsid="008e1cc0" style:font-name-asian="NSimSun" style:font-size-asian="10.5pt" style:font-style-asian="normal" style:font-weight-asian="normal" style:font-name-complex="Arial" style:font-size-complex="12pt" style:font-style-complex="normal" style:font-weight-complex="normal"/>
    </style:style>
    <style:style style:name="T197" style:family="text">
      <style:text-properties style:text-position="0% 100%" style:font-name="Liberation Serif" fo:font-size="12pt" fo:font-style="normal" fo:font-weight="normal" officeooo:rsid="008e8bd5" style:font-name-asian="NSimSun" style:font-size-asian="10.5pt" style:font-style-asian="normal" style:font-weight-asian="normal" style:font-name-complex="Arial" style:font-size-complex="12pt" style:font-style-complex="normal" style:font-weight-complex="normal"/>
    </style:style>
    <style:style style:name="T198" style:family="text">
      <style:text-properties style:text-position="0% 100%" style:font-name="Liberation Serif" fo:font-size="12pt" fo:font-style="normal" fo:font-weight="normal" officeooo:rsid="00905a3c" style:font-name-asian="NSimSun" style:font-size-asian="10.5pt" style:font-style-asian="normal" style:font-weight-asian="normal" style:font-name-complex="Arial" style:font-size-complex="12pt" style:font-style-complex="normal" style:font-weight-complex="normal"/>
    </style:style>
    <style:style style:name="T199" style:family="text">
      <style:text-properties style:text-position="0% 100%" style:font-name="Liberation Serif" fo:font-size="12pt" fo:font-style="normal" fo:font-weight="normal" officeooo:rsid="0091deeb" style:font-name-asian="NSimSun" style:font-size-asian="10.5pt" style:font-style-asian="normal" style:font-weight-asian="normal" style:font-name-complex="Arial" style:font-size-complex="12pt" style:font-style-complex="normal" style:font-weight-complex="normal"/>
    </style:style>
    <style:style style:name="T200" style:family="text">
      <style:text-properties style:text-position="0% 100%" style:font-name="Liberation Serif" fo:font-size="12pt" fo:font-style="normal" fo:font-weight="normal" officeooo:rsid="0093dbb8" style:font-name-asian="NSimSun" style:font-size-asian="10.5pt" style:font-style-asian="normal" style:font-weight-asian="normal" style:font-name-complex="Arial" style:font-size-complex="12pt" style:font-style-complex="normal" style:font-weight-complex="normal"/>
    </style:style>
    <style:style style:name="T201" style:family="text">
      <style:text-properties style:text-position="0% 100%" style:font-name="Liberation Serif" fo:font-size="12pt" fo:font-style="normal" fo:font-weight="normal" officeooo:rsid="009424ac" style:font-name-asian="NSimSun" style:font-size-asian="10.5pt" style:font-style-asian="normal" style:font-weight-asian="normal" style:font-name-complex="Arial" style:font-size-complex="12pt" style:font-style-complex="normal" style:font-weight-complex="normal"/>
    </style:style>
    <style:style style:name="T202" style:family="text">
      <style:text-properties style:text-position="0% 100%" style:font-name="Liberation Serif" fo:font-size="12pt" fo:font-style="normal" fo:font-weight="normal" officeooo:rsid="00959d59" style:font-name-asian="NSimSun" style:font-size-asian="10.5pt" style:font-style-asian="normal" style:font-weight-asian="normal" style:font-name-complex="Arial" style:font-size-complex="12pt" style:font-style-complex="normal" style:font-weight-complex="normal"/>
    </style:style>
    <style:style style:name="T203" style:family="text">
      <style:text-properties style:text-position="0% 100%" style:font-name="Liberation Serif" fo:font-size="12pt" fo:font-style="normal" fo:font-weight="normal" officeooo:rsid="0096600f" style:font-name-asian="NSimSun" style:font-size-asian="10.5pt" style:font-style-asian="normal" style:font-weight-asian="normal" style:font-name-complex="Arial" style:font-size-complex="12pt" style:font-style-complex="normal" style:font-weight-complex="normal"/>
    </style:style>
    <style:style style:name="T204" style:family="text">
      <style:text-properties style:text-position="0% 100%" style:font-name="Liberation Serif" fo:font-size="12pt" fo:font-style="normal" fo:font-weight="normal" officeooo:rsid="0097d46e" style:font-name-asian="NSimSun" style:font-size-asian="10.5pt" style:font-style-asian="normal" style:font-weight-asian="normal" style:font-name-complex="Arial" style:font-size-complex="12pt" style:font-style-complex="normal" style:font-weight-complex="normal"/>
    </style:style>
    <style:style style:name="T205" style:family="text">
      <style:text-properties style:text-position="0% 100%" style:font-name="Liberation Serif" fo:font-size="12pt" fo:font-style="normal" fo:font-weight="normal" officeooo:rsid="0099b934" style:font-name-asian="NSimSun" style:font-size-asian="10.5pt" style:font-style-asian="normal" style:font-weight-asian="normal" style:font-name-complex="Arial" style:font-size-complex="12pt" style:font-style-complex="normal" style:font-weight-complex="normal"/>
    </style:style>
    <style:style style:name="T206" style:family="text">
      <style:text-properties style:text-position="0% 100%" style:font-name="Liberation Serif" fo:font-size="12pt" fo:font-style="normal" fo:font-weight="normal" officeooo:rsid="009af02d" style:font-name-asian="NSimSun" style:font-size-asian="10.5pt" style:font-style-asian="normal" style:font-weight-asian="normal" style:font-name-complex="Arial" style:font-size-complex="12pt" style:font-style-complex="normal" style:font-weight-complex="normal"/>
    </style:style>
    <style:style style:name="T207" style:family="text">
      <style:text-properties style:text-position="0% 100%" style:font-name="Liberation Serif" fo:font-size="12pt" fo:font-style="normal" fo:font-weight="normal" officeooo:rsid="009ca19f" style:font-name-asian="NSimSun" style:font-size-asian="10.5pt" style:font-style-asian="normal" style:font-weight-asian="normal" style:font-name-complex="Arial" style:font-size-complex="12pt" style:font-style-complex="normal" style:font-weight-complex="normal"/>
    </style:style>
    <style:style style:name="T208" style:family="text">
      <style:text-properties style:text-position="0% 100%" style:font-name="Liberation Serif" fo:font-size="12pt" fo:font-style="normal" fo:font-weight="normal" officeooo:rsid="00a0c5bc" style:font-name-asian="NSimSun" style:font-size-asian="10.5pt" style:font-style-asian="normal" style:font-weight-asian="normal" style:font-name-complex="Arial" style:font-size-complex="12pt" style:font-style-complex="normal" style:font-weight-complex="normal"/>
    </style:style>
    <style:style style:name="T209" style:family="text">
      <style:text-properties style:text-position="0% 100%" style:font-name="Liberation Serif" fo:font-size="12pt" fo:font-style="normal" fo:font-weight="normal" officeooo:rsid="00a0ea0a" style:font-name-asian="NSimSun" style:font-size-asian="10.5pt" style:font-style-asian="normal" style:font-weight-asian="normal" style:font-name-complex="Arial" style:font-size-complex="12pt" style:font-style-complex="normal" style:font-weight-complex="normal"/>
    </style:style>
    <style:style style:name="T210" style:family="text">
      <style:text-properties style:text-position="0% 100%" style:font-name="Liberation Serif" fo:font-size="12pt" fo:font-style="normal" fo:font-weight="normal" officeooo:rsid="00a28944" style:font-name-asian="NSimSun" style:font-size-asian="10.5pt" style:font-style-asian="normal" style:font-weight-asian="normal" style:font-name-complex="Arial" style:font-size-complex="12pt" style:font-style-complex="normal" style:font-weight-complex="normal"/>
    </style:style>
    <style:style style:name="T211" style:family="text">
      <style:text-properties style:text-position="0% 100%" style:font-name="Liberation Serif" fo:font-size="12pt" fo:font-style="normal" fo:font-weight="normal" officeooo:rsid="00a49a13" style:font-name-asian="NSimSun" style:font-size-asian="10.5pt" style:font-style-asian="normal" style:font-weight-asian="normal" style:font-name-complex="Arial" style:font-size-complex="12pt" style:font-style-complex="normal" style:font-weight-complex="normal"/>
    </style:style>
    <style:style style:name="T212" style:family="text">
      <style:text-properties style:text-position="0% 100%" style:font-name="Liberation Serif" fo:font-size="12pt" fo:font-style="normal" fo:font-weight="normal" officeooo:rsid="00a4e672" style:font-name-asian="NSimSun" style:font-size-asian="10.5pt" style:font-style-asian="normal" style:font-weight-asian="normal" style:font-name-complex="Arial" style:font-size-complex="12pt" style:font-style-complex="normal" style:font-weight-complex="normal"/>
    </style:style>
    <style:style style:name="T213" style:family="text">
      <style:text-properties style:text-position="0% 100%" style:font-name="Liberation Serif" fo:font-size="12pt" fo:font-style="normal" fo:font-weight="normal" officeooo:rsid="00a56fda" style:font-name-asian="NSimSun" style:font-size-asian="10.5pt" style:font-style-asian="normal" style:font-weight-asian="normal" style:font-name-complex="Arial" style:font-size-complex="12pt" style:font-style-complex="normal" style:font-weight-complex="normal"/>
    </style:style>
    <style:style style:name="T214" style:family="text">
      <style:text-properties style:text-position="0% 100%" style:font-name="Liberation Serif" fo:font-size="12pt" fo:font-style="normal" fo:font-weight="normal" officeooo:rsid="00a68444" style:font-name-asian="NSimSun" style:font-size-asian="10.5pt" style:font-style-asian="normal" style:font-weight-asian="normal" style:font-name-complex="Arial" style:font-size-complex="12pt" style:font-style-complex="normal" style:font-weight-complex="normal"/>
    </style:style>
    <style:style style:name="T215" style:family="text">
      <style:text-properties style:text-position="0% 100%" style:font-name="Liberation Serif" fo:font-size="12pt" fo:font-style="normal" fo:font-weight="normal" officeooo:rsid="00a85504" style:font-name-asian="NSimSun" style:font-size-asian="10.5pt" style:font-style-asian="normal" style:font-weight-asian="normal" style:font-name-complex="Arial" style:font-size-complex="12pt" style:font-style-complex="normal" style:font-weight-complex="normal"/>
    </style:style>
    <style:style style:name="T216" style:family="text">
      <style:text-properties style:text-position="0% 100%" style:font-name="Liberation Serif" fo:font-size="12pt" fo:font-style="normal" fo:font-weight="normal" officeooo:rsid="00a95513" style:font-name-asian="NSimSun" style:font-size-asian="10.5pt" style:font-style-asian="normal" style:font-weight-asian="normal" style:font-name-complex="Arial" style:font-size-complex="12pt" style:font-style-complex="normal" style:font-weight-complex="normal"/>
    </style:style>
    <style:style style:name="T217" style:family="text">
      <style:text-properties style:text-position="0% 100%" style:font-name="Liberation Serif" fo:font-size="12pt" fo:font-style="normal" fo:font-weight="normal" officeooo:rsid="00ab690c" style:font-name-asian="NSimSun" style:font-size-asian="10.5pt" style:font-style-asian="normal" style:font-weight-asian="normal" style:font-name-complex="Arial" style:font-size-complex="12pt" style:font-style-complex="normal" style:font-weight-complex="normal"/>
    </style:style>
    <style:style style:name="T218" style:family="text">
      <style:text-properties style:text-position="0% 100%" style:font-name="Liberation Serif" fo:font-size="12pt" fo:font-style="normal" fo:font-weight="normal" officeooo:rsid="00abf253" style:font-name-asian="NSimSun" style:font-size-asian="10.5pt" style:font-style-asian="normal" style:font-weight-asian="normal" style:font-name-complex="Arial" style:font-size-complex="12pt" style:font-style-complex="normal" style:font-weight-complex="normal"/>
    </style:style>
    <style:style style:name="T219" style:family="text">
      <style:text-properties style:text-position="0% 100%" style:font-name="Liberation Serif" fo:font-size="12pt" fo:font-style="normal" fo:font-weight="normal" officeooo:rsid="00ac3904" style:font-name-asian="NSimSun" style:font-size-asian="10.5pt" style:font-style-asian="normal" style:font-weight-asian="normal" style:font-name-complex="Arial" style:font-size-complex="12pt" style:font-style-complex="normal" style:font-weight-complex="normal"/>
    </style:style>
    <style:style style:name="T220" style:family="text">
      <style:text-properties style:text-position="0% 100%" style:font-name="Liberation Serif" fo:font-size="12pt" fo:font-style="normal" fo:font-weight="normal" officeooo:rsid="00ad302e" style:font-name-asian="NSimSun" style:font-size-asian="10.5pt" style:font-style-asian="normal" style:font-weight-asian="normal" style:font-name-complex="Arial" style:font-size-complex="12pt" style:font-style-complex="normal" style:font-weight-complex="normal"/>
    </style:style>
    <style:style style:name="T221" style:family="text">
      <style:text-properties style:text-position="0% 100%" style:font-name="Liberation Serif" fo:font-size="12pt" fo:font-style="normal" fo:font-weight="normal" officeooo:rsid="00af9853" style:font-name-asian="NSimSun" style:font-size-asian="10.5pt" style:font-style-asian="normal" style:font-weight-asian="normal" style:font-name-complex="Arial" style:font-size-complex="12pt" style:font-style-complex="normal" style:font-weight-complex="normal"/>
    </style:style>
    <style:style style:name="T222" style:family="text">
      <style:text-properties style:text-position="0% 100%" style:font-name="Liberation Serif" fo:font-size="12pt" fo:font-style="normal" fo:font-weight="normal" officeooo:rsid="00b0a81d" style:font-name-asian="NSimSun" style:font-size-asian="10.5pt" style:font-style-asian="normal" style:font-weight-asian="normal" style:font-name-complex="Arial" style:font-size-complex="12pt" style:font-style-complex="normal" style:font-weight-complex="normal"/>
    </style:style>
    <style:style style:name="T223" style:family="text">
      <style:text-properties style:text-position="0% 100%" style:font-name="Liberation Serif" fo:font-size="12pt" fo:font-style="normal" fo:font-weight="normal" officeooo:rsid="00b156d3" style:font-name-asian="NSimSun" style:font-size-asian="10.5pt" style:font-style-asian="normal" style:font-weight-asian="normal" style:font-name-complex="Arial" style:font-size-complex="12pt" style:font-style-complex="normal" style:font-weight-complex="normal"/>
    </style:style>
    <style:style style:name="T224" style:family="text">
      <style:text-properties style:text-position="0% 100%" style:font-name="Liberation Serif" fo:font-size="12pt" fo:font-style="normal" fo:font-weight="normal" officeooo:rsid="00b3460e" style:font-name-asian="NSimSun" style:font-size-asian="10.5pt" style:font-style-asian="normal" style:font-weight-asian="normal" style:font-name-complex="Arial" style:font-size-complex="12pt" style:font-style-complex="normal" style:font-weight-complex="normal"/>
    </style:style>
    <style:style style:name="T225" style:family="text">
      <style:text-properties style:text-position="0% 100%" style:font-name="Liberation Serif" fo:font-size="12pt" fo:font-style="normal" fo:font-weight="normal" officeooo:rsid="00b3a587" style:font-name-asian="NSimSun" style:font-size-asian="10.5pt" style:font-style-asian="normal" style:font-weight-asian="normal" style:font-name-complex="Arial" style:font-size-complex="12pt" style:font-style-complex="normal" style:font-weight-complex="normal"/>
    </style:style>
    <style:style style:name="T226" style:family="text">
      <style:text-properties style:text-position="0% 100%" style:font-name="Liberation Serif" fo:font-size="12pt" fo:font-style="normal" fo:font-weight="normal" officeooo:rsid="00b4a10d" style:font-name-asian="NSimSun" style:font-size-asian="10.5pt" style:font-style-asian="normal" style:font-weight-asian="normal" style:font-name-complex="Arial" style:font-size-complex="12pt" style:font-style-complex="normal" style:font-weight-complex="normal"/>
    </style:style>
    <style:style style:name="T227" style:family="text">
      <style:text-properties style:text-position="0% 100%" style:font-name="Liberation Serif" fo:font-size="12pt" fo:font-style="normal" fo:font-weight="normal" officeooo:rsid="00b66e05" style:font-name-asian="NSimSun" style:font-size-asian="10.5pt" style:font-style-asian="normal" style:font-weight-asian="normal" style:font-name-complex="Arial" style:font-size-complex="12pt" style:font-style-complex="normal" style:font-weight-complex="normal"/>
    </style:style>
    <style:style style:name="T228" style:family="text">
      <style:text-properties style:text-position="0% 100%" style:font-name="Liberation Serif" fo:font-size="12pt" fo:font-style="normal" fo:font-weight="normal" officeooo:rsid="00b74a51" style:font-name-asian="NSimSun" style:font-size-asian="10.5pt" style:font-style-asian="normal" style:font-weight-asian="normal" style:font-name-complex="Arial" style:font-size-complex="12pt" style:font-style-complex="normal" style:font-weight-complex="normal"/>
    </style:style>
    <style:style style:name="T229" style:family="text">
      <style:text-properties style:text-position="0% 100%" style:font-name="Liberation Serif" fo:font-size="12pt" fo:font-style="normal" fo:font-weight="normal" officeooo:rsid="00b924fc" style:font-name-asian="NSimSun" style:font-size-asian="10.5pt" style:font-style-asian="normal" style:font-weight-asian="normal" style:font-name-complex="Arial" style:font-size-complex="12pt" style:font-style-complex="normal" style:font-weight-complex="normal"/>
    </style:style>
    <style:style style:name="T230" style:family="text">
      <style:text-properties style:text-position="0% 100%" style:font-name="Liberation Serif" fo:font-size="12pt" fo:font-style="normal" fo:font-weight="normal" officeooo:rsid="00c245e8" style:font-name-asian="NSimSun" style:font-size-asian="10.5pt" style:font-style-asian="normal" style:font-weight-asian="normal" style:font-name-complex="Arial" style:font-size-complex="12pt" style:font-style-complex="normal" style:font-weight-complex="normal"/>
    </style:style>
    <style:style style:name="T231" style:family="text">
      <style:text-properties style:text-position="0% 100%" style:font-name="Liberation Serif" fo:font-size="12pt" fo:font-style="normal" fo:font-weight="normal" officeooo:rsid="00d2c2d4" style:font-name-asian="NSimSun" style:font-size-asian="10.5pt" style:font-style-asian="normal" style:font-weight-asian="normal" style:font-name-complex="Arial" style:font-size-complex="12pt" style:font-style-complex="normal" style:font-weight-complex="normal"/>
    </style:style>
    <style:style style:name="T232" style:family="text">
      <style:text-properties style:text-position="0% 100%" style:font-name="Liberation Serif" fo:font-size="12pt" fo:font-style="normal" fo:font-weight="normal" officeooo:rsid="00d3ecee" style:font-name-asian="NSimSun" style:font-size-asian="10.5pt" style:font-style-asian="normal" style:font-weight-asian="normal" style:font-name-complex="Arial" style:font-size-complex="12pt" style:font-style-complex="normal" style:font-weight-complex="normal"/>
    </style:style>
    <style:style style:name="T233" style:family="text">
      <style:text-properties style:text-position="0% 100%" style:font-name="Liberation Serif" fo:font-size="12pt" fo:font-style="normal" fo:font-weight="normal" officeooo:rsid="00d4d4fc" style:font-name-asian="NSimSun" style:font-size-asian="10.5pt" style:font-style-asian="normal" style:font-weight-asian="normal" style:font-name-complex="Arial" style:font-size-complex="12pt" style:font-style-complex="normal" style:font-weight-complex="normal"/>
    </style:style>
    <style:style style:name="T234" style:family="text">
      <style:text-properties style:text-position="0% 100%" style:font-name="Liberation Serif" fo:font-size="12pt" fo:font-style="normal" fo:font-weight="normal" officeooo:rsid="00d6a682" style:font-name-asian="NSimSun" style:font-size-asian="10.5pt" style:font-style-asian="normal" style:font-weight-asian="normal" style:font-name-complex="Arial" style:font-size-complex="12pt" style:font-style-complex="normal" style:font-weight-complex="normal"/>
    </style:style>
    <style:style style:name="T235" style:family="text">
      <style:text-properties style:text-position="0% 100%" style:font-name="Liberation Serif" fo:font-size="12pt" fo:font-style="normal" fo:font-weight="normal" officeooo:rsid="00d8447f" style:font-name-asian="NSimSun" style:font-size-asian="10.5pt" style:font-style-asian="normal" style:font-weight-asian="normal" style:font-name-complex="Arial" style:font-size-complex="12pt" style:font-style-complex="normal" style:font-weight-complex="normal"/>
    </style:style>
    <style:style style:name="T236" style:family="text">
      <style:text-properties style:text-position="0% 100%" style:font-name="Liberation Serif" fo:font-size="12pt" fo:font-style="normal" fo:font-weight="normal" officeooo:rsid="00d9a534" style:font-name-asian="NSimSun" style:font-size-asian="10.5pt" style:font-style-asian="normal" style:font-weight-asian="normal" style:font-name-complex="Arial" style:font-size-complex="12pt" style:font-style-complex="normal" style:font-weight-complex="normal"/>
    </style:style>
    <style:style style:name="T237" style:family="text">
      <style:text-properties style:text-position="0% 100%" style:font-name="Liberation Serif" fo:font-size="12pt" fo:font-style="normal" fo:font-weight="normal" officeooo:rsid="00db1b15" style:font-name-asian="NSimSun" style:font-size-asian="10.5pt" style:font-style-asian="normal" style:font-weight-asian="normal" style:font-name-complex="Arial" style:font-size-complex="12pt" style:font-style-complex="normal" style:font-weight-complex="normal"/>
    </style:style>
    <style:style style:name="T238" style:family="text">
      <style:text-properties style:text-position="0% 100%" style:font-name="Liberation Serif" fo:font-size="12pt" fo:font-style="normal" fo:font-weight="normal" officeooo:rsid="00dc2808" style:font-name-asian="NSimSun" style:font-size-asian="10.5pt" style:font-style-asian="normal" style:font-weight-asian="normal" style:font-name-complex="Arial" style:font-size-complex="12pt" style:font-style-complex="normal" style:font-weight-complex="normal"/>
    </style:style>
    <style:style style:name="T239" style:family="text">
      <style:text-properties style:text-position="0% 100%" style:font-name="Liberation Serif" fo:font-size="12pt" fo:font-style="normal" fo:font-weight="normal" officeooo:rsid="00dde2ba" style:font-name-asian="NSimSun" style:font-size-asian="10.5pt" style:font-style-asian="normal" style:font-weight-asian="normal" style:font-name-complex="Arial" style:font-size-complex="12pt" style:font-style-complex="normal" style:font-weight-complex="normal"/>
    </style:style>
    <style:style style:name="T240" style:family="text">
      <style:text-properties style:text-position="0% 100%" style:font-name="Liberation Serif" fo:font-size="12pt" fo:font-style="normal" fo:font-weight="normal" officeooo:rsid="00de033e" style:font-name-asian="NSimSun" style:font-size-asian="10.5pt" style:font-style-asian="normal" style:font-weight-asian="normal" style:font-name-complex="Arial" style:font-size-complex="12pt" style:font-style-complex="normal" style:font-weight-complex="normal"/>
    </style:style>
    <style:style style:name="T241" style:family="text">
      <style:text-properties style:text-position="0% 100%" style:font-name="Liberation Serif" fo:font-size="12pt" fo:font-style="normal" fo:font-weight="normal" officeooo:rsid="00e85d16" style:font-size-asian="10.5pt" style:font-style-asian="normal" style:font-weight-asian="normal" style:font-size-complex="12pt" style:font-style-complex="normal" style:font-weight-complex="normal"/>
    </style:style>
    <style:style style:name="T242" style:family="text">
      <style:text-properties style:text-position="0% 100%" style:font-name="Liberation Serif" fo:font-size="12pt" fo:font-style="normal" fo:font-weight="normal" officeooo:rsid="00ea3c35" style:font-size-asian="10.5pt" style:font-style-asian="normal" style:font-weight-asian="normal" style:font-size-complex="12pt" style:font-style-complex="normal" style:font-weight-complex="normal"/>
    </style:style>
    <style:style style:name="T243" style:family="text">
      <style:text-properties style:text-position="0% 100%" style:font-name="Liberation Serif" fo:font-size="12pt" fo:language="en" fo:country="US" fo:font-style="normal" fo:font-weight="normal" officeooo:rsid="002b8187" style:font-name-asian="Liberation Serif1" style:font-size-asian="10.5pt" style:font-style-asian="normal" style:font-weight-asian="normal" style:font-name-complex="Liberation Serif1" style:font-size-complex="12pt" style:font-style-complex="normal" style:font-weight-complex="normal"/>
    </style:style>
    <style:style style:name="T244" style:family="text">
      <style:text-properties style:text-position="0% 100%" style:font-name="Liberation Serif" fo:font-size="12pt" fo:language="en" fo:country="US" fo:font-style="normal" fo:font-weight="normal" officeooo:rsid="00b2b794" style:font-name-asian="Liberation Serif1" style:font-size-asian="10.5pt" style:font-style-asian="normal" style:font-weight-asian="normal" style:font-name-complex="Liberation Serif1" style:font-size-complex="12pt" style:font-style-complex="normal" style:font-weight-complex="normal"/>
    </style:style>
    <style:style style:name="T245" style:family="text">
      <style:text-properties style:text-position="0% 100%" style:font-name="Liberation Serif" fo:font-size="12pt" fo:language="en" fo:country="US" fo:font-style="normal" fo:font-weight="normal" officeooo:rsid="0055c238" style:font-name-asian="Liberation Serif1" style:font-size-asian="10.5pt" style:font-style-asian="normal" style:font-weight-asian="normal" style:font-name-complex="Liberation Serif1" style:font-size-complex="12pt" style:font-style-complex="normal" style:font-weight-complex="normal"/>
    </style:style>
    <style:style style:name="T246" style:family="text">
      <style:text-properties style:text-position="0% 100%" style:font-name="Liberation Serif" fo:font-size="12pt" fo:language="en" fo:country="US" fo:font-style="normal" fo:font-weight="normal" officeooo:rsid="00752bb4" style:font-name-asian="Liberation Serif1" style:font-size-asian="10.5pt" style:font-style-asian="normal" style:font-weight-asian="normal" style:font-name-complex="Liberation Serif1" style:font-size-complex="12pt" style:font-style-complex="normal" style:font-weight-complex="normal"/>
    </style:style>
    <style:style style:name="T247" style:family="text">
      <style:text-properties style:text-position="0% 100%" style:font-name="Liberation Serif" fo:font-size="12pt" fo:language="en" fo:country="US" fo:font-style="normal" fo:font-weight="normal" officeooo:rsid="009ca19f" style:font-name-asian="NSimSun" style:font-size-asian="10.5pt" style:font-style-asian="normal" style:font-weight-asian="normal" style:font-name-complex="Arial" style:font-size-complex="12pt" style:font-style-complex="normal" style:font-weight-complex="normal"/>
    </style:style>
    <style:style style:name="T248" style:family="text">
      <style:text-properties style:text-position="0% 100%" style:font-name="Liberation Serif" fo:font-size="12pt" fo:font-style="italic" fo:font-weight="normal" officeooo:rsid="008e1cc0" style:font-name-asian="NSimSun" style:font-size-asian="10.5pt" style:font-style-asian="italic" style:font-weight-asian="normal" style:font-name-complex="Arial" style:font-size-complex="12pt" style:font-style-complex="italic" style:font-weight-complex="normal"/>
    </style:style>
    <style:style style:name="T249" style:family="text">
      <style:text-properties style:text-position="0% 100%" style:font-name="Liberation Serif" fo:font-size="12pt" fo:font-style="italic" fo:font-weight="normal" officeooo:rsid="008cf659" style:font-name-asian="NSimSun" style:font-size-asian="10.5pt" style:font-style-asian="italic" style:font-weight-asian="normal" style:font-name-complex="Arial" style:font-size-complex="12pt" style:font-style-complex="italic" style:font-weight-complex="normal"/>
    </style:style>
    <style:style style:name="T250" style:family="text">
      <style:text-properties style:text-position="0% 100%" style:font-name="Liberation Serif" fo:font-size="12pt" fo:font-style="italic" fo:font-weight="normal" officeooo:rsid="00b66e05" style:font-name-asian="NSimSun" style:font-size-asian="10.5pt" style:font-style-asian="italic" style:font-weight-asian="normal" style:font-name-complex="Arial" style:font-size-complex="12pt" style:font-style-complex="italic" style:font-weight-complex="normal"/>
    </style:style>
    <style:style style:name="T251" style:family="text">
      <style:text-properties style:text-position="0% 100%" style:font-name="Liberation Serif" fo:language="en" fo:country="US" fo:font-weight="normal" officeooo:rsid="001f58bc" style:font-weight-asian="normal" style:font-weight-complex="normal"/>
    </style:style>
    <style:style style:name="T252" style:family="text">
      <style:text-properties style:text-position="0% 100%" style:font-name="Liberation Serif" fo:language="en" fo:country="US" fo:font-weight="normal" officeooo:rsid="001f6928" style:font-weight-asian="normal" style:font-weight-complex="normal"/>
    </style:style>
    <style:style style:name="T253" style:family="text">
      <style:text-properties style:text-position="0% 100%" style:font-name="Liberation Serif" fo:language="en" fo:country="US" fo:font-weight="normal" officeooo:rsid="00932a29" style:font-weight-asian="normal" style:font-weight-complex="normal"/>
    </style:style>
    <style:style style:name="T254" style:family="text">
      <style:text-properties style:text-position="0% 100%" style:font-name="Liberation Serif" fo:language="en" fo:country="US" fo:font-weight="normal" officeooo:rsid="00945b97" style:font-weight-asian="normal" style:font-weight-complex="normal"/>
    </style:style>
    <style:style style:name="T255" style:family="text">
      <style:text-properties style:text-position="0% 100%" style:font-name="Liberation Serif" fo:language="en" fo:country="US" fo:font-weight="normal" officeooo:rsid="009628f4" style:font-weight-asian="normal" style:font-weight-complex="normal"/>
    </style:style>
    <style:style style:name="T256" style:family="text">
      <style:text-properties style:text-position="0% 100%" style:font-name="Liberation Serif" fo:language="en" fo:country="US" fo:font-weight="normal" officeooo:rsid="009d9d8b" style:font-weight-asian="normal" style:font-weight-complex="normal"/>
    </style:style>
    <style:style style:name="T257" style:family="text">
      <style:text-properties style:text-position="0% 100%" style:font-name="Liberation Serif" fo:language="en" fo:country="US" fo:font-weight="normal" officeooo:rsid="009771db" style:font-weight-asian="normal" style:font-weight-complex="normal"/>
    </style:style>
    <style:style style:name="T258" style:family="text">
      <style:text-properties style:text-position="0% 100%" style:font-name="Liberation Serif" fo:language="en" fo:country="US" fo:font-weight="normal" officeooo:rsid="008856ae" style:font-weight-asian="normal" style:font-weight-complex="normal"/>
    </style:style>
    <style:style style:name="T259" style:family="text">
      <style:text-properties style:text-position="0% 100%" style:font-name="Liberation Serif" fo:language="en" fo:country="US" fo:font-weight="normal" officeooo:rsid="008cd6bd" style:font-weight-asian="normal" style:font-weight-complex="normal"/>
    </style:style>
    <style:style style:name="T260" style:family="text">
      <style:text-properties style:text-position="0% 100%" style:font-name="Liberation Serif" fo:language="en" fo:country="US" fo:font-weight="normal" officeooo:rsid="00996f2b" style:font-weight-asian="normal" style:font-weight-complex="normal"/>
    </style:style>
    <style:style style:name="T261" style:family="text">
      <style:text-properties style:text-position="0% 100%" style:font-name="Liberation Serif" fo:language="en" fo:country="US" fo:font-weight="normal" officeooo:rsid="009c811b" style:font-weight-asian="normal" style:font-weight-complex="normal"/>
    </style:style>
    <style:style style:name="T262" style:family="text">
      <style:text-properties style:text-position="0% 100%" style:font-name="Liberation Serif" fo:language="en" fo:country="US" fo:font-weight="normal" officeooo:rsid="00978292" style:font-weight-asian="normal" style:font-weight-complex="normal"/>
    </style:style>
    <style:style style:name="T263" style:family="text">
      <style:text-properties style:text-position="0% 100%" style:font-name="Liberation Serif" fo:language="en" fo:country="US" fo:font-weight="normal" officeooo:rsid="009d20be" style:font-weight-asian="normal" style:font-weight-complex="normal"/>
    </style:style>
    <style:style style:name="T264" style:family="text">
      <style:text-properties style:text-position="0% 100%" style:font-name="Liberation Serif" fo:language="en" fo:country="US" fo:font-weight="normal" officeooo:rsid="00a1b0fa" style:font-weight-asian="normal" style:font-weight-complex="normal"/>
    </style:style>
    <style:style style:name="T265" style:family="text">
      <style:text-properties style:text-position="0% 100%" style:font-name="Liberation Serif" fo:language="en" fo:country="US" fo:font-weight="normal" officeooo:rsid="009ecbfd" style:font-weight-asian="normal" style:font-weight-complex="normal"/>
    </style:style>
    <style:style style:name="T266" style:family="text">
      <style:text-properties style:text-position="0% 100%" style:font-name="Liberation Serif" fo:language="en" fo:country="US" fo:font-weight="normal" officeooo:rsid="007ad5f3" style:font-weight-asian="normal" style:font-weight-complex="normal"/>
    </style:style>
    <style:style style:name="T267" style:family="text">
      <style:text-properties style:text-position="0% 100%" style:font-name="Liberation Serif" fo:language="en" fo:country="US" fo:font-weight="bold" officeooo:rsid="001f6928" style:font-weight-asian="bold" style:font-weight-complex="bold"/>
    </style:style>
    <style:style style:name="T268" style:family="text">
      <style:text-properties style:text-position="0% 100%" style:font-name="Liberation Serif" fo:language="en" fo:country="US" fo:font-weight="bold" officeooo:rsid="0020c886" style:font-weight-asian="bold" style:font-weight-complex="bold"/>
    </style:style>
    <style:style style:name="T269" style:family="text">
      <style:text-properties style:text-position="0% 100%" style:font-name="Liberation Serif" fo:language="el" fo:country="GR" fo:font-weight="normal" officeooo:rsid="00932a29" style:font-weight-asian="normal" style:font-weight-complex="normal"/>
    </style:style>
    <style:style style:name="T270" style:family="text">
      <style:text-properties style:text-position="0% 100%" style:font-name="Liberation Serif" fo:language="el" fo:country="GR" fo:font-weight="normal" officeooo:rsid="008cd6bd" style:font-weight-asian="normal" style:font-weight-complex="normal"/>
    </style:style>
    <style:style style:name="T271" style:family="text">
      <style:text-properties style:text-position="0% 100%" fo:language="en" fo:country="US" fo:font-weight="normal" officeooo:rsid="008856ae" style:font-weight-asian="normal" style:font-weight-complex="normal"/>
    </style:style>
    <style:style style:name="T272" style:family="text">
      <style:text-properties style:text-position="0% 100%" fo:language="en" fo:country="US" fo:font-weight="normal" officeooo:rsid="0089d6a2" style:font-weight-asian="normal" style:font-weight-complex="normal"/>
    </style:style>
    <style:style style:name="T273" style:family="text">
      <style:text-properties style:text-position="0% 100%" fo:language="en" fo:country="US" fo:font-weight="normal" officeooo:rsid="008acd7c" style:font-weight-asian="normal" style:font-weight-complex="normal"/>
    </style:style>
    <style:style style:name="T274" style:family="text">
      <style:text-properties style:text-position="0% 100%" fo:language="en" fo:country="US" fo:font-weight="normal" officeooo:rsid="008b02e2" style:font-weight-asian="normal" style:font-weight-complex="normal"/>
    </style:style>
    <style:style style:name="T275" style:family="text">
      <style:text-properties style:text-position="0% 100%" fo:language="en" fo:country="US" fo:font-weight="normal" officeooo:rsid="008c8526" style:font-weight-asian="normal" style:font-weight-complex="normal"/>
    </style:style>
    <style:style style:name="T276" style:family="text">
      <style:text-properties style:text-position="0% 100%" fo:language="en" fo:country="US" fo:font-weight="normal" officeooo:rsid="00b4795d" style:font-weight-asian="normal" style:font-weight-complex="normal"/>
    </style:style>
    <style:style style:name="T277" style:family="text">
      <style:text-properties style:text-position="0% 100%" fo:language="en" fo:country="US" fo:font-weight="normal" officeooo:rsid="00b653bb" style:font-weight-asian="normal" style:font-weight-complex="normal"/>
    </style:style>
    <style:style style:name="T278" style:family="text">
      <style:text-properties style:text-position="0% 100%" fo:language="en" fo:country="US" fo:font-weight="normal" officeooo:rsid="008cd6bd" style:font-weight-asian="normal" style:font-weight-complex="normal"/>
    </style:style>
    <style:style style:name="T279" style:family="text">
      <style:text-properties style:text-position="0% 100%" fo:language="en" fo:country="US" fo:font-weight="normal" officeooo:rsid="008fe84a" style:font-weight-asian="normal" style:font-weight-complex="normal"/>
    </style:style>
    <style:style style:name="T280" style:family="text">
      <style:text-properties style:text-position="0% 100%" fo:language="en" fo:country="US" fo:font-weight="normal" officeooo:rsid="0091a762" style:font-weight-asian="normal" style:font-weight-complex="normal"/>
    </style:style>
    <style:style style:name="T281" style:family="text">
      <style:text-properties style:text-position="0% 100%" fo:language="el" fo:country="GR" fo:font-weight="normal" officeooo:rsid="008cd6bd" style:font-weight-asian="normal" style:font-weight-complex="normal"/>
    </style:style>
    <style:style style:name="T282" style:family="text">
      <style:text-properties style:text-position="0% 100%" style:font-name="Calibri" fo:language="en" fo:country="US" fo:font-weight="normal" officeooo:rsid="009c811b" style:font-weight-asian="normal" style:font-weight-complex="normal"/>
    </style:style>
    <style:style style:name="T283" style:family="text">
      <style:text-properties style:text-position="0% 100%" style:font-name="Liberation Serif1" fo:font-size="12pt" fo:font-style="normal" fo:font-weight="normal" officeooo:rsid="008bb6e9" style:font-name-asian="Liberation Serif1" style:font-size-asian="10.5pt" style:font-style-asian="normal" style:font-weight-asian="normal" style:font-name-complex="Liberation Serif1" style:font-size-complex="12pt" style:font-style-complex="normal" style:font-weight-complex="normal"/>
    </style:style>
    <style:style style:name="T284" style:family="text">
      <style:text-properties style:text-position="0% 100%" style:font-name="Liberation Serif1" fo:font-size="12pt" fo:font-style="normal" fo:font-weight="normal" officeooo:rsid="008cf659" style:font-name-asian="Liberation Serif1" style:font-size-asian="10.5pt" style:font-style-asian="normal" style:font-weight-asian="normal" style:font-name-complex="Liberation Serif1" style:font-size-complex="12pt" style:font-style-complex="normal" style:font-weight-complex="normal"/>
    </style:style>
    <style:style style:name="T285" style:family="text">
      <style:text-properties style:text-position="0% 100%" style:font-name="Liberation Serif1" fo:font-size="12pt" fo:font-style="normal" fo:font-weight="normal" officeooo:rsid="009424ac" style:font-name-asian="Liberation Serif1" style:font-size-asian="10.5pt" style:font-style-asian="normal" style:font-weight-asian="normal" style:font-name-complex="Liberation Serif1" style:font-size-complex="12pt" style:font-style-complex="normal" style:font-weight-complex="normal"/>
    </style:style>
    <style:style style:name="T286" style:family="text">
      <style:text-properties style:text-position="0% 100%" style:font-name="Liberation Serif1" fo:font-size="12pt" fo:font-style="normal" fo:font-weight="normal" officeooo:rsid="00ad302e" style:font-name-asian="Liberation Serif1" style:font-size-asian="10.5pt" style:font-style-asian="normal" style:font-weight-asian="normal" style:font-name-complex="Liberation Serif1" style:font-size-complex="12pt" style:font-style-complex="normal" style:font-weight-complex="normal"/>
    </style:style>
    <style:style style:name="T287" style:family="text">
      <style:text-properties style:text-position="0% 100%" style:font-name="Liberation Serif1" fo:font-size="12pt" fo:font-style="normal" fo:font-weight="normal" officeooo:rsid="00b156d3" style:font-name-asian="Liberation Serif1" style:font-size-asian="10.5pt" style:font-style-asian="normal" style:font-weight-asian="normal" style:font-name-complex="Liberation Serif1" style:font-size-complex="12pt" style:font-style-complex="normal" style:font-weight-complex="normal"/>
    </style:style>
    <style:style style:name="T288" style:family="text">
      <style:text-properties style:text-position="0% 100%" style:font-name="Calibri" fo:font-size="12pt" fo:font-style="normal" fo:font-weight="normal" officeooo:rsid="00a0ea0a" style:font-name-asian="NSimSun" style:font-size-asian="10.5pt" style:font-style-asian="normal" style:font-weight-asian="normal" style:font-name-complex="Arial" style:font-size-complex="12pt" style:font-style-complex="normal" style:font-weight-complex="normal"/>
    </style:style>
    <style:style style:name="T289" style:family="text">
      <style:text-properties style:text-position="0% 100%" style:font-name="Calibri" fo:font-size="12pt" fo:font-style="normal" fo:font-weight="normal" officeooo:rsid="00b156d3" style:font-name-asian="NSimSun" style:font-size-asian="10.5pt" style:font-style-asian="normal" style:font-weight-asian="normal" style:font-name-complex="Arial" style:font-size-complex="12pt" style:font-style-complex="normal" style:font-weight-complex="normal"/>
    </style:style>
    <style:style style:name="T290" style:family="text">
      <style:text-properties style:text-position="0% 100%" style:font-name="Calibri" fo:font-size="12pt" fo:font-style="normal" fo:font-weight="normal" officeooo:rsid="00e85d16" style:font-size-asian="10.5pt" style:font-style-asian="normal" style:font-weight-asian="normal" style:font-size-complex="12pt" style:font-style-complex="normal" style:font-weight-complex="normal"/>
    </style:style>
    <style:style style:name="T291" style:family="text">
      <style:text-properties style:text-position="0% 100%" style:font-name="Calibri" fo:font-size="12pt" fo:language="en" fo:country="US" fo:font-style="normal" fo:font-weight="normal" officeooo:rsid="00c0f14c" style:font-name-asian="Liberation Serif1" style:font-size-asian="10.5pt" style:font-style-asian="normal" style:font-weight-asian="normal" style:font-name-complex="Liberation Serif1" style:font-size-complex="12pt" style:font-style-complex="normal" style:font-weight-complex="normal"/>
    </style:style>
    <style:style style:name="T292" style:family="text">
      <style:text-properties style:text-position="super 58%" style:font-name="Liberation Serif1" fo:font-size="12pt" fo:language="en" fo:country="US" fo:font-style="normal" fo:font-weight="normal" officeooo:rsid="002d00df" style:font-name-asian="Liberation Serif1" style:font-size-asian="10.5pt" style:font-style-asian="normal" style:font-weight-asian="normal" style:font-name-complex="Liberation Serif1" style:font-size-complex="12pt" style:font-style-complex="normal" style:font-weight-complex="normal"/>
    </style:style>
    <style:style style:name="T293" style:family="text">
      <style:text-properties style:text-position="super 58%" style:font-name="Liberation Serif1" fo:font-size="12pt" fo:language="en" fo:country="US" fo:font-style="normal" fo:font-weight="normal" officeooo:rsid="00338a7b" style:font-name-asian="Liberation Serif1" style:font-size-asian="10.5pt" style:font-style-asian="normal" style:font-weight-asian="normal" style:font-name-complex="Liberation Serif1" style:font-size-complex="12pt" style:font-style-complex="normal" style:font-weight-complex="normal"/>
    </style:style>
    <style:style style:name="T294" style:family="text">
      <style:text-properties style:text-position="super 58%" style:font-name="Liberation Serif1" fo:font-size="12pt" fo:language="en" fo:country="US" fo:font-style="normal" fo:font-weight="normal" officeooo:rsid="0036e922" style:font-name-asian="Liberation Serif1" style:font-size-asian="10.5pt" style:font-style-asian="normal" style:font-weight-asian="normal" style:font-name-complex="Liberation Serif1" style:font-size-complex="12pt" style:font-style-complex="normal" style:font-weight-complex="normal"/>
    </style:style>
    <style:style style:name="T295" style:family="text">
      <style:text-properties style:text-position="super 58%" style:font-name="Liberation Serif1" fo:font-size="12pt" fo:language="en" fo:country="US" fo:font-style="normal" fo:font-weight="normal" officeooo:rsid="00399563" style:font-name-asian="Liberation Serif1" style:font-size-asian="10.5pt" style:font-style-asian="normal" style:font-weight-asian="normal" style:font-name-complex="Liberation Serif1" style:font-size-complex="12pt" style:font-style-complex="normal" style:font-weight-complex="normal"/>
    </style:style>
    <style:style style:name="T296" style:family="text">
      <style:text-properties style:text-position="super 58%" style:font-name="Liberation Serif1" fo:font-size="12pt" fo:language="en" fo:country="US" fo:font-style="normal" fo:font-weight="normal" officeooo:rsid="0053cf27" style:font-name-asian="Liberation Serif1" style:font-size-asian="10.5pt" style:font-style-asian="normal" style:font-weight-asian="normal" style:font-name-complex="Liberation Serif1" style:font-size-complex="12pt" style:font-style-complex="normal" style:font-weight-complex="normal"/>
    </style:style>
    <style:style style:name="T297" style:family="text">
      <style:text-properties style:text-position="super 58%" style:font-name="Liberation Serif1" fo:font-size="12pt" fo:language="en" fo:country="US" fo:font-style="normal" fo:font-weight="normal" officeooo:rsid="007e378d" style:font-name-asian="Liberation Serif1" style:font-size-asian="10.5pt" style:font-style-asian="normal" style:font-weight-asian="normal" style:font-name-complex="Liberation Serif1" style:font-size-complex="12pt" style:font-style-complex="normal" style:font-weight-complex="normal"/>
    </style:style>
    <style:style style:name="T298" style:family="text">
      <style:text-properties style:text-position="super 58%" style:font-name="Liberation Serif1" fo:font-size="12pt" fo:language="en" fo:country="US" fo:font-style="normal" fo:font-weight="normal" officeooo:rsid="00808c18" style:font-name-asian="Liberation Serif1" style:font-size-asian="10.5pt" style:font-style-asian="normal" style:font-weight-asian="normal" style:font-name-complex="Liberation Serif1" style:font-size-complex="12pt" style:font-style-complex="normal" style:font-weight-complex="normal"/>
    </style:style>
    <style:style style:name="T299" style:family="text">
      <style:text-properties style:text-position="super 58%" style:font-name="Liberation Serif1" fo:font-size="12pt" fo:language="en" fo:country="US" fo:font-style="normal" fo:font-weight="normal" officeooo:rsid="00c512da" style:font-name-asian="Liberation Serif1" style:font-size-asian="10.5pt" style:font-style-asian="normal" style:font-weight-asian="normal" style:font-name-complex="Liberation Serif1" style:font-size-complex="12pt" style:font-style-complex="normal" style:font-weight-complex="normal"/>
    </style:style>
    <style:style style:name="T300" style:family="text">
      <style:text-properties style:text-position="super 58%" style:font-name="Liberation Serif1" fo:font-size="12pt" fo:language="en" fo:country="US" fo:font-style="normal" fo:font-weight="normal" officeooo:rsid="00ce5144" style:font-name-asian="Liberation Serif1" style:font-size-asian="10.5pt" style:font-style-asian="normal" style:font-weight-asian="normal" style:font-name-complex="Liberation Serif1" style:font-size-complex="12pt" style:font-style-complex="normal" style:font-weight-complex="normal"/>
    </style:style>
    <style:style style:name="T301" style:family="text">
      <style:text-properties style:text-position="super 58%" style:font-name="Liberation Serif1" fo:font-size="12pt" fo:language="en" fo:country="US" fo:font-style="normal" fo:font-weight="normal" officeooo:rsid="00e2eab4" style:font-name-asian="Liberation Serif1" style:font-size-asian="10.5pt" style:font-style-asian="normal" style:font-weight-asian="normal" style:font-name-complex="Liberation Serif1" style:font-size-complex="12pt" style:font-style-complex="normal" style:font-weight-complex="normal"/>
    </style:style>
    <style:style style:name="T302" style:family="text">
      <style:text-properties style:text-position="super 58%" fo:language="en" fo:country="US" fo:font-weight="normal" officeooo:rsid="008856ae" style:font-weight-asian="normal" style:font-weight-complex="normal"/>
    </style:style>
    <style:style style:name="T303" style:family="text">
      <style:text-properties style:text-position="super 58%" style:font-name="Liberation Serif" fo:language="en" fo:country="US" fo:font-weight="normal" officeooo:rsid="008856ae" style:font-weight-asian="normal" style:font-weight-complex="normal"/>
    </style:style>
    <style:style style:name="T304" style:family="text">
      <style:text-properties style:text-position="super 58%" style:font-name="Liberation Serif" fo:font-size="12pt" fo:font-style="normal" fo:font-weight="normal" officeooo:rsid="00ad302e" style:font-name-asian="NSimSun" style:font-size-asian="10.5pt" style:font-style-asian="normal" style:font-weight-asian="normal" style:font-name-complex="Arial" style:font-size-complex="12pt" style:font-style-complex="normal" style:font-weight-complex="normal"/>
    </style:style>
    <style:style style:name="T305" style:family="text">
      <style:text-properties style:text-position="super 58%" style:font-name="Liberation Serif" fo:font-size="12pt" fo:font-style="normal" fo:font-weight="normal" officeooo:rsid="00b3460e" style:font-name-asian="NSimSun" style:font-size-asian="10.5pt" style:font-style-asian="normal" style:font-weight-asian="normal" style:font-name-complex="Arial" style:font-size-complex="12pt" style:font-style-complex="normal" style:font-weight-complex="normal"/>
    </style:style>
    <style:style style:name="T306" style:family="text">
      <style:text-properties style:text-position="super 58%" style:font-name="Liberation Serif" fo:font-size="12pt" fo:font-style="normal" fo:font-weight="normal" officeooo:rsid="00d8447f" style:font-name-asian="NSimSun" style:font-size-asian="10.5pt" style:font-style-asian="normal" style:font-weight-asian="normal" style:font-name-complex="Arial" style:font-size-complex="12pt" style:font-style-complex="normal" style:font-weight-complex="normal"/>
    </style:style>
    <style:style style:name="T307" style:family="text">
      <style:text-properties style:text-position="super 58%" style:font-name="Liberation Serif" fo:font-size="12pt" fo:font-style="normal" fo:font-weight="normal" officeooo:rsid="00d2c2d4" style:font-name-asian="NSimSun" style:font-size-asian="10.5pt" style:font-style-asian="normal" style:font-weight-asian="normal" style:font-name-complex="Arial" style:font-size-complex="12pt" style:font-style-complex="normal" style:font-weight-complex="normal"/>
    </style:style>
    <style:style style:name="T308" style:family="text">
      <style:text-properties style:text-position="super 58%" style:font-name="Liberation Serif" fo:font-size="12pt" fo:font-style="normal" fo:font-weight="normal" officeooo:rsid="00de033e" style:font-name-asian="NSimSun" style:font-size-asian="10.5pt" style:font-style-asian="normal" style:font-weight-asian="normal" style:font-name-complex="Arial" style:font-size-complex="12pt" style:font-style-complex="normal" style:font-weight-complex="normal"/>
    </style:style>
    <style:style style:name="T309" style:family="text">
      <style:text-properties fo:font-weight="bold" officeooo:rsid="001f58bc" style:font-weight-asian="bold" style:font-weight-complex="bold"/>
    </style:style>
    <style:style style:name="T310" style:family="text">
      <style:text-properties fo:font-weight="bold" officeooo:rsid="0073e34f" style:font-weight-asian="bold" style:font-weight-complex="bold"/>
    </style:style>
    <style:style style:name="T311" style:family="text">
      <style:text-properties fo:font-weight="bold" officeooo:rsid="008792d5" style:font-weight-asian="bold" style:font-weight-complex="bold"/>
    </style:style>
    <style:style style:name="T312" style:family="text">
      <style:text-properties fo:font-weight="bold" officeooo:rsid="0020c886" style:font-weight-asian="bold" style:font-weight-complex="bold"/>
    </style:style>
    <style:style style:name="T313" style:family="text">
      <style:text-properties fo:font-weight="normal" officeooo:rsid="001f58bc" style:font-weight-asian="normal" style:font-weight-complex="normal"/>
    </style:style>
    <style:style style:name="T314" style:family="text">
      <style:text-properties fo:font-weight="normal" officeooo:rsid="00764334" style:font-weight-asian="normal" style:font-weight-complex="normal"/>
    </style:style>
    <style:style style:name="T315" style:family="text">
      <style:text-properties fo:font-weight="normal" officeooo:rsid="007cc6ed" style:font-weight-asian="normal" style:font-weight-complex="normal"/>
    </style:style>
    <style:style style:name="T316" style:family="text">
      <style:text-properties fo:font-weight="normal" officeooo:rsid="00765896" style:font-weight-asian="normal" style:font-weight-complex="normal"/>
    </style:style>
    <style:style style:name="T317" style:family="text">
      <style:text-properties fo:font-weight="normal" officeooo:rsid="00783c83" style:font-weight-asian="normal" style:font-weight-complex="normal"/>
    </style:style>
    <style:style style:name="T318" style:family="text">
      <style:text-properties fo:font-weight="normal" officeooo:rsid="0079a061" style:font-weight-asian="normal" style:font-weight-complex="normal"/>
    </style:style>
    <style:style style:name="T319" style:family="text">
      <style:text-properties fo:font-weight="normal" officeooo:rsid="007a1eab" style:font-weight-asian="normal" style:font-weight-complex="normal"/>
    </style:style>
    <style:style style:name="T320" style:family="text">
      <style:text-properties fo:font-weight="normal" officeooo:rsid="007ddd2d" style:font-weight-asian="normal" style:font-weight-complex="normal"/>
    </style:style>
    <style:style style:name="T321" style:family="text">
      <style:text-properties fo:font-weight="normal" officeooo:rsid="007e98ed" style:font-weight-asian="normal" style:font-weight-complex="normal"/>
    </style:style>
    <style:style style:name="T322" style:family="text">
      <style:text-properties fo:font-weight="normal" officeooo:rsid="007a7830" style:font-weight-asian="normal" style:font-weight-complex="normal"/>
    </style:style>
    <style:style style:name="T323" style:family="text">
      <style:text-properties fo:font-weight="normal" officeooo:rsid="007ef6be" style:font-weight-asian="normal" style:font-weight-complex="normal"/>
    </style:style>
    <style:style style:name="T324" style:family="text">
      <style:text-properties fo:font-weight="normal" officeooo:rsid="007fba92" style:font-weight-asian="normal" style:font-weight-complex="normal"/>
    </style:style>
    <style:style style:name="T325" style:family="text">
      <style:text-properties fo:font-weight="normal" officeooo:rsid="008367a6" style:font-weight-asian="normal" style:font-weight-complex="normal"/>
    </style:style>
    <style:style style:name="T326" style:family="text">
      <style:text-properties fo:font-weight="normal" officeooo:rsid="00803542" style:font-weight-asian="normal" style:font-weight-complex="normal"/>
    </style:style>
    <style:style style:name="T327" style:family="text">
      <style:text-properties fo:font-weight="normal" officeooo:rsid="008792d5" style:font-weight-asian="normal" style:font-weight-complex="normal"/>
    </style:style>
    <style:style style:name="T328" style:family="text">
      <style:text-properties fo:font-weight="normal" officeooo:rsid="008856ae" style:font-weight-asian="normal" style:font-weight-complex="normal"/>
    </style:style>
    <style:style style:name="T329" style:family="text">
      <style:text-properties fo:font-style="italic" fo:font-weight="normal" officeooo:rsid="007a7830" style:font-style-asian="italic" style:font-weight-asian="normal" style:font-style-complex="italic" style:font-weight-complex="normal"/>
    </style:style>
    <style:style style:name="T330" style:family="text">
      <style:text-properties style:font-name="Liberation Serif1" fo:font-size="12pt" fo:font-style="normal" fo:font-weight="normal" officeooo:rsid="00d117d3" style:font-name-asian="Liberation Serif1" style:font-size-asian="10.5pt" style:font-style-asian="normal" style:font-weight-asian="normal" style:font-name-complex="Liberation Serif1" style:font-size-complex="12pt" style:font-style-complex="normal" style:font-weight-complex="normal"/>
    </style:style>
    <style:style style:name="T331" style:family="text">
      <style:text-properties style:font-name="Liberation Serif" fo:font-size="12pt" fo:font-style="normal" fo:font-weight="normal" officeooo:rsid="00d117d3" style:font-size-asian="10.5pt" style:font-style-asian="normal" style:font-weight-asian="normal" style:font-size-complex="12pt" style:font-style-complex="normal" style:font-weight-complex="normal"/>
    </style:style>
    <style:style style:name="T332" style:family="text">
      <style:text-properties style:font-name="Liberation Serif" fo:font-size="12pt" fo:font-style="normal" fo:font-weight="normal" officeooo:rsid="00d117d3" style:font-name-asian="NSimSun" style:font-size-asian="10.5pt" style:font-style-asian="normal" style:font-weight-asian="normal" style:font-name-complex="Arial" style:font-size-complex="12pt" style:font-style-complex="normal" style:font-weight-complex="normal"/>
    </style:style>
    <style:style style:name="T333" style:family="text">
      <style:text-properties style:font-name="Liberation Serif" fo:font-size="12pt" fo:font-style="normal" fo:font-weight="normal" officeooo:rsid="00d2c2d4" style:font-name-asian="NSimSun" style:font-size-asian="10.5pt" style:font-style-asian="normal" style:font-weight-asian="normal" style:font-name-complex="Arial" style:font-size-complex="12pt" style:font-style-complex="normal" style:font-weight-complex="normal"/>
    </style:style>
    <style:style style:name="T334" style:family="text">
      <style:text-properties style:font-name="Liberation Serif" fo:font-size="12pt" fo:font-style="normal" fo:font-weight="normal" officeooo:rsid="00d8447f" style:font-name-asian="NSimSun" style:font-size-asian="10.5pt" style:font-style-asian="normal" style:font-weight-asian="normal" style:font-name-complex="Arial" style:font-size-complex="12pt" style:font-style-complex="normal" style:font-weight-complex="normal"/>
    </style:style>
    <style:style style:name="T335" style:family="text">
      <style:text-properties style:font-name="Calibri" fo:font-size="12pt" fo:font-style="normal" fo:font-weight="normal" officeooo:rsid="00bf44b7" style:font-size-asian="10.5pt" style:font-style-asian="normal" style:font-weight-asian="normal" style:font-size-complex="12pt" style:font-style-complex="normal" style:font-weight-complex="normal"/>
    </style:style>
    <style:style style:name="T336" style:family="text">
      <style:text-properties style:font-name="Calibri" fo:font-size="12pt" fo:font-style="normal" fo:font-weight="normal" officeooo:rsid="00d117d3" style:font-size-asian="10.5pt" style:font-style-asian="normal" style:font-weight-asian="normal" style:font-size-complex="12pt" style:font-style-complex="normal" style:font-weight-complex="normal"/>
    </style:style>
    <style:style style:name="T337" style:family="text">
      <style:text-properties style:font-name="Calibri" fo:font-size="12pt" fo:font-style="normal" fo:font-weight="normal" officeooo:rsid="00df067a" style:font-size-asian="10.5pt" style:font-style-asian="normal" style:font-weight-asian="normal" style:font-size-complex="12pt" style:font-style-complex="normal" style:font-weight-complex="normal"/>
    </style:style>
    <style:style style:name="T338" style:family="text">
      <style:text-properties style:font-name="Calibri" fo:font-size="12pt" fo:font-style="normal" fo:font-weight="normal" officeooo:rsid="00d117d3" style:font-name-asian="NSimSun" style:font-size-asian="10.5pt" style:font-style-asian="normal" style:font-weight-asian="normal" style:font-name-complex="Arial" style:font-size-complex="12pt" style:font-style-complex="normal" style:font-weight-complex="normal"/>
    </style:style>
    <style:style style:name="T339" style:family="text">
      <style:text-properties style:font-name="Calibri" fo:font-size="12pt" fo:font-style="normal" fo:font-weight="normal" officeooo:rsid="00d8447f" style:font-name-asian="NSimSun" style:font-size-asian="10.5pt" style:font-style-asian="normal" style:font-weight-asian="normal" style:font-name-complex="Arial" style:font-size-complex="12pt" style:font-style-complex="normal" style:font-weight-complex="normal"/>
    </style:style>
    <style:style style:name="T340" style:family="text">
      <style:text-properties style:font-name="Calibri" fo:font-size="12pt" fo:font-style="italic" fo:font-weight="normal" officeooo:rsid="00df067a" style:font-size-asian="10.5pt" style:font-style-asian="italic" style:font-weight-asian="normal" style:font-size-complex="12pt" style:font-style-complex="italic" style:font-weight-complex="normal"/>
    </style:style>
    <style:style style:name="T341" style:family="text">
      <style:text-properties officeooo:rsid="00e85d16"/>
    </style:style>
    <style:style style:name="T342" style:family="text">
      <style:text-properties officeooo:rsid="00ee5c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here are </text:span><text:span text:style-name="T5">four</text:span><text:span text:style-name="T2"> parts of this solution:</text:span></text:p>
      <text:p text:style-name="P1"><text:span text:style-name="T2">1) Mathematical introduction; <text:s text:c="2"/></text:span><text:span text:style-name="T7">mentions the needed knowledge and contains </text:span><text:span text:style-name="T8">the</text:span><text:span text:style-name="T7"> coined </text:span><text:span text:style-name="T10">terms</text:span></text:p>
      <text:p text:style-name="P1"><text:span text:style-name="T2">2) The ideas and the scheme; <text:s text:c="2"/></text:span><text:span text:style-name="T8">constructs each part of the solution and explains the intuition behind</text:span></text:p>
      <text:p text:style-name="P1"><text:span text:style-name="T2">3) </text:span><text:span text:style-name="T3">Implementation details; <text:s text:c="2"/></text:span><text:span text:style-name="T8">fills the gaps with missed details</text:span><text:span text:style-name="T11"> </text:span><text:span text:style-name="T12">and proofs</text:span></text:p>
      <text:p text:style-name="P2"><text:span text:style-name="T4">4</text:span><text:span text:style-name="T1">) Comments; <text:s text:c="2"/></text:span><text:span text:style-name="T6">here I will leave comments on few things</text:span></text:p>
      <text:p text:style-name="P4"/>
      <text:p text:style-name="P5">1) Mathematical introduction</text:p>
      <text:p text:style-name="P6"/>
      <text:p text:style-name="P14"><text:span text:style-name="T14"><text:tab/></text:span><text:span text:style-name="T15">Let’s naturally interpret shuffles as functions on the set {1,…,n}; let’s call this set J</text:span><text:span text:style-name="T33">n</text:span><text:span text:style-name="T15">. If a shuffle a is represented by numbers t</text:span><text:span text:style-name="T33">1</text:span><text:span text:style-name="T62">, t</text:span><text:span text:style-name="T33">2</text:span><text:span text:style-name="T62">, …</text:span><text:span text:style-name="T15">, t</text:span><text:span text:style-name="T33">n</text:span><text:span text:style-name="T62">,</text:span><text:span text:style-name="T15"> we’ll </text:span><text:span text:style-name="T16">associate the </text:span><text:span text:style-name="T15">function a:J</text:span><text:span text:style-name="T33">n</text:span><text:span text:style-name="T15">→J</text:span><text:span text:style-name="T33">n</text:span><text:span text:style-name="T15">:a(i)=t</text:span><text:span text:style-name="T33">i</text:span><text:span text:style-name="T62"> </text:span><text:span text:style-name="T63">with it.</text:span><text:span text:style-name="T62"> </text:span><text:span text:style-name="T63">Chaining shuffles is the same as composing their functions: </text:span><text:span text:style-name="T64">A</text:span><text:span text:style-name="T63">pplying shuffle z is the same as applying shuffle x and then shuffle y </text:span><text:span text:style-name="T64">if and only if</text:span><text:span text:style-name="T63"> z=y</text:span><text:span text:style-name="T283">○</text:span><text:span text:style-name="T194">x, </text:span><text:span text:style-name="T195">where “</text:span><text:span text:style-name="T284">○”</text:span><text:span text:style-name="T195"> is the operator of function composition. The set of functions that appear is exactly that of </text:span><text:span text:style-name="T249">permutations</text:span><text:span text:style-name="T195"> on J</text:span><text:span text:style-name="T43">n</text:span><text:span text:style-name="T195">: </text:span><text:span text:style-name="T196">f</text:span><text:span text:style-name="T195">or every </text:span><text:span text:style-name="T196">permutation on J</text:span><text:span text:style-name="T44">n</text:span><text:span text:style-name="T196">, there is exactly one shuffle to be associated with. Because permutations are invertible under composition, they form a group with composition as </text:span><text:span text:style-name="T197">the</text:span><text:span text:style-name="T196"> operator, the well known </text:span><text:span text:style-name="T248">symmetric group S</text:span><text:span text:style-name="T55">n</text:span><text:span text:style-name="T196">. </text:span><text:span text:style-name="T200">For tradition of Algebra, “</text:span><text:span text:style-name="T285">○</text:span><text:span text:style-name="T200">” </text:span><text:span text:style-name="T201">will be omitted and substituted with implicit product.</text:span></text:p>
      <text:p text:style-name="P14"><text:span text:style-name="T200"><text:tab/></text:span><text:span text:style-name="T198">In this problem, we are given a, c</text:span><text:span text:style-name="T45">1</text:span><text:span text:style-name="T198">, c</text:span><text:span text:style-name="T45">2</text:span><text:span text:style-name="T198">, …,c</text:span><text:span text:style-name="T45">k</text:span><text:span text:style-name="T198">, the elements of S</text:span><text:span text:style-name="T45">n</text:span><text:span text:style-name="T198">, </text:span><text:span text:style-name="T199">and asked to write c</text:span><text:span text:style-name="T46">i</text:span><text:span text:style-name="T199"> as product of a’s and b’s for each c</text:span><text:span text:style-name="T46">i</text:span><text:span text:style-name="T199"> for which it’s possible and find that element b so that it’s possible for as many c’s as possible. </text:span><text:span text:style-name="T207">Although it is possible to split the problem into many cases, then construct the b and a sequence of moves explicitly for each, I couldn’t find it, so </text:span><text:span text:style-name="T247">this solution has a different approach. </text:span><text:span text:style-name="T202">Determining whether an element can be represented at all </text:span><text:span text:style-name="T203">as such product </text:span><text:span text:style-name="T202">is solvable in polynomial time </text:span><text:span text:style-name="T214">using Schreier-Sims algorithm</text:span><text:span text:style-name="T202">, but finding a representation is hard </text:span><text:span text:style-name="T203">and Minkwitz’s algorithm (</text:span><text:a xlink:type="simple" xlink:href="https://www.sciencedirect.com/science/article/pii/S0747717198902024?via%3Dihub" text:style-name="Internet_20_link" text:visited-style-name="Visited_20_Internet_20_Link"><text:span text:style-name="T203">https://www.sciencedirect.com/science/article/pii/S0747717198902024?via%3Dihub</text:span></text:a><text:span text:style-name="T203">), </text:span><text:span text:style-name="T204">as </text:span><text:span text:style-name="T203">one of the better approaches, is still not polynomial, so let’s be happy to find anything polynomial for this problem. </text:span><text:span text:style-name="T205">By finding Turing reductions, we’ll show that certain problems are equivalent, meaning that none is harder than the other. By </text:span><text:span text:style-name="T206">a </text:span><text:span text:style-name="T205">chain of equivalences, we’ll reduce this problem to something eas</text:span><text:span text:style-name="T206">ier</text:span><text:span text:style-name="T205">.</text:span></text:p>
      <text:p text:style-name="P16"><text:span text:style-name="T205"><text:tab/></text:span><text:span text:style-name="T208">An explicit representation </text:span><text:span text:style-name="T210">of</text:span><text:span text:style-name="T208"> one element as a product of others we’ll call “word”. So, for example, if </text:span><text:span text:style-name="T210">x</text:span><text:span text:style-name="T208">=cac</text:span><text:span text:style-name="T288">²</text:span><text:span text:style-name="T208">b</text:span><text:span text:style-name="T210">a</text:span><text:span text:style-name="T208"> is </text:span><text:span text:style-name="T209">a </text:span><text:span text:style-name="T208">representation </text:span><text:span text:style-name="T210">for</text:span><text:span text:style-name="T208"> </text:span><text:span text:style-name="T210">x</text:span><text:span text:style-name="T208"> as product of a, b, c </text:span><text:span text:style-name="T210">and </text:span><text:span text:style-name="T209">d,</text:span><text:span text:style-name="T208"> then “cac</text:span><text:span text:style-name="T288">²</text:span><text:span text:style-name="T208">b</text:span><text:span text:style-name="T210">a</text:span><text:span text:style-name="T208">” is a word for </text:span><text:span text:style-name="T209">f</text:span><text:span text:style-name="T208"> in {a,b,c,</text:span><text:span text:style-name="T209">d</text:span><text:span text:style-name="T208">}, </text:span><text:span text:style-name="T210">5</text:span><text:span text:style-name="T209"> letters long</text:span><text:span text:style-name="T208">. </text:span><text:span text:style-name="T214">We can expend the definition of </text:span><text:span text:style-name="T213">a function f:X→Y </text:span><text:span text:style-name="T214">to subsets of X and Y </text:span><text:span text:style-name="T215">(set-building notation)</text:span><text:span text:style-name="T214">: for a subset S of X, f(S):={f(x) | x from S}. </text:span><text:span text:style-name="T229">Call it the “extension” of f.</text:span><text:span text:style-name="T214"> Note that properties like injectivity, surjectivity, </text:span><text:span text:style-name="T215">hence invertibility and bijectivity are preserved.</text:span></text:p>
      <text:p text:style-name="P15"><text:span text:style-name="T208"><text:tab/></text:span><text:span text:style-name="T211">For this solution, you need to be familiar with these terms of abstrast algebra: group, abelian group, cyclic group, </text:span><text:span text:style-name="T212">subgroup</text:span><text:span text:style-name="T211">, order of a group, order of an element, </text:span><text:span text:style-name="T212">group automorphism and </text:span><text:span text:style-name="T211">conjugacy class. </text:span><text:span text:style-name="T212">You </text:span><text:span text:style-name="T213">should</text:span><text:span text:style-name="T212"> know </text:span><text:span text:style-name="T213">what the cycle notation of a permutation is and how the conjugacy classes of S</text:span><text:span text:style-name="T47">n</text:span><text:span text:style-name="T213"> are described with it </text:span><text:span text:style-name="T216">and what </text:span><text:span text:style-name="T217">the</text:span><text:span text:style-name="T216"> parity of a permutation </text:span><text:span text:style-name="T217">is</text:span><text:span text:style-name="T213">.</text:span></text:p>
      <text:p text:style-name="P15"><text:span text:style-name="T213"><text:tab/></text:span><text:span text:style-name="T218">Since an instance of the problem stays equivalent when any automorphism of S</text:span><text:span text:style-name="T48">n</text:span><text:span text:style-name="T218"> is applied to its input, to check </text:span><text:span text:style-name="T219">if the algorithm works for every a it is anough to check it for one a per conjugacy class. The number of conjugacy classes of S</text:span><text:span text:style-name="T49">n</text:span><text:span text:style-name="T219"> is the number of partitions of n, which is 281589 for n=52, so we need to check at most that many cases of a. </text:span><text:span text:style-name="T220">The order of a permutation is the gc</text:span><text:span text:style-name="T230">m</text:span><text:span text:style-name="T220"> of the lengths of its cycles, which is less than 10</text:span><text:span text:style-name="T304">6</text:span><text:span text:style-name="T220"> for n</text:span><text:span text:style-name="T286">≤</text:span><text:span text:style-name="T220">52, so any power of any permutation can pass as </text:span><text:span text:style-name="T223">a</text:span><text:span text:style-name="T220"> single letter, including the inverse of </text:span><text:span text:style-name="T221">a</text:span><text:span text:style-name="T220"> permutation </text:span><text:span text:style-name="T240">(the order of a permutation is always less than the product of its cycle lengths, which is at most 2</text:span><text:span text:style-name="T308">n/2</text:span><text:span text:style-name="T240">)</text:span><text:span text:style-name="T220">. This means that if we have a word for, then we can easily get a word of the same length for the inverse of x by reversing the word and substituting each letter with its inverse. </text:span><text:span text:style-name="T222">For a prime number p, the only permutations that have the order p are those, whose cycles are of length either 1 or p </text:span><text:span text:style-name="T224">(not all ones)</text:span><text:span text:style-name="T222">. We’ll call </text:span><text:span text:style-name="T223">these permutations “simple permutations” and conjugacy classes of simple permutations “simple classes”. There is less than 2000 simple classes for n</text:span><text:span text:style-name="T287">≤</text:span><text:span text:style-name="T223">52, O(n</text:span><text:span text:style-name="T289">²</text:span><text:span text:style-name="T223">loglogn) in general. Every </text:span><text:span text:style-name="T224">nontrivial </text:span><text:span text:style-name="T223">permutation has </text:span><text:span text:style-name="T224">at least one simple permutation among its powers. For instance, if the order of x is m, than for every prime divisor p of m, x</text:span><text:span text:style-name="T305">m/p</text:span><text:span text:style-name="T224"> has to be simple.</text:span></text:p>
      <text:p text:style-name="P15"><text:soft-page-break/><text:span text:style-name="T224"><text:tab/>Few more notations: Putting a list or a set of permutations between brackets will denote the group generated by these permutations, e.g. (x), (x,y), ({x,y}) are groups. A set of permutations that generate the whole S</text:span><text:span text:style-name="T50">n</text:span><text:span text:style-name="T224"> </text:span><text:span text:style-name="T225">we’ll call “strong”, and those b for which (a,b)=S</text:span><text:span text:style-name="T51">n</text:span><text:span text:style-name="T225"> we’ll call “strong” too. </text:span><text:span text:style-name="T226">A </text:span><text:span text:style-name="T225">“tame” </text:span><text:span text:style-name="T226">set is any set of permutations for which</text:span><text:span text:style-name="T225"> there is a (known) algorithm that </text:span><text:span text:style-name="T234">runs in polynomial time (at least expected to) and </text:span><text:span text:style-name="T225">outputs a word </text:span><text:span text:style-name="T227">(with polynomial length)</text:span><text:span text:style-name="T225"> in it for a given permutation </text:span><text:span text:style-name="T227">(polynomial in </text:span><text:span text:style-name="T250">n</text:span><text:span text:style-name="T227">)</text:span><text:span text:style-name="T225">. We’ll call this algorithm the “usage algorithm”. </text:span><text:span text:style-name="T226">The neutral of S</text:span><text:span text:style-name="T52">n</text:span><text:span text:style-name="T226">, the trivial permutation, will be denoted by “e”. The inverse of x will be denoted by x’. The “result” of the problem is the number of c’s that can be represented in the solution. Set {c</text:span><text:span text:style-name="T52">1</text:span><text:span text:style-name="T226">, c</text:span><text:span text:style-name="T52">2</text:span><text:span text:style-name="T226">, …, c</text:span><text:span text:style-name="T52">k</text:span><text:span text:style-name="T226">} </text:span><text:span text:style-name="T228">will be called “C”</text:span><text:span text:style-name="T226">.</text:span></text:p>
      <text:p text:style-name="P6"/>
      <text:p text:style-name="P5">2) The ideas and the scheme</text:p>
      <text:p text:style-name="P6"/>
      <text:p text:style-name="P3"><text:span text:style-name="T14"><text:tab/></text:span><text:span text:style-name="T17">We’ll be motivated by Netto’s conjecture (</text:span><text:a xlink:type="simple" xlink:href="https://mathworld.wolfram.com/" text:style-name="Internet_20_link" text:visited-style-name="Visited_20_Internet_20_Link"><text:span text:style-name="T17">https://mathworld.wolfram.com/</text:span></text:a><text:a xlink:type="simple" xlink:href="https://mathworld.wolfram.com/NettosConjecture.html" text:style-name="Internet_20_link" text:visited-style-name="Visited_20_Internet_20_Link"><text:span text:style-name="T17">NettosConjecture.html</text:span></text:a><text:span text:style-name="T17">). </text:span><text:span text:style-name="T14">Two even permutations can’t possibly generate whole S</text:span><text:span text:style-name="T32">n</text:span><text:span text:style-name="T57">, since all their compositions are even too. </text:span><text:span text:style-name="T58">Thus, t</text:span><text:span text:style-name="T57">he </text:span><text:span text:style-name="T66">Netto’s conjecture</text:span><text:span text:style-name="T57"> tells us that the probability of two random permutations, not both even, generating the whole S</text:span><text:span text:style-name="T32">n</text:span><text:span text:style-name="T74"> tends</text:span><text:span text:style-name="T57"> to 1. This will be our </text:span><text:span text:style-name="T73">main assumption</text:span><text:span text:style-name="T57"> </text:span><text:span text:style-name="T59">(MA henceforth),</text:span><text:span text:style-name="T57"> that for sufficiently large n, </text:span><text:span text:style-name="T65">there is</text:span><text:span text:style-name="T57"> a strong b </text:span><text:span text:style-name="T56">for any a. This implies that the result would always be exactly k, </text:span><text:span text:style-name="T61">so we shall construct a word for each c</text:span><text:span text:style-name="T56">. Two obvious exceptions must be small n and the case a=e. We’ll see later that the assum</text:span><text:span text:style-name="T60">p</text:span><text:span text:style-name="T56">tion is true whenever n</text:span><text:span text:style-name="T75">≠</text:span><text:span text:style-name="T193">4 and a</text:span><text:span text:style-name="T75">≠e. The case of small n can be solved with simple brute force approach in O(n(n!)²) time and O(n(n!)) space: just find the whole (a,b) for each b (using DFS, in O(n(n!)) time and space) and count how many of c’s are included in the group, </text:span><text:span text:style-name="T76">then choose the one with most c’s</text:span><text:span text:style-name="T75">. The case a=e will be explained later, now let’s do the main case.</text:span></text:p>
      <text:p text:style-name="P3"><text:span text:style-name="T75"/></text:p>
      <text:p text:style-name="P3"><text:span text:style-name="T77"><text:tab/></text:span><text:span text:style-name="T78">For the beginning, notice that </text:span><text:span text:style-name="T80">under the</text:span><text:span text:style-name="T79"> </text:span><text:span text:style-name="T78">MA, the result (being k) wouldn’t have change</text:span><text:span text:style-name="T81">d</text:span><text:span text:style-name="T78"> if we used a power of a instead of a itself, </text:span><text:span text:style-name="T82">so we could suppose that a is simple. Then, notice that the result is the same for any </text:span><text:span text:style-name="T86">set C</text:span><text:span text:style-name="T82"> </text:span><text:span text:style-name="T84">(</text:span><text:span text:style-name="T83">it’s k</text:span><text:span text:style-name="T84">),</text:span><text:span text:style-name="T83"> </text:span><text:span text:style-name="T84">and </text:span><text:span text:style-name="T83">if </text:span><text:span text:style-name="T86">C</text:span><text:span text:style-name="T83"> was strong then we would have to find </text:span><text:span text:style-name="T84">a strong b, so </text:span><text:span text:style-name="T85">finding a strong b shouldn’t be any harder than finding a b for just </text:span><text:span text:style-name="T91">the </text:span><text:span text:style-name="T86">given </text:span><text:span text:style-name="T85">6 c’s. </text:span><text:span text:style-name="T86">These ideas lead us to the:</text:span></text:p>
      <text:p text:style-name="P3"><text:span text:style-name="T86"><text:tab/></text:span><text:span text:style-name="T170">Preposition</text:span><text:span text:style-name="T164"> 1.</text:span><text:span text:style-name="T86"> For any tame and polynomial in size set S, </text:span><text:span text:style-name="T103">the </text:span><text:span text:style-name="T86">problems </text:span><text:span text:style-name="T173">“for given a and set C, construct b and words for C”</text:span><text:span text:style-name="T86"> </text:span><text:span text:style-name="T88">(</text:span><text:span text:style-name="T89">the 1</text:span><text:span text:style-name="T292">st</text:span><text:span text:style-name="T88"> </text:span><text:span text:style-name="T96">one)</text:span><text:span text:style-name="T88"> </text:span><text:span text:style-name="T86">and </text:span><text:span text:style-name="T173">“for given </text:span><text:span text:style-name="T174">simple </text:span><text:span text:style-name="T173">a, construct a (strong) b and words for S”</text:span><text:span text:style-name="T86"> </text:span><text:span text:style-name="T88">(</text:span><text:span text:style-name="T89">the 2</text:span><text:span text:style-name="T292">nd</text:span><text:span text:style-name="T88"> </text:span><text:span text:style-name="T96">one)</text:span><text:span text:style-name="T88"> </text:span><text:span text:style-name="T86">are equivalent.</text:span></text:p>
      <text:p text:style-name="P7"><text:span text:style-name="T86"><text:tab/></text:span><text:span text:style-name="T165">Proof.</text:span><text:span text:style-name="T87"> </text:span><text:span text:style-name="T90">Let p(n), q(n), s(n) and u(n) be </text:span><text:span text:style-name="T108">the </text:span><text:span text:style-name="T90">complexities for solving the 1</text:span><text:span text:style-name="T293">st</text:span><text:span text:style-name="T90"> </text:span><text:span text:style-name="T108">problem</text:span><text:span text:style-name="T90">, 2</text:span><text:span text:style-name="T293">nd</text:span><text:span text:style-name="T90"> </text:span><text:span text:style-name="T108">problem</text:span><text:span text:style-name="T90">, size of S and using S, accordingly. s(n) and u(n) are polynomial since S is tame. </text:span><text:span text:style-name="T88">(2)=&gt;(1): Let a and C be given. Solve the second problem for input (a) </text:span><text:span text:style-name="T92">in q(n)</text:span><text:span text:style-name="T88">. </text:span><text:span text:style-name="T92">Using the usage algorithm of S, construct words for C. Since words for S are O(q(n)), constructing words for C takes O(u(n)*q(n)*size(C)) time. Since size(C)≤6=const, this is just O(u(n)*q(n)). (</text:span><text:span text:style-name="T95">q(n)+</text:span><text:span text:style-name="T92">u(n)*q(n))/q(n) = </text:span><text:span text:style-name="T95">1+</text:span><text:span text:style-name="T92">u(n) is polynomial, hence we are done. (1)=&gt;(2): Let t and r be two permutations, the first of which being the transposition (1↔2) and the second being a rotation (1→2→...→n→1). Set {t,r} is tame because with t and r we can easily imitate bubble sort and reach any permutation. Let a be given. </text:span><text:span text:style-name="T93">Let a</text:span><text:span text:style-name="T294">k</text:span><text:span text:style-name="T93"> be simple.</text:span><text:span text:style-name="T92"> Solve the first problem for input (a</text:span><text:span text:style-name="T294">k</text:span><text:span text:style-name="T92">,C={t,r}) </text:span><text:span text:style-name="T93">in </text:span><text:span text:style-name="T94">p(n). </text:span><text:span text:style-name="T95">By imitating bubble sort (in O(n²)) construct words for S. Word lengths for C </text:span><text:span text:style-name="T144">are</text:span><text:span text:style-name="T95"> p(n), so constructing words for S takes O(n²*p(n)*s(n)) time. (</text:span><text:span text:style-name="T96">p(n)+</text:span><text:span text:style-name="T95">n²*p(n)*s(n))/p(n) = </text:span><text:span text:style-name="T96">1+</text:span><text:span text:style-name="T95">s(n)*n² is polynomial. Words </text:span><text:span text:style-name="T145">in</text:span><text:span text:style-name="T95"> </text:span><text:span text:style-name="T98">{</text:span><text:span text:style-name="T95">a</text:span><text:span text:style-name="T295">k</text:span><text:span text:style-name="T95">,b</text:span><text:span text:style-name="T98">}</text:span><text:span text:style-name="T95"> are </text:span><text:span text:style-name="T97">also words</text:span><text:span text:style-name="T95"> </text:span><text:span text:style-name="T145">in </text:span><text:span text:style-name="T98">{</text:span><text:span text:style-name="T95">a,b</text:span><text:span text:style-name="T98">},</text:span><text:span text:style-name="T95"> so the result is valid. QED.</text:span></text:p>
      <text:p text:style-name="P7"><text:span text:style-name="T95"><text:tab/></text:span><text:span text:style-name="T168">Corollary 1. </text:span><text:span text:style-name="T104">The choice of S is irrelevant since they are all equivalent to each other through the first problem, which doesn’t depend on S.</text:span></text:p>
      <text:p text:style-name="P8"><text:span text:style-name="T95"><text:tab/></text:span><text:span text:style-name="T122">Now we have freedom to choose S</text:span><text:span text:style-name="T99">. There are two priorities: to make it tame and to make it easily </text:span><text:span text:style-name="T120">reachable</text:span><text:span text:style-name="T99"> from {a,b}. For the first priority, notice that every permutation is straight-forwardly factored into transpositions and also that many known simple sorting algorithms (bubble sort, heap sort, shell sort, etc.) mainly consist of transpositions. This spoils that a transposition is very basic and useful in S, </text:span><text:span text:style-name="T119">so</text:span><text:span text:style-name="T99"> </text:span><text:span text:style-name="T119">l</text:span><text:span text:style-name="T99">et’s </text:span><text:span text:style-name="T118">decide</text:span><text:span text:style-name="T99"> that S contains one transposition. Notice that there aren’t many transpositions and that they make the smallest </text:span><text:span text:style-name="T121">nontrivial </text:span><text:span text:style-name="T99">conjugacy class; call it T. </text:span><text:span text:style-name="T100">Having a class </text:span><text:soft-page-break/><text:span text:style-name="T100">with </text:span><text:span text:style-name="T182">few</text:span><text:span text:style-name="T100"> elements means that there are </text:span><text:span text:style-name="T183">many</text:span><text:span text:style-name="T100"> automorphisms per element pair. For any two transpositions x(</text:span><text:span text:style-name="T187">α↔β) </text:span><text:span text:style-name="T100">and y(</text:span><text:span text:style-name="T187">γ↔δ) </text:span><text:span text:style-name="T100">there are exactly order(S</text:span><text:span text:style-name="T36">n</text:span><text:span text:style-name="T100">)/size(T) permutations u such that x=u’yu. Perhaps, it is easier to construct a word for </text:span><text:span text:style-name="T101">some</text:span><text:span text:style-name="T100"> u than a word for one exact permutation. </text:span><text:span text:style-name="T101">So, </text:span><text:span text:style-name="T117">having one transposition</text:span><text:span text:style-name="T101"> help</text:span><text:span text:style-name="T117">s</text:span><text:span text:style-name="T101"> us construct other transpositions and T is </text:span><text:span text:style-name="T117">a tame set</text:span><text:span text:style-name="T100">. </text:span><text:span text:style-name="T123">There goes the other priority.</text:span><text:span text:style-name="T100"> </text:span><text:span text:style-name="T101">It is easy to see and show that a condition for u is to map the set {</text:span><text:span text:style-name="T187">α,β</text:span><text:span text:style-name="T101">} into set {</text:span><text:span text:style-name="T187">γ,δ</text:span><text:span text:style-name="T101">}. The need to follow just two elements leads us to the idea of a graph </text:span><text:span text:style-name="T116">of</text:span><text:span text:style-name="T101"> pairs, “the graph”, </text:span><text:span text:style-name="T109">and </text:span><text:span text:style-name="T143">to </text:span><text:span text:style-name="T109">the next </text:span><text:span text:style-name="T143">preposition</text:span><text:span text:style-name="T101">:</text:span></text:p>
      <text:p text:style-name="P8"><text:span text:style-name="T101"><text:tab/></text:span><text:span text:style-name="T169">Definition.</text:span><text:span text:style-name="T109"> </text:span><text:span text:style-name="T177">For given permutations a and b, “the graph” is a </text:span><text:span text:style-name="T178">directed</text:span><text:span text:style-name="T177"> graph </text:span><text:span text:style-name="T178">on</text:span><text:span text:style-name="T177"> n(n-1)/2 vertices, one for each </text:span><text:span text:style-name="T178">of</text:span><text:span text:style-name="T177"> two-element subset</text:span><text:span text:style-name="T178">s</text:span><text:span text:style-name="T177"> of the set {1,…,n}. </text:span><text:span text:style-name="T178">For each such subset K, out of the vertex labeled with K go two arcs, labeled with “a” and “b”, which end in vertices labeled with a(K) and b(K), correspondingly.</text:span><text:span text:style-name="T179"> This graph has O(n²) vertices and O(n²) arcs.</text:span></text:p>
      <text:p text:style-name="P8"><text:span text:style-name="T110"><text:tab/></text:span><text:span text:style-name="T125">It is easy to see that there is a path from subset A to subset B in the graph if and only if there is a permutation in (a,b) that maps A to B. To form the word from the path, write down the arc labels as they appear in the path, but in reversed order. And to form the path from the word, read letters from right to left and follow the arcs with these labels, like in automat</text:span><text:span text:style-name="T115">on</text:span><text:span text:style-name="T125">s (</text:span><text:a xlink:type="simple" xlink:href="http://en.wikipedia.org/wiki/Automata_theory" text:style-name="Internet_20_link" text:visited-style-name="Visited_20_Internet_20_Link">en.wikipedia.org/wiki/Automata_theory</text:a><text:span text:style-name="T125">).</text:span></text:p>
      <text:p text:style-name="P8"><text:span text:style-name="T101"><text:tab/></text:span><text:span text:style-name="T170">Preposition</text:span><text:span text:style-name="T166"> 2.</text:span><text:span text:style-name="T101"> </text:span><text:span text:style-name="T102">For any tame and polynomial in size S, </text:span><text:span text:style-name="T103">the </text:span><text:span text:style-name="T102">problems </text:span><text:span text:style-name="T175">“</text:span><text:span text:style-name="T176">f</text:span><text:span text:style-name="T175">or given simple a, construct a (strong) b and words for S”</text:span><text:span text:style-name="T102"> and </text:span><text:span text:style-name="T175">“</text:span><text:span text:style-name="T176">f</text:span><text:span text:style-name="T175">or given simple a, construct a </text:span><text:span text:style-name="T186">strong</text:span><text:span text:style-name="T175"> b and a word for a transposition”</text:span><text:span text:style-name="T102"> are equivalent.</text:span></text:p>
      <text:p text:style-name="P9"><text:span text:style-name="T102"><text:tab/></text:span><text:span text:style-name="T167">Proof.</text:span><text:span text:style-name="T102"> </text:span><text:span text:style-name="T104">From the Corollary 1, we are free to choose S=T. The case (1)=&gt;(2) is straight forward. </text:span><text:span text:style-name="T107">Remains </text:span><text:span text:style-name="T104">(2)=&gt;(1): </text:span><text:span text:style-name="T105">Let p(n) be </text:span><text:span text:style-name="T108">the</text:span><text:span text:style-name="T105"> complexity for solving the second problem. Let a be given. Solve the second problem for input (a) in p(n) and get </text:span><text:span text:style-name="T106">a</text:span><text:span text:style-name="T105"> strong b and a word for transposition t. </text:span><text:span text:style-name="T110">Now build “the graph” for that a and b. </text:span><text:span text:style-name="T111">Since b is strong, there is a word that maps the set {</text:span><text:span text:style-name="T188">α,β</text:span><text:span text:style-name="T111">} into set {</text:span><text:span text:style-name="T188">γ,δ</text:span><text:span text:style-name="T111">} for any </text:span><text:span text:style-name="T188">α, β</text:span><text:span text:style-name="T111">, </text:span><text:span text:style-name="T188">γ </text:span><text:span text:style-name="T111">and </text:span><text:span text:style-name="T188">δ, </text:span><text:span text:style-name="T111">hence the graph is strongly connected. </text:span><text:span text:style-name="T112">Let t </text:span><text:span text:style-name="T113">swaps</text:span><text:span text:style-name="T190"> α </text:span><text:span text:style-name="T114">and</text:span><text:span text:style-name="T113"> </text:span><text:span text:style-name="T190">β</text:span><text:span text:style-name="T112">. </text:span><text:span text:style-name="T113">For every {</text:span><text:span text:style-name="T190">γ,δ</text:span><text:span text:style-name="T113">}, find </text:span><text:span text:style-name="T115">some shortest </text:span><text:span text:style-name="T113">path from </text:span><text:span text:style-name="T112">{</text:span><text:span text:style-name="T189">α,β</text:span><text:span text:style-name="T112">} </text:span><text:span text:style-name="T113">to {</text:span><text:span text:style-name="T190">γ,δ</text:span><text:span text:style-name="T113">} and read the word for a permutation u’ which maps </text:span><text:span text:style-name="T112">{</text:span><text:span text:style-name="T189">α,β</text:span><text:span text:style-name="T112">} </text:span><text:span text:style-name="T113">into {</text:span><text:span text:style-name="T190">γ,δ</text:span><text:span text:style-name="T113">}, and the word for u. </text:span><text:span text:style-name="T114">Now, u’tu is the transposition that swaps </text:span><text:span text:style-name="T190">γ </text:span><text:span text:style-name="T114">and </text:span><text:span text:style-name="T190">δ. </text:span><text:span text:style-name="T115">The lengths of shortest paths is shorter the size of the graph, hence they are all O(n²). Because the length of the word for t is O(p(n)), the lengths of the words </text:span><text:span text:style-name="T126">for</text:span><text:span text:style-name="T115"> other transpositions are all O(n²+p(n)). Finding all these shortest paths can be done in O(n</text:span><text:span text:style-name="T296">4</text:span><text:span text:style-name="T115">) </text:span><text:span text:style-name="T127">using BFS</text:span><text:span text:style-name="T115">. So the time complexity is O(p(n)+n</text:span><text:span text:style-name="T296">4</text:span><text:span text:style-name="T115">). (p(n)+n</text:span><text:span text:style-name="T296">4</text:span><text:span text:style-name="T115">)/p(n)=O(n</text:span><text:span text:style-name="T296">4</text:span><text:span text:style-name="T115">) is polynomial. QED.</text:span></text:p>
      <text:p text:style-name="P9"><text:span text:style-name="T115"><text:tab/></text:span><text:span text:style-name="T123">We will solve the lat</text:span><text:span text:style-name="T144">t</text:span><text:span text:style-name="T123">er problem.</text:span><text:span text:style-name="T128"> Before asking ourselves how to </text:span><text:span text:style-name="T131">buil</text:span><text:span text:style-name="T123">d a transposition</text:span><text:span text:style-name="T128"> </text:span><text:span text:style-name="T131">with </text:span><text:span text:style-name="T181">two</text:span><text:span text:style-name="T131"> elements</text:span><text:span text:style-name="T128">, let’s see when and how a </text:span><text:span text:style-name="T180">single</text:span><text:span text:style-name="T128"> element x generates a transposition. </text:span><text:span text:style-name="T121">T is one simple class, so we know that the condition for x is to have only odd cycles, except one of size 2. Among all the permutations they make a share of at least 1/2n.</text:span><text:span text:style-name="T129"> </text:span><text:span text:style-name="T132">From {a,b}, i</text:span><text:span text:style-name="T131">t is sufficient to reach any of them. </text:span><text:span text:style-name="T130">Very likely, we can</text:span><text:span text:style-name="T132"> </text:span><text:span text:style-name="T130">choose some </text:span><text:span text:style-name="T133">already</text:span><text:span text:style-name="T130"> strong b from these, </text:span><text:span text:style-name="T132">since the share is big.</text:span><text:span text:style-name="T131"> </text:span><text:span text:style-name="T132">Then, a transposition would be simply a power of b. </text:span><text:span text:style-name="T133">Shortly a</text:span><text:span text:style-name="T132">ssuming even that the share of strong b’s among these candidates is big, we don’t need to know how to construct one explicitly. It is enough to keep picking them randomly until we find a strong one. But how do we know if b is strong? For this, remember the graph.</text:span></text:p>
      <text:p text:style-name="P9"><text:span text:style-name="T132"><text:tab/></text:span><text:span text:style-name="T170">Preposition</text:span><text:span text:style-name="T171"> 3.</text:span><text:span text:style-name="T132"> Under the condition that (a,b) contains a transposition, b is strong if and only if the graph of a and b is strongly connected.</text:span></text:p>
      <text:p text:style-name="P9"><text:span text:style-name="T132"><text:tab/></text:span><text:span text:style-name="T171">Proof.</text:span><text:span text:style-name="T132"> </text:span><text:span text:style-name="T133">The “only if” part</text:span><text:span text:style-name="T132"> is proved as </text:span><text:span text:style-name="T133">a </text:span><text:span text:style-name="T132">part of proof for the previous </text:span><text:span text:style-name="T124">preposition</text:span><text:span text:style-name="T132">. </text:span><text:span text:style-name="T133">That proof also proves that if the graph is strongly connected and we have an initial transposition then we can construct all transpositions. The set of all transpositions is strong and we are done.</text:span></text:p>
      <text:p text:style-name="P9"><text:span text:style-name="T133"><text:tab/></text:span><text:span text:style-name="T124">So, to check if b is strong, we’ll just construct the graph and check if it’s strongly connected. To convince ourselves that there is indeed a big share of strong b’s, from each of simple classes pick one permutation to be a and test the method; there is about 2000 simple classes up to n=52. It turns out that the assumption was true whenever n≠4 and a≠e </text:span><text:span text:style-name="T142">and b was almost always strong</text:span><text:span text:style-name="T124">. </text:span><text:span text:style-name="T136">Th</text:span><text:span text:style-name="T146">is case</text:span><text:span text:style-name="T136"> can be solved in O(n²</text:span><text:span text:style-name="T146">k</text:span><text:span text:style-name="T136">) </text:span><text:span text:style-name="T146">expected </text:span><text:span text:style-name="T136">time and </text:span><text:span text:style-name="T146">O(n</text:span><text:span text:style-name="T291">²</text:span><text:span text:style-name="T146">k) </text:span><text:span text:style-name="T136">space.</text:span></text:p>
      <text:p text:style-name="P12"/>
      <text:p text:style-name="P10"><text:span text:style-name="T124"><text:tab/></text:span><text:span text:style-name="T243">If a=e, then (a,b)=(b). A single element always generates a cyclic group. Say, b generates a group of order </text:span><text:span text:style-name="T244">m</text:span><text:span text:style-name="T243">. Any transposition has order 2, so if a transposition is in the group, it must be </text:span><text:soft-page-break/><text:span text:style-name="T243">equal to b^(</text:span><text:span text:style-name="T244">m</text:span><text:span text:style-name="T243">/2). This means there can’t be more than 1 transpositions generated by b. So, if there are two of them among c’s, then we certainly can’t generate all c’s. </text:span><text:span text:style-name="T245">W</text:span><text:span text:style-name="T243">e must use a different approach, </text:span><text:span text:style-name="T246">without the MA from the previous case</text:span><text:span text:style-name="T243">.</text:span></text:p>
      <text:p text:style-name="P10"><text:span text:style-name="T313"><text:tab/></text:span><text:span text:style-name="T309">Recursive reduction to case k=2:</text:span><text:span text:style-name="T313"> </text:span><text:span text:style-name="T314">Let C be the set of all c’s and let S be a proper subset of C. If </text:span><text:span text:style-name="T315">there is some b which</text:span><text:span text:style-name="T314"> generates whole S, then S generates a subgroup of (b), which is th</text:span><text:span text:style-name="T316">us</text:span><text:span text:style-name="T314"> cyclic too. </text:span><text:span text:style-name="T317">From the other side, if S generates a cyclic group, then it can be generated by a single element. If we set b to be such a generator, then b generates whole S again. Thus we’ve shown the first equivalence. </text:span><text:span text:style-name="T318">We’ll be checking whether S generates a cyclic group and we’ll find one </text:span><text:span text:style-name="T319">of </text:span><text:span text:style-name="T318">its generator</text:span><text:span text:style-name="T319">s</text:span><text:span text:style-name="T318"> if it does. </text:span><text:span text:style-name="T320">Assume this whole action under the </text:span><text:span text:style-name="T321">phrase</text:span><text:span text:style-name="T320"> </text:span><text:span text:style-name="T329">“checking a set”</text:span><text:span text:style-name="T322">. </text:span><text:span text:style-name="T323">So how do we check a set? Suppose that {c</text:span><text:span text:style-name="T40">1</text:span><text:span text:style-name="T323">,c</text:span><text:span text:style-name="T40">2</text:span><text:span text:style-name="T323">,…,c</text:span><text:span text:style-name="T40">t</text:span><text:span text:style-name="T323">} generates a cyclic group, i.e. </text:span><text:span text:style-name="T324">G:=</text:span><text:span text:style-name="T323">(c</text:span><text:span text:style-name="T40">1</text:span><text:span text:style-name="T323">,c</text:span><text:span text:style-name="T40">2</text:span><text:span text:style-name="T323">,…,c</text:span><text:span text:style-name="T40">t</text:span><text:span text:style-name="T323">) is cyclic. </text:span><text:span text:style-name="T324">Then, H:=(c</text:span><text:span text:style-name="T41">1</text:span><text:span text:style-name="T324">,c</text:span><text:span text:style-name="T41">2</text:span><text:span text:style-name="T324">,…,c</text:span><text:span text:style-name="T41">t-1</text:span><text:span text:style-name="T324">), as a subgroup of G, must be cyclic too, so let H be generated by some element h. Then (h,c</text:span><text:span text:style-name="T42">t</text:span><text:span text:style-name="T324">)=(c</text:span><text:span text:style-name="T41">1</text:span><text:span text:style-name="T324">,c</text:span><text:span text:style-name="T41">2</text:span><text:span text:style-name="T324">,…,c</text:span><text:span text:style-name="T42">t</text:span><text:span text:style-name="T324">), so (h,c</text:span><text:span text:style-name="T41">t</text:span><text:span text:style-name="T324">) is cyclic. From the other side, if H and (h,c</text:span><text:span text:style-name="T41">t</text:span><text:span text:style-name="T324">) are both cyclic, then G is cyclic again. We’ve shown the second equivalence. Now we can recursively check G by firstly checking H and then checking {h,c</text:span><text:span text:style-name="T41">t</text:span><text:span text:style-name="T324">}. We can begin the recursion with the set {c</text:span><text:span text:style-name="T41">1</text:span><text:span text:style-name="T324">} </text:span><text:span text:style-name="T325">which needn’t be checked</text:span><text:span text:style-name="T324">. </text:span><text:span text:style-name="T326">Now we just have to know how to check a set with 2 elements.</text:span></text:p>
      <text:p text:style-name="P10"><text:span text:style-name="T313"><text:tab/></text:span><text:span text:style-name="T310">The </text:span><text:span text:style-name="T311">main</text:span><text:span text:style-name="T312"> equivalence</text:span><text:span text:style-name="T309">:</text:span><text:span text:style-name="T313"> </text:span><text:span text:style-name="T327">Suppose that (x,y) is cyclic, generated by some element g </text:span><text:span text:style-name="T328">and has order m</text:span><text:span text:style-name="T327">. Since cyclic groups are Abelian, x and y must commute. This means that g can be written </text:span><text:span text:style-name="T328">as </text:span><text:span text:style-name="T271">x</text:span><text:span text:style-name="T302">α</text:span><text:span text:style-name="T271">y</text:span><text:span text:style-name="T302">β</text:span><text:span text:style-name="T271">, so there is an element of the form x</text:span><text:span text:style-name="T302">α</text:span><text:span text:style-name="T271">y</text:span><text:span text:style-name="T302">β</text:span><text:span text:style-name="T271"> with order m. From the other side, if there is an element of the form x</text:span><text:span text:style-name="T302">α</text:span><text:span text:style-name="T271">y</text:span><text:span text:style-name="T302">β</text:span><text:span text:style-name="T271"> with order m, call it g, then g must generate whole group (x,y) </text:span><text:span text:style-name="T272">since it is </text:span><text:span text:style-name="T273">its element</text:span><text:span text:style-name="T272"> and has the same order </text:span><text:span text:style-name="T274">as the </text:span><text:span text:style-name="T275">whole</text:span><text:span text:style-name="T274"> group, </text:span><text:span text:style-name="T276">so (x,y) </text:span><text:span text:style-name="T277">must be</text:span><text:span text:style-name="T276"> cyclic</text:span><text:span text:style-name="T271">. </text:span><text:span text:style-name="T275">This shows the third equivalence. </text:span><text:span text:style-name="T278">To check whether (x,y) is cyclic, we’ll check whether x and y commute and then, under the assumption that (x,y) is cyclic, calculate m and some </text:span><text:span text:style-name="T281">α</text:span><text:span text:style-name="T278"> and </text:span><text:span text:style-name="T281">β </text:span><text:span text:style-name="T278">for which g=</text:span><text:span text:style-name="T271">x</text:span><text:span text:style-name="T302">α</text:span><text:span text:style-name="T271">y</text:span><text:span text:style-name="T302">β</text:span><text:span text:style-name="T278"> should have order m. Then we’ll check whether the order of g really is </text:span><text:span text:style-name="T279">equal to </text:span><text:span text:style-name="T278">m. </text:span><text:span text:style-name="T280">So how do we choose </text:span><text:span text:style-name="T281">α</text:span><text:span text:style-name="T278"> and </text:span><text:span text:style-name="T281">β?</text:span></text:p>
      <text:p text:style-name="P10"><text:span text:style-name="T251"><text:tab/></text:span><text:span text:style-name="T267">A randomized </text:span><text:span text:style-name="T268">approach</text:span><text:span text:style-name="T267">:</text:span><text:span text:style-name="T252"> </text:span><text:span text:style-name="T266">In a cyclic group of</text:span><text:span text:style-name="T253"> order m, exactly </text:span><text:span text:style-name="T269">φ</text:span><text:span text:style-name="T253">(m) elements are </text:span><text:span text:style-name="T266">its</text:span><text:span text:style-name="T253"> generators. So, a random element of </text:span><text:span text:style-name="T266">cyclic</text:span><text:span text:style-name="T253"> (x,y) is its generator with the probability of </text:span><text:span text:style-name="T269">φ</text:span><text:span text:style-name="T253">(m)/m which is</text:span><text:span text:style-name="T269"> Ω(</text:span><text:span text:style-name="T253">1/l</text:span><text:span text:style-name="T254">oglog(</text:span><text:span text:style-name="T253">m</text:span><text:span text:style-name="T254">)</text:span><text:span text:style-name="T255">)</text:span><text:span text:style-name="T253"> </text:span><text:span text:style-name="T255">(</text:span><text:a xlink:type="simple" xlink:href="http://en.wikipedia.org/wiki/Euler's_totient_function#Growth_rate" text:style-name="Internet_20_link" text:visited-style-name="Visited_20_Internet_20_Link"><text:span text:style-name="T256">en.wikipedia.org/wiki/Euler's_totient_function#Growth_rate</text:span></text:a><text:span text:style-name="T254">). </text:span><text:span text:style-name="T257">Element</text:span><text:span text:style-name="T254"> </text:span><text:span text:style-name="T258">x</text:span><text:span text:style-name="T303">α</text:span><text:span text:style-name="T258">y</text:span><text:span text:style-name="T303">β</text:span><text:span text:style-name="T258"> </text:span><text:span text:style-name="T257">is uniformly random across the group if we pick </text:span><text:span text:style-name="T270">α</text:span><text:span text:style-name="T259"> and </text:span><text:span text:style-name="T270">β </text:span><text:span text:style-name="T260">randomly </text:span><text:span text:style-name="T257">from the set </text:span><text:span text:style-name="T261">{</text:span><text:span text:style-name="T257">1..m</text:span><text:span text:style-name="T261">}</text:span><text:span text:style-name="T262">,</text:span><text:span text:style-name="T257"> with uniform probability. </text:span><text:span text:style-name="T261">By picking loglog(m)log(n)=O((logn)</text:span><text:span text:style-name="T282">²</text:span><text:span text:style-name="T261">) random elements and checking their orders, we can either prove that (x,y) is cyclic or </text:span><text:span text:style-name="T263">claim that it is not </text:span><text:span text:style-name="T256">cyclic</text:span><text:span text:style-name="T263"> with the probability </text:span><text:span text:style-name="T264">of </text:span><text:span text:style-name="T263">(n-1)/n. </text:span><text:span text:style-name="T256">This is </text:span><text:span text:style-name="T265">a nice</text:span><text:span text:style-name="T256"> example of a probabilistic test.</text:span></text:p>
      <text:p text:style-name="P19"><text:span text:style-name="T134"><text:tab/></text:span><text:span text:style-name="T172">A deterministic approach:</text:span><text:span text:style-name="T135"> </text:span><text:span text:style-name="T137">Let m, m</text:span><text:span text:style-name="T37">x</text:span><text:span text:style-name="T137">, m</text:span><text:span text:style-name="T37">y</text:span><text:span text:style-name="T137">, d</text:span><text:span text:style-name="T37">1</text:span><text:span text:style-name="T137"> </text:span><text:span text:style-name="T139">and</text:span><text:span text:style-name="T137"> d</text:span><text:span text:style-name="T37">2</text:span><text:span text:style-name="T137"> be: order of (x,y), order of (x), order of (y), m/m</text:span><text:span text:style-name="T37">x</text:span><text:span text:style-name="T137"> </text:span><text:span text:style-name="T138">and</text:span><text:span text:style-name="T137"> m/m</text:span><text:span text:style-name="T37">y</text:span><text:span text:style-name="T137"> accordingly. </text:span><text:span text:style-name="T138">For some generator g of (x,y), let x=g</text:span><text:span text:style-name="T297">a</text:span><text:span text:style-name="T138"> and y=g</text:span><text:span text:style-name="T297">b</text:span><text:span text:style-name="T138">. Then we know that m=gcm(m</text:span><text:span text:style-name="T38">x</text:span><text:span text:style-name="T138">,m</text:span><text:span text:style-name="T38">y</text:span><text:span text:style-name="T138">), gcd(d</text:span><text:span text:style-name="T38">1</text:span><text:span text:style-name="T138">,d</text:span><text:span text:style-name="T38">2</text:span><text:span text:style-name="T138">)=1, gcd(a,m)=d</text:span><text:span text:style-name="T38">1</text:span><text:span text:style-name="T138"> and gcd(b,m)=d</text:span><text:span text:style-name="T38">2</text:span><text:span text:style-name="T138">, and that g</text:span><text:span text:style-name="T297">k</text:span><text:span text:style-name="T138"> is a generator of (x,y) if and only if gcd(k,m)=1. </text:span><text:span text:style-name="T163">Everything follows quickly from the </text:span><text:span text:style-name="T184">foundamental theorem of</text:span><text:span text:style-name="T185"> </text:span><text:span text:style-name="T184">cyclic groups</text:span><text:span text:style-name="T163">. </text:span><text:span text:style-name="T138">We want to find some </text:span><text:span text:style-name="T191">α</text:span><text:span text:style-name="T138"> and </text:span><text:span text:style-name="T191">β </text:span><text:span text:style-name="T138">so that gcd(</text:span><text:span text:style-name="T191">α</text:span><text:span text:style-name="T138">a+</text:span><text:span text:style-name="T191">β</text:span><text:span text:style-name="T138">b,</text:span><text:span text:style-name="T154">m</text:span><text:span text:style-name="T138">)=1. If this gcd was not 1, then there is some prime factor p of </text:span><text:span text:style-name="T154">m</text:span><text:span text:style-name="T138"> which divides </text:span><text:span text:style-name="T191">α</text:span><text:span text:style-name="T138">a+</text:span><text:span text:style-name="T191">β</text:span><text:span text:style-name="T138">b. </text:span><text:span text:style-name="T139">A number z divides x+y</text:span><text:span text:style-name="T138"> </text:span><text:span text:style-name="T139">only if it divides both or neither of </text:span><text:span text:style-name="T140">x and y</text:span><text:span text:style-name="T139">. If it divides exactly one of them, then it can’t divide their sum</text:span><text:span text:style-name="T138">. </text:span><text:span text:style-name="T140">We’ll make sure that every prime factor of </text:span><text:span text:style-name="T154">m</text:span><text:span text:style-name="T140"> divides exactly one of </text:span><text:span text:style-name="T191">α</text:span><text:span text:style-name="T138">a </text:span><text:span text:style-name="T140">and </text:span><text:span text:style-name="T191">β</text:span><text:span text:style-name="T138">b. </text:span><text:span text:style-name="T140">Find a divisor t of </text:span><text:span text:style-name="T154">m</text:span><text:span text:style-name="T140"> which has exactly those prime factors of </text:span><text:span text:style-name="T154">m</text:span><text:span text:style-name="T140"> which don’t divide d</text:span><text:span text:style-name="T39">1</text:span><text:span text:style-name="T140">d</text:span><text:span text:style-name="T39">2</text:span><text:span text:style-name="T140"> and set </text:span><text:span text:style-name="T192">α</text:span><text:span text:style-name="T140">=1 and</text:span><text:span text:style-name="T192"> β</text:span><text:span text:style-name="T140">=t. Now every prime factor of </text:span><text:span text:style-name="T154">m</text:span><text:span text:style-name="T140"> will divide exactly one of d</text:span><text:span text:style-name="T39">1</text:span><text:span text:style-name="T140">, d</text:span><text:span text:style-name="T39">2</text:span><text:span text:style-name="T140"> and t, so either a or tb and it can’t divide </text:span><text:span text:style-name="T138">a+</text:span><text:span text:style-name="T140">t</text:span><text:span text:style-name="T138">b. </text:span><text:span text:style-name="T140">Now </text:span><text:span text:style-name="T141">the order of </text:span><text:span text:style-name="T140">xy</text:span><text:span text:style-name="T298">t</text:span><text:span text:style-name="T140">.</text:span></text:p>
      <text:p text:style-name="P21"><text:span text:style-name="T140"><text:tab/></text:span><text:span text:style-name="T146">This case can be solved in O(</text:span><text:span text:style-name="T151">2</text:span><text:span text:style-name="T299">k</text:span><text:span text:style-name="T151">n</text:span><text:span text:style-name="T147">) time and </text:span><text:span text:style-name="T146">O(</text:span><text:span text:style-name="T151">2</text:span><text:span text:style-name="T299">k</text:span><text:span text:style-name="T151">n</text:span><text:span text:style-name="T152">) </text:span><text:span text:style-name="T147">memory </text:span><text:span text:style-name="T158">using a natural dynamic-programming approach. </text:span><text:span text:style-name="T159">Finally, when we have a generator for (S), </text:span><text:span text:style-name="T160">we</text:span><text:span text:style-name="T159"> find discrete logarithms of elements of S in base b. </text:span><text:span text:style-name="T160">This can be calculated in O(n) per permutation from S.</text:span></text:p>
      <text:p text:style-name="P12"/>
      <text:p text:style-name="P5">3) Implementation details</text:p>
      <text:p text:style-name="P18"><text:span text:style-name="T14"/></text:p>
      <text:p text:style-name="P18"><text:span text:style-name="T18"><text:tab/></text:span><text:span text:style-name="T20">For the construction of</text:span><text:span text:style-name="T19"> </text:span><text:span text:style-name="T18">b </text:span><text:span text:style-name="T19">and a word for a transposition </text:span><text:span text:style-name="T20">t follow this</text:span><text:span text:style-name="T18">. </text:span><text:span text:style-name="T19">If a is a transposition, set b to have one big cycle in which the numbers swaped in a are adjacent, and t=a. Otherwise, make it have one cycle of length 2 that passes through differenct cycles of a (if there are more than 1) and one (if n is odd) or two (if n is even) random odd cycles that pass through all of the rest </text:span><text:soft-page-break/><text:span text:style-name="T19">numbers. Then t is b^(order(b)/2). </text:span><text:span text:style-name="T20">You can pick the cycles randomly by firstly constructing one canonical permutation with these cycles and then pick a random conjugate of it.</text:span></text:p>
      <text:p text:style-name="P18"><text:span text:style-name="T20"><text:tab/>To find the shortest word that maps </text:span><text:span text:style-name="T21">a pair x to pair y, you can use “the graph”. Notice that edges labeled with one letter form cycles in “the graph”, since the extensions of a and b are bijective. The length of a word is the number of times the associated path has changed the cycle. To track that number, build another graph, the “big graph” that has those cycles as vertices and vertices of “the graph” that connect them as edges. Every edge </text:span><text:span text:style-name="T22">of “the graph” is in exactly one cycle and every vertex of “the graph” is in exactly two cycles, so the “big graph” has O(n</text:span><text:span text:style-name="T335">²</text:span><text:span text:style-name="T22">) vertices and edges. Build two BFS trees on the “big graph”, rooted at cycles that contain x. Now for y, pick the shorter of the paths that connect y to x and read the word from it. Call the word w. Now, wtw’ is a word for transposition that swaps the elements of y, if we set x to be the pair swapped by t. </text:span><text:span text:style-name="T23">Don’t precompute the shortest paths, find them when you need them, </text:span><text:span text:style-name="T24">precompute just the tree. If the tree is not spanning, then b is not strong, so you need to pick it again.</text:span></text:p>
      <text:p text:style-name="P24"><text:span text:style-name="T22"><text:tab/>To find a word for </text:span><text:span text:style-name="T23">c</text:span><text:span text:style-name="T34">i</text:span><text:span text:style-name="T67">, firstly factor it into less than n transpositions (</text:span><text:a xlink:type="simple" xlink:href="https://en.wikipedia.org/wiki/Cyclic_permutation#Transpositions" text:style-name="Internet_20_link" text:visited-style-name="Visited_20_Internet_20_Link"><text:span text:style-name="T67">https://en.wikipedia.org/wiki/Cyclic_permutation#Transpositions</text:span></text:a><text:span text:style-name="T67">), then read a word for each of them and then stick them together to get a word for c</text:span><text:span text:style-name="T34">i</text:span><text:span text:style-name="T67">.</text:span></text:p>
      <text:p text:style-name="P24"><text:span text:style-name="T67"><text:tab/></text:span><text:span text:style-name="T70">In “the graph” of one permutation x, </text:span><text:span text:style-name="T71">which contains some two cycles (in x) of lengths u and v, the number of cycles (in “the graph”) made of pairs that stand across the two cycles is gcd(u,v). The number of cycles made of pairs that are </text:span><text:span text:style-name="T72">entirely</text:span><text:span text:style-name="T71"> in one cycle of length k is floor(k/2). We get that there are less than n cycles labeled with “b” in “the graph”. The label of vertices in every shortest path in “big graph” alternates between “a” and “b”, so all the shortest paths have O(n) length since there is O(n) vertices labeled with “b”. </text:span><text:span text:style-name="T72">It follows from here that the word for permutations c</text:span><text:span text:style-name="T35">i</text:span><text:span text:style-name="T72"> are O(n</text:span><text:span text:style-name="T290">²</text:span><text:span text:style-name="T241">) </text:span><text:span text:style-name="T242">and the complecity for this case is fully proven.</text:span></text:p>
      <text:p text:style-name="P20"><text:span text:style-name="T67"><text:tab/></text:span><text:span text:style-name="T68">To find a divisor of </text:span><text:span text:style-name="T69">m</text:span><text:span text:style-name="T68"> </text:span><text:span text:style-name="T140">which has exactly those prime factors of </text:span><text:span text:style-name="T155">m</text:span><text:span text:style-name="T140"> </text:span><text:span text:style-name="T147">which</text:span><text:span text:style-name="T140"> don’t divide </text:span><text:span text:style-name="T147">a divisor d, </text:span><text:span text:style-name="T149">set y←gcd(</text:span><text:span text:style-name="T155">m</text:span><text:span text:style-name="T149">,d) and x←</text:span><text:span text:style-name="T155">m</text:span><text:span text:style-name="T149">/y and repeat this update</text:span><text:span text:style-name="T148">: </text:span><text:span text:style-name="T149">z←gcd(x,y), x←x/z, y←yz. When z becomes 1, stop updating. The x is the number we want. This </text:span><text:span text:style-name="T155">method </text:span><text:span text:style-name="T149">takes O(log</text:span><text:span text:style-name="T155">m</text:span><text:span text:style-name="T152">loglog</text:span><text:span text:style-name="T155">m</text:span><text:span text:style-name="T149">) time </text:span><text:span text:style-name="T155">in general case, which is also O(nlogn)</text:span><text:span text:style-name="T149">. </text:span><text:span text:style-name="T156">But, in our case, we know that all prime factors of m are less than n, so this can be easily done in O(n/logn), since there is that many prime numbers less than n.</text:span></text:p>
      <text:p text:style-name="P20"><text:span text:style-name="T150"><text:tab/></text:span><text:span text:style-name="T152">To calculate a k</text:span><text:span text:style-name="T300">th</text:span><text:span text:style-name="T152"> power of a permutation, for each number calculate the position in its cycle at which it would end after k steps. </text:span><text:span text:style-name="T153">This</text:span><text:span text:style-name="T152"> can be done in O(n) </text:span><text:span text:style-name="T153">time</text:span><text:span text:style-name="T152">. </text:span><text:span text:style-name="T154">To calculate the order of a permutation, find its cycles in O(n) and calculate the gcm of their lengths in O(n) </text:span><text:span text:style-name="T155">in the following way. For every prime number less than n, keep track of the largest power of it which divides a length of some cycle. For every cycle, run through all of its divisors in linear time and update the list of </text:span><text:span text:style-name="T157">powers of </text:span><text:span text:style-name="T155">prime</text:span><text:span text:style-name="T157">s</text:span><text:span text:style-name="T155">. Then just multiply the prime powers.</text:span></text:p>
      <text:p text:style-name="P23"><text:span text:style-name="T155"><text:tab/></text:span><text:span text:style-name="T161">To calculate the discrete logaritham of a permutation in base x, we could just generate whole (x), there are at most 10</text:span><text:span text:style-name="T301">6</text:span><text:span text:style-name="T161"> elements, but it is O(2</text:span><text:span text:style-name="T301">n/2</text:span><text:span text:style-name="T161">) in general. We can calculate this by solving cycle by cycle of x. Each cycle has to rotate for a number with fixed residue modulo its length. For recursion, suppose that x</text:span><text:span text:style-name="T301">a</text:span><text:span text:style-name="T161"> satisfies the first r cycles, x</text:span><text:span text:style-name="T301">b</text:span><text:span text:style-name="T161"> is the smallest power that neutralizes the first r cycles (b is the gcm of these r length). There must exist a power of x</text:span><text:span text:style-name="T301">b</text:span><text:span text:style-name="T161"> that satisfies the (r+1)</text:span><text:span text:style-name="T301">st</text:span><text:span text:style-name="T161"> cycle, say x</text:span><text:span text:style-name="T301">bc</text:span><text:span text:style-name="T161">, then x</text:span><text:span text:style-name="T301">a+bc</text:span><text:span text:style-name="T161"> satisfies the first r+1 cycles, and gcm(b,length of (r+1)</text:span><text:span text:style-name="T301">st</text:span><text:span text:style-name="T161"> cycle) is the smallest power that neutralizes the first r+1 cycles. </text:span><text:span text:style-name="T162">Always keep just the residues of powers modulo order of x. </text:span><text:span text:style-name="T161">This </text:span><text:span text:style-name="T162">can </text:span><text:span text:style-name="T161">cost O(n) in total.</text:span></text:p>
      <text:p text:style-name="P6"/>
      <text:p text:style-name="P5"><text:span text:style-name="T341">4</text:span>) Comments</text:p>
      <text:p text:style-name="P6"/>
      <text:p text:style-name="P22"><text:span text:style-name="T14"><text:tab/></text:span><text:span text:style-name="T26">Here I will just </text:span><text:span text:style-name="T28">give a comment to </text:span><text:span text:style-name="T27">support the idea</text:span><text:span text:style-name="T26"> that </text:span><text:span text:style-name="T29">a “random”</text:span><text:span text:style-name="T26"> polynomial in size strong set S is </text:span><text:span text:style-name="T29">probably </text:span><text:span text:style-name="T26">tame. “The graph” of permutations of S must be connected since </text:span><text:span text:style-name="T28">S</text:span><text:span text:style-name="T26"> is strong. “The graph” can be constructed in size(S)*n</text:span><text:span text:style-name="T336">²</text:span><text:span text:style-name="T331"> and has O(n</text:span><text:span text:style-name="T330">⁴)</text:span><text:span text:style-name="T332"> edges. Use </text:span><text:span text:style-name="T333">a </text:span><text:span text:style-name="T332">normal BFS tree with n</text:span><text:span text:style-name="T338">²</text:span><text:span text:style-name="T332"> height. To </text:span><text:span text:style-name="T334">now </text:span><text:span text:style-name="T332">make words for set T (all transpositions), we just miss a word for one transposition. Define K to be the set of all permutations that contain one cycle of length 2 and one cycle of length n-2 (if n is odd) or n-3 (if n is even). </text:span><text:span text:style-name="T333">The set K makes share of 1/(2(n-2)) or 1/(2(n-3)) among all permutations, but more than 1/2n in any case. A random walk on </text:span><text:span text:style-name="T231">Sn, using actions of </text:span><text:soft-page-break/><text:span text:style-name="T231">elements of K as steps, will cross over an element of K every 2n steps, in average. This means </text:span><text:span text:style-name="T232">that, beginning from a random element of S</text:span><text:span text:style-name="T53">n</text:span><text:span text:style-name="T232">,</text:span><text:span text:style-name="T231"> the expected</text:span><text:span text:style-name="T232"> number of steps needed to step on an element of K is </text:span><text:span text:style-name="T239">less than 2n</text:span><text:span text:style-name="T232">. But we are beginning from the neutral. </text:span><text:span text:style-name="T233">The expected sufficient number of random steps to make sure that we are at a sufficiently random element of S</text:span><text:span text:style-name="T54">n</text:span><text:span text:style-name="T233"> should be O(log(n!)) = O(nlogn), </text:span><text:span text:style-name="T236">for a random S</text:span><text:span text:style-name="T233">. This makes the expected total number of steps needed to step on an element of K, beginning from the neutral, is O(nlogn). </text:span><text:span text:style-name="T231">The</text:span><text:span text:style-name="T333"> (n-2)</text:span><text:span text:style-name="T307">th</text:span><text:span text:style-name="T333"> or (n-3)</text:span><text:span text:style-name="T307">th</text:span><text:span text:style-name="T333"> power of an element from K will be a transposition, but it is O(n) in both cases. </text:span><text:span text:style-name="T334">It means that we can find words for all transpositions whose lengths are expected to be O(n</text:span><text:span text:style-name="T339">²</text:span><text:span text:style-name="T334">logn), so the word length for arbitrary permutation should be O(n</text:span><text:span text:style-name="T306">3</text:span><text:span text:style-name="T235">logn)</text:span><text:span text:style-name="T237">, </text:span><text:span text:style-name="T238">so this algorithm is expected to terminate after polynomial time</text:span><text:span text:style-name="T23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8T06:37:42.155000000</meta:creation-date>
    <dc:date>2020-08-10T09:51:55.779000000</dc:date>
    <meta:editing-duration>PT10H18M44S</meta:editing-duration>
    <meta:editing-cycles>142</meta:editing-cycles>
    <meta:generator>LibreOffice/6.4.2.2$Windows_X86_64 LibreOffice_project/4e471d8c02c9c90f512f7f9ead8875b57fcb1ec3</meta:generator>
    <meta:document-statistic meta:table-count="0" meta:image-count="0" meta:object-count="0" meta:page-count="6" meta:paragraph-count="43" meta:word-count="4256" meta:character-count="23179" meta:non-whitespace-character-count="18963"/>
  </office:meta>
</office:document-meta>
</file>